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4"/>
    <style:style style:name="ce6" style:family="table-cell" style:parent-style-name="Default">
      <style:map style:condition="cell-content()&lt;=[$Sheet1.$D$5]" style:apply-style-name="Untitled1" style:base-cell-address="Sheet1.P20"/>
      <style:map style:condition="cell-content()&gt;[$Sheet1.$D$5]" style:apply-style-name="Untitled2" style:base-cell-address="Sheet1.P20"/>
    </style:style>
    <style:style style:name="ce7" style:family="table-cell" style:parent-style-name="Default">
      <style:map style:condition="cell-content()&lt;=[$Sheet1.$D$5]" style:apply-style-name="Untitled1" style:base-cell-address="Sheet2.P20"/>
      <style:map style:condition="cell-content()&gt;[$Sheet1.$D$5]" style:apply-style-name="Untitled2" style:base-cell-address="Sheet2.P20"/>
    </style:style>
    <style:style style:name="ce8" style:family="table-cell" style:parent-style-name="Default">
      <style:map style:condition="cell-content()&gt;[$Sheet2_2.$D$6]" style:apply-style-name="Untitled2" style:base-cell-address="Sheet2_2.O21"/>
      <style:map style:condition="cell-content()&lt;=[$Sheet2_2.$D$6]" style:apply-style-name="Untitled1" style:base-cell-address="Sheet2_2.O21"/>
    </style:style>
    <style:style style:name="ce9" style:family="table-cell" style:parent-style-name="Default">
      <style:map style:condition="cell-content()&lt;=[$Sheet1.$D$5]" style:apply-style-name="Untitled1" style:base-cell-address="Sheet2_2.P21"/>
      <style:map style:condition="cell-content()&gt;[$Sheet1.$D$5]" style:apply-style-name="Untitled2" style:base-cell-address="Sheet2_2.P2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EILING(MIN(POWER([.$D$5];[.$C$5]);[.$E$5]))" office:value-type="float" office:value="4867" calcext:value-type="float">
            <text:p>4867</text:p>
          </table:table-cell>
          <table:table-cell table:formula="of:=FLOOR(MIN(POWER([.$D$5];[.$H$5]);[.$E$5]))" office:value-type="float" office:value="2862" calcext:value-type="float">
            <text:p>2862</text:p>
          </table:table-cell>
          <table:table-cell table:formula="of:=CEILING(MIN(POWER([.$D$5];[.$C$5]);[.$E$5]))" office:value-type="float" office:value="4867" calcext:value-type="float">
            <text:p>4867</text:p>
          </table:table-cell>
          <table:table-cell table:formula="of:=FLOOR(MIN(POWER([.$D$5];[.$H$5]);[.$E$5]))" office:value-type="float" office:value="2862" calcext:value-type="float">
            <text:p>2862</text:p>
          </table:table-cell>
          <table:table-cell table:formula="of:=CEILING(MIN(POWER([.$D$5];[.$C$5]);[.$E$5]))" office:value-type="float" office:value="4867" calcext:value-type="float">
            <text:p>4867</text:p>
          </table:table-cell>
          <table:table-cell table:formula="of:=FLOOR(MIN(POWER([.$D$5];[.$H$5]);[.$E$5]))" office:value-type="float" office:value="2862" calcext:value-type="float">
            <text:p>2862</text:p>
          </table:table-cell>
          <table:table-cell table:formula="of:=CEILING(MIN(POWER([.$D$5];[.$C$5]);[.$E$5]))" office:value-type="float" office:value="4867" calcext:value-type="float">
            <text:p>4867</text:p>
          </table:table-cell>
          <table:table-cell table:formula="of:=FLOOR(MIN(POWER([.$D$5];[.$H$5]);[.$E$5]))" office:value-type="float" office:value="2862" calcext:value-type="float">
            <text:p>2862</text:p>
          </table:table-cell>
          <table:table-cell table:formula="of:=CEILING(MIN(POWER([.$D$5];[.$C$5]);[.$E$5]))" office:value-type="float" office:value="4867" calcext:value-type="float">
            <text:p>4867</text:p>
          </table:table-cell>
          <table:table-cell table:formula="of:=FLOOR(MIN(POWER([.$D$5];[.$H$5]);[.$E$5]))" office:value-type="float" office:value="2862" calcext:value-type="float">
            <text:p>2862</text:p>
          </table:table-cell>
          <table:table-cell table:formula="of:=CEILING(MIN(POWER([.$D$5];[.$C$5]);[.$E$5]))" office:value-type="float" office:value="4867" calcext:value-type="float">
            <text:p>4867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5];CEILING(LOG(([.B1]);[.$D$5]))));[.$E$5])" office:value-type="float" office:value="8272" calcext:value-type="float">
            <text:p>8272</text:p>
          </table:table-cell>
          <table:table-cell table:formula="of:=MIN(FLOOR(POWER([.$D$5];CEILING(LOG(([.C1]);[.$D$5]))));[.$E$5])" office:value-type="float" office:value="2862" calcext:value-type="float">
            <text:p>2862</text:p>
          </table:table-cell>
          <table:table-cell table:formula="of:=MIN(FLOOR(POWER([.$D$5];CEILING(LOG(([.D1]);[.$D$5]))));[.$E$5])" office:value-type="float" office:value="8272" calcext:value-type="float">
            <text:p>8272</text:p>
          </table:table-cell>
          <table:table-cell table:formula="of:=MIN(FLOOR(POWER([.$D$5];CEILING(LOG(([.E1]);[.$D$5]))));[.$E$5])" office:value-type="float" office:value="2862" calcext:value-type="float">
            <text:p>2862</text:p>
          </table:table-cell>
          <table:table-cell table:formula="of:=MIN(FLOOR(POWER([.$D$5];CEILING(LOG(([.F1]);[.$D$5]))));[.$E$5])" office:value-type="float" office:value="8272" calcext:value-type="float">
            <text:p>8272</text:p>
          </table:table-cell>
          <table:table-cell table:formula="of:=MIN(FLOOR(POWER([.$D$5];CEILING(LOG(([.G1]);[.$D$5]))));[.$E$5])" office:value-type="float" office:value="2862" calcext:value-type="float">
            <text:p>2862</text:p>
          </table:table-cell>
          <table:table-cell table:formula="of:=MIN(FLOOR(POWER([.$D$5];CEILING(LOG(([.H1]);[.$D$5]))));[.$E$5])" office:value-type="float" office:value="8272" calcext:value-type="float">
            <text:p>8272</text:p>
          </table:table-cell>
          <table:table-cell table:formula="of:=MIN(FLOOR(POWER([.$D$5];CEILING(LOG(([.I1]);[.$D$5]))));[.$E$5])" office:value-type="float" office:value="2862" calcext:value-type="float">
            <text:p>2862</text:p>
          </table:table-cell>
          <table:table-cell table:formula="of:=MIN(FLOOR(POWER([.$D$5];CEILING(LOG(([.J1]);[.$D$5]))));[.$E$5])" office:value-type="float" office:value="8272" calcext:value-type="float">
            <text:p>8272</text:p>
          </table:table-cell>
          <table:table-cell table:formula="of:=MIN(FLOOR(POWER([.$D$5];CEILING(LOG(([.K1]);[.$D$5]))));[.$E$5])" office:value-type="float" office:value="2862" calcext:value-type="float">
            <text:p>2862</text:p>
          </table:table-cell>
          <table:table-cell table:formula="of:=MIN(FLOOR(POWER([.$D$5];CEILING(LOG(([.L1]);[.$D$5]))));[.$E$5])" office:value-type="float" office:value="8272" calcext:value-type="float">
            <text:p>827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5];CEILING(LOG(([.B2]);[.$D$5]))));[.$E$5])" office:value-type="float" office:value="8272" calcext:value-type="float">
            <text:p>8272</text:p>
          </table:table-cell>
          <table:table-cell table:formula="of:=MIN(FLOOR(POWER([.$D$5];CEILING(LOG(([.C2]);[.$D$5]))+1));[.$E$5])" office:value-type="float" office:value="4866" calcext:value-type="float">
            <text:p>4866</text:p>
          </table:table-cell>
          <table:table-cell table:formula="of:=MIN(FLOOR(POWER([.$D$5];CEILING(LOG(([.D2]);[.$D$5]))));[.$E$5])" office:value-type="float" office:value="8272" calcext:value-type="float">
            <text:p>8272</text:p>
          </table:table-cell>
          <table:table-cell table:formula="of:=MIN(FLOOR(POWER([.$D$5];CEILING(LOG(([.E2]);[.$D$5]))+1));[.$E$5])" office:value-type="float" office:value="4866" calcext:value-type="float">
            <text:p>4866</text:p>
          </table:table-cell>
          <table:table-cell table:formula="of:=MIN(FLOOR(POWER([.$D$5];CEILING(LOG(([.F2]);[.$D$5]))));[.$E$5])" office:value-type="float" office:value="8272" calcext:value-type="float">
            <text:p>8272</text:p>
          </table:table-cell>
          <table:table-cell table:formula="of:=MIN(FLOOR(POWER([.$D$5];CEILING(LOG(([.G2]);[.$D$5]))+1));[.$E$5])" office:value-type="float" office:value="4866" calcext:value-type="float">
            <text:p>4866</text:p>
          </table:table-cell>
          <table:table-cell table:formula="of:=MIN(FLOOR(POWER([.$D$5];CEILING(LOG(([.H2]);[.$D$5]))));[.$E$5])" office:value-type="float" office:value="8272" calcext:value-type="float">
            <text:p>8272</text:p>
          </table:table-cell>
          <table:table-cell table:formula="of:=MIN(FLOOR(POWER([.$D$5];CEILING(LOG(([.I2]);[.$D$5]))+1));[.$E$5])" office:value-type="float" office:value="4866" calcext:value-type="float">
            <text:p>4866</text:p>
          </table:table-cell>
          <table:table-cell table:formula="of:=MIN(FLOOR(POWER([.$D$5];CEILING(LOG(([.J2]);[.$D$5]))));[.$E$5])" office:value-type="float" office:value="8272" calcext:value-type="float">
            <text:p>8272</text:p>
          </table:table-cell>
          <table:table-cell table:formula="of:=MIN(FLOOR(POWER([.$D$5];CEILING(LOG(([.K2]);[.$D$5]))+1));[.$E$5])" office:value-type="float" office:value="4866" calcext:value-type="float">
            <text:p>4866</text:p>
          </table:table-cell>
          <table:table-cell table:formula="of:=MIN(FLOOR(POWER([.$D$5];CEILING(LOG(([.L2]);[.$D$5]))));[.$E$5])" office:value-type="float" office:value="8272" calcext:value-type="float">
            <text:p>827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/>
          <table:table-cell office:value-type="string" calcext:value-type="string">
            <text:p>spower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.7" calcext:value-type="float">
            <text:p>1,70</text:p>
          </table:table-cell>
          <table:table-cell office:value-type="float" office:value="44544444" calcext:value-type="float">
            <text:p>44544444</text:p>
          </table:table-cell>
          <table:table-cell table:formula="of:=FLOOR(LOG([.E5];[.D5]))"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+1" office:value-type="float" office:value="2" calcext:value-type="float">
            <text:p>2</text:p>
          </table:table-cell>
          <table:table-cell table:formula="of:=[.D8]+1" office:value-type="float" office:value="3" calcext:value-type="float">
            <text:p>3</text:p>
          </table:table-cell>
          <table:table-cell table:formula="of:=[.E8]+1" office:value-type="float" office:value="4" calcext:value-type="float">
            <text:p>4</text:p>
          </table:table-cell>
          <table:table-cell table:formula="of:=[.F8]+1" office:value-type="float" office:value="5" calcext:value-type="float">
            <text:p>5</text:p>
          </table:table-cell>
          <table:table-cell table:formula="of:=[.G8]+1" office:value-type="float" office:value="6" calcext:value-type="float">
            <text:p>6</text:p>
          </table:table-cell>
          <table:table-cell table:formula="of:=[.H8]+1" office:value-type="float" office:value="7" calcext:value-type="float">
            <text:p>7</text:p>
          </table:table-cell>
          <table:table-cell table:formula="of:=[.I8]+1" office:value-type="float" office:value="8" calcext:value-type="float">
            <text:p>8</text:p>
          </table:table-cell>
          <table:table-cell table:formula="of:=[.J8]+1" office:value-type="float" office:value="9" calcext:value-type="float">
            <text:p>9</text:p>
          </table:table-cell>
          <table:table-cell table:formula="of:=[.K8]+1" office:value-type="float" office:value="10" calcext:value-type="float">
            <text:p>10</text:p>
          </table:table-cell>
          <table:table-cell table:formula="of:=[.L8]+1" office:value-type="float" office:value="11" calcext:value-type="float">
            <text:p>11</text:p>
          </table:table-cell>
          <table:table-cell table:formula="of:=[.M8]+1" office:value-type="float" office:value="12" calcext:value-type="float">
            <text:p>12</text:p>
          </table:table-cell>
          <table:table-cell table:formula="of:=[.N8]+1" office:value-type="float" office:value="13" calcext:value-type="float">
            <text:p>13</text:p>
          </table:table-cell>
          <table:table-cell table:formula="of:=[.O8]+1" office:value-type="float" office:value="14" calcext:value-type="float">
            <text:p>14</text:p>
          </table:table-cell>
          <table:table-cell table:formula="of:=[.P8]+1" office:value-type="float" office:value="15" calcext:value-type="float">
            <text:p>15</text:p>
          </table:table-cell>
          <table:table-cell table:formula="of:=[.Q8]+1" office:value-type="float" office:value="16" calcext:value-type="float">
            <text:p>16</text:p>
          </table:table-cell>
          <table:table-cell table:formula="of:=[.R8]+1" office:value-type="float" office:value="17" calcext:value-type="float">
            <text:p>17</text:p>
          </table:table-cell>
          <table:table-cell table:formula="of:=[.S8]+1" office:value-type="float" office:value="18" calcext:value-type="float">
            <text:p>18</text:p>
          </table:table-cell>
          <table:table-cell table:formula="of:=[.T8]+1" office:value-type="float" office:value="19" calcext:value-type="float">
            <text:p>19</text:p>
          </table:table-cell>
          <table:table-cell table:formula="of:=[.U8]+1" office:value-type="float" office:value="20" calcext:value-type="float">
            <text:p>20</text:p>
          </table:table-cell>
          <table:table-cell table:formula="of:=[.V8]+1" office:value-type="float" office:value="21" calcext:value-type="float">
            <text:p>21</text:p>
          </table:table-cell>
          <table:table-cell table:formula="of:=[.W8]+1" office:value-type="float" office:value="22" calcext:value-type="float">
            <text:p>22</text:p>
          </table:table-cell>
          <table:table-cell table:formula="of:=[.X8]+1" office:value-type="float" office:value="23" calcext:value-type="float">
            <text:p>23</text:p>
          </table:table-cell>
          <table:table-cell table:formula="of:=[.Y8]+1" office:value-type="float" office:value="24" calcext:value-type="float">
            <text:p>24</text:p>
          </table:table-cell>
          <table:table-cell table:formula="of:=[.Z8]+1" office:value-type="float" office:value="25" calcext:value-type="float">
            <text:p>25</text:p>
          </table:table-cell>
          <table:table-cell table:formula="of:=[.AA8]+1" office:value-type="float" office:value="26" calcext:value-type="float">
            <text:p>26</text:p>
          </table:table-cell>
          <table:table-cell table:formula="of:=[.AB8]+1" office:value-type="float" office:value="27" calcext:value-type="float">
            <text:p>27</text:p>
          </table:table-cell>
          <table:table-cell table:formula="of:=[.AC8]+1" office:value-type="float" office:value="28" calcext:value-type="float">
            <text:p>28</text:p>
          </table:table-cell>
          <table:table-cell table:formula="of:=[.AD8]+1" office:value-type="float" office:value="29" calcext:value-type="float">
            <text:p>29</text:p>
          </table:table-cell>
          <table:table-cell table:formula="of:=[.AE8]+1" office:value-type="float" office:value="30" calcext:value-type="float">
            <text:p>30</text:p>
          </table:table-cell>
          <table:table-cell table:formula="of:=[.AF8]+1" office:value-type="float" office:value="31" calcext:value-type="float">
            <text:p>31</text:p>
          </table:table-cell>
          <table:table-cell table:formula="of:=[.AG8]+1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recise</text:p>
          </table:table-cell>
          <table:table-cell table:formula="of:=POWER([.$D$5];[.B8])" office:value-type="float" office:value="1" calcext:value-type="float">
            <text:p>1</text:p>
          </table:table-cell>
          <table:table-cell table:formula="of:=POWER([.$D$5];[.C8])" office:value-type="float" office:value="1.7" calcext:value-type="float">
            <text:p>1,7</text:p>
          </table:table-cell>
          <table:table-cell table:formula="of:=POWER([.$D$5];[.D8])" office:value-type="float" office:value="2.89" calcext:value-type="float">
            <text:p>2,89</text:p>
          </table:table-cell>
          <table:table-cell table:formula="of:=POWER([.$D$5];[.E8])" office:value-type="float" office:value="4.913" calcext:value-type="float">
            <text:p>4,913</text:p>
          </table:table-cell>
          <table:table-cell table:formula="of:=POWER([.$D$5];[.F8])" office:value-type="float" office:value="8.3521" calcext:value-type="float">
            <text:p>8,3521</text:p>
          </table:table-cell>
          <table:table-cell table:formula="of:=POWER([.$D$5];[.G8])" office:value-type="float" office:value="14.19857" calcext:value-type="float">
            <text:p>14,19857</text:p>
          </table:table-cell>
          <table:table-cell table:formula="of:=POWER([.$D$5];[.H8])" office:value-type="float" office:value="24.137569" calcext:value-type="float">
            <text:p>24,137569</text:p>
          </table:table-cell>
          <table:table-cell table:formula="of:=POWER([.$D$5];[.I8])" office:value-type="float" office:value="41.0338673" calcext:value-type="float">
            <text:p>41,0338673</text:p>
          </table:table-cell>
          <table:table-cell table:formula="of:=POWER([.$D$5];[.J8])" office:value-type="float" office:value="69.7575744100001" calcext:value-type="float">
            <text:p>69,75757441</text:p>
          </table:table-cell>
          <table:table-cell table:formula="of:=POWER([.$D$5];[.K8])" office:value-type="float" office:value="118.587876497" calcext:value-type="float">
            <text:p>118,587876497</text:p>
          </table:table-cell>
          <table:table-cell table:formula="of:=POWER([.$D$5];[.L8])" office:value-type="float" office:value="201.5993900449" calcext:value-type="float">
            <text:p>201,5993900449</text:p>
          </table:table-cell>
          <table:table-cell table:formula="of:=POWER([.$D$5];[.M8])" office:value-type="float" office:value="342.71896307633" calcext:value-type="float">
            <text:p>342,7189630763</text:p>
          </table:table-cell>
          <table:table-cell table:formula="of:=POWER([.$D$5];[.N8])" office:value-type="float" office:value="582.622237229762" calcext:value-type="float">
            <text:p>582,6222372298</text:p>
          </table:table-cell>
          <table:table-cell table:formula="of:=POWER([.$D$5];[.O8])" office:value-type="float" office:value="990.457803290595" calcext:value-type="float">
            <text:p>990,4578032906</text:p>
          </table:table-cell>
          <table:table-cell table:formula="of:=POWER([.$D$5];[.P8])" office:value-type="float" office:value="1683.77826559401" calcext:value-type="float">
            <text:p>1683,778265594</text:p>
          </table:table-cell>
          <table:table-cell table:formula="of:=POWER([.$D$5];[.Q8])" office:value-type="float" office:value="2862.42305150982" calcext:value-type="float">
            <text:p>2862,4230515098</text:p>
          </table:table-cell>
          <table:table-cell table:formula="of:=POWER([.$D$5];[.R8])" office:value-type="float" office:value="4866.1191875667" calcext:value-type="float">
            <text:p>4866,1191875667</text:p>
          </table:table-cell>
          <table:table-cell table:formula="of:=POWER([.$D$5];[.S8])" office:value-type="float" office:value="8272.40261886338" calcext:value-type="float">
            <text:p>8272,4026188634</text:p>
          </table:table-cell>
          <table:table-cell table:formula="of:=POWER([.$D$5];[.T8])" office:value-type="float" office:value="14063.0844520678" calcext:value-type="float">
            <text:p>14063,0844520678</text:p>
          </table:table-cell>
          <table:table-cell table:formula="of:=POWER([.$D$5];[.U8])" office:value-type="float" office:value="23907.2435685152" calcext:value-type="float">
            <text:p>23907,2435685152</text:p>
          </table:table-cell>
          <table:table-cell table:formula="of:=POWER([.$D$5];[.V8])" office:value-type="float" office:value="40642.3140664758" calcext:value-type="float">
            <text:p>40642,3140664758</text:p>
          </table:table-cell>
          <table:table-cell table:formula="of:=POWER([.$D$5];[.W8])" office:value-type="float" office:value="69091.9339130089" calcext:value-type="float">
            <text:p>69091,9339130089</text:p>
          </table:table-cell>
          <table:table-cell table:formula="of:=POWER([.$D$5];[.X8])" office:value-type="float" office:value="117456.287652115" calcext:value-type="float">
            <text:p>117456,287652115</text:p>
          </table:table-cell>
          <table:table-cell table:formula="of:=POWER([.$D$5];[.Y8])" office:value-type="float" office:value="199675.689008596" calcext:value-type="float">
            <text:p>199675,689008596</text:p>
          </table:table-cell>
          <table:table-cell table:formula="of:=POWER([.$D$5];[.Z8])" office:value-type="float" office:value="339448.671314613" calcext:value-type="float">
            <text:p>339448,671314613</text:p>
          </table:table-cell>
          <table:table-cell table:formula="of:=POWER([.$D$5];[.AA8])" office:value-type="float" office:value="577062.741234842" calcext:value-type="float">
            <text:p>577062,741234842</text:p>
          </table:table-cell>
          <table:table-cell table:formula="of:=POWER([.$D$5];[.AB8])" office:value-type="float" office:value="981006.660099231" calcext:value-type="float">
            <text:p>981006,660099231</text:p>
          </table:table-cell>
          <table:table-cell table:formula="of:=POWER([.$D$5];[.AC8])" office:value-type="float" office:value="1667711.32216869" calcext:value-type="float">
            <text:p>1667711,32216869</text:p>
          </table:table-cell>
          <table:table-cell table:formula="of:=POWER([.$D$5];[.AD8])" office:value-type="float" office:value="2835109.24768678" calcext:value-type="float">
            <text:p>2835109,24768678</text:p>
          </table:table-cell>
          <table:table-cell table:formula="of:=POWER([.$D$5];[.AE8])" office:value-type="float" office:value="4819685.72106752" calcext:value-type="float">
            <text:p>4819685,72106752</text:p>
          </table:table-cell>
          <table:table-cell table:formula="of:=POWER([.$D$5];[.AF8])" office:value-type="float" office:value="8193465.72581479" calcext:value-type="float">
            <text:p>8193465,72581479</text:p>
          </table:table-cell>
          <table:table-cell table:formula="of:=POWER([.$D$5];[.AG8])" office:value-type="float" office:value="13928891.7338851" calcext:value-type="float">
            <text:p>13928891,7338851</text:p>
          </table:table-cell>
          <table:table-cell table:formula="of:=POWER([.$D$5];[.AH8])" office:value-type="float" office:value="23679115.9476048" calcext:value-type="float">
            <text:p>23679115,9476048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table:formula="of:=FLOOR([.B9])" office:value-type="float" office:value="1" calcext:value-type="float">
            <text:p>1</text:p>
          </table:table-cell>
          <table:table-cell table:style-name="ce2" table:formula="of:=FLOOR([.C9])" office:value-type="float" office:value="1" calcext:value-type="float">
            <text:p>1</text:p>
          </table:table-cell>
          <table:table-cell table:style-name="ce2" table:formula="of:=FLOOR([.D9])" office:value-type="float" office:value="2" calcext:value-type="float">
            <text:p>2</text:p>
          </table:table-cell>
          <table:table-cell table:style-name="ce2" table:formula="of:=FLOOR([.E9])" office:value-type="float" office:value="4" calcext:value-type="float">
            <text:p>4</text:p>
          </table:table-cell>
          <table:table-cell table:style-name="ce2" table:formula="of:=FLOOR([.F9])" office:value-type="float" office:value="8" calcext:value-type="float">
            <text:p>8</text:p>
          </table:table-cell>
          <table:table-cell table:style-name="ce2" table:formula="of:=FLOOR([.G9])" office:value-type="float" office:value="14" calcext:value-type="float">
            <text:p>14</text:p>
          </table:table-cell>
          <table:table-cell table:style-name="ce2" table:formula="of:=FLOOR([.H9])" office:value-type="float" office:value="24" calcext:value-type="float">
            <text:p>24</text:p>
          </table:table-cell>
          <table:table-cell table:style-name="ce2" table:formula="of:=FLOOR([.I9])" office:value-type="float" office:value="41" calcext:value-type="float">
            <text:p>41</text:p>
          </table:table-cell>
          <table:table-cell table:style-name="ce2" table:formula="of:=FLOOR([.J9])" office:value-type="float" office:value="69" calcext:value-type="float">
            <text:p>69</text:p>
          </table:table-cell>
          <table:table-cell table:style-name="ce2" table:formula="of:=FLOOR([.K9])" office:value-type="float" office:value="118" calcext:value-type="float">
            <text:p>118</text:p>
          </table:table-cell>
          <table:table-cell table:style-name="ce2" table:formula="of:=FLOOR([.L9])" office:value-type="float" office:value="201" calcext:value-type="float">
            <text:p>201</text:p>
          </table:table-cell>
          <table:table-cell table:style-name="ce2" table:formula="of:=FLOOR([.M9])" office:value-type="float" office:value="342" calcext:value-type="float">
            <text:p>342</text:p>
          </table:table-cell>
          <table:table-cell table:style-name="ce2" table:formula="of:=FLOOR([.N9])" office:value-type="float" office:value="582" calcext:value-type="float">
            <text:p>582</text:p>
          </table:table-cell>
          <table:table-cell table:style-name="ce2" table:formula="of:=FLOOR([.O9])" office:value-type="float" office:value="990" calcext:value-type="float">
            <text:p>990</text:p>
          </table:table-cell>
          <table:table-cell table:style-name="ce2" table:formula="of:=FLOOR([.P9])" office:value-type="float" office:value="1683" calcext:value-type="float">
            <text:p>1683</text:p>
          </table:table-cell>
          <table:table-cell table:style-name="ce2" table:formula="of:=FLOOR([.Q9])" office:value-type="float" office:value="2862" calcext:value-type="float">
            <text:p>2862</text:p>
          </table:table-cell>
          <table:table-cell table:style-name="ce2" table:formula="of:=FLOOR([.R9])" office:value-type="float" office:value="4866" calcext:value-type="float">
            <text:p>4866</text:p>
          </table:table-cell>
          <table:table-cell table:style-name="ce2" table:formula="of:=FLOOR([.S9])" office:value-type="float" office:value="8272" calcext:value-type="float">
            <text:p>8272</text:p>
          </table:table-cell>
          <table:table-cell table:style-name="ce2" table:formula="of:=FLOOR([.T9])" office:value-type="float" office:value="14063" calcext:value-type="float">
            <text:p>14063</text:p>
          </table:table-cell>
          <table:table-cell table:style-name="ce2" table:formula="of:=FLOOR([.U9])" office:value-type="float" office:value="23907" calcext:value-type="float">
            <text:p>23907</text:p>
          </table:table-cell>
          <table:table-cell table:style-name="ce2" table:formula="of:=FLOOR([.V9])" office:value-type="float" office:value="40642" calcext:value-type="float">
            <text:p>40642</text:p>
          </table:table-cell>
          <table:table-cell table:style-name="ce2" table:formula="of:=FLOOR([.W9])" office:value-type="float" office:value="69091" calcext:value-type="float">
            <text:p>69091</text:p>
          </table:table-cell>
          <table:table-cell table:style-name="ce2" table:formula="of:=FLOOR([.X9])" office:value-type="float" office:value="117456" calcext:value-type="float">
            <text:p>117456</text:p>
          </table:table-cell>
          <table:table-cell table:style-name="ce2" table:formula="of:=FLOOR([.Y9])" office:value-type="float" office:value="199675" calcext:value-type="float">
            <text:p>199675</text:p>
          </table:table-cell>
          <table:table-cell table:style-name="ce2" table:formula="of:=FLOOR([.Z9])" office:value-type="float" office:value="339448" calcext:value-type="float">
            <text:p>339448</text:p>
          </table:table-cell>
          <table:table-cell table:style-name="ce2" table:formula="of:=FLOOR([.AA9])" office:value-type="float" office:value="577062" calcext:value-type="float">
            <text:p>577062</text:p>
          </table:table-cell>
          <table:table-cell table:style-name="ce2" table:formula="of:=FLOOR([.AB9])" office:value-type="float" office:value="981006" calcext:value-type="float">
            <text:p>981006</text:p>
          </table:table-cell>
          <table:table-cell table:style-name="ce2" table:formula="of:=FLOOR([.AC9])" office:value-type="float" office:value="1667711" calcext:value-type="float">
            <text:p>1667711</text:p>
          </table:table-cell>
          <table:table-cell table:style-name="ce2" table:formula="of:=FLOOR([.AD9])" office:value-type="float" office:value="2835109" calcext:value-type="float">
            <text:p>2835109</text:p>
          </table:table-cell>
          <table:table-cell table:style-name="ce2" table:formula="of:=FLOOR([.AE9])" office:value-type="float" office:value="4819685" calcext:value-type="float">
            <text:p>4819685</text:p>
          </table:table-cell>
          <table:table-cell table:style-name="ce2" table:formula="of:=FLOOR([.AF9])" office:value-type="float" office:value="8193465" calcext:value-type="float">
            <text:p>8193465</text:p>
          </table:table-cell>
          <table:table-cell table:style-name="ce2" table:formula="of:=FLOOR([.AG9])" office:value-type="float" office:value="13928891" calcext:value-type="float">
            <text:p>13928891</text:p>
          </table:table-cell>
          <table:table-cell table:style-name="ce2" table:formula="of:=FLOOR([.AH9])" office:value-type="float" office:value="23679115" calcext:value-type="float">
            <text:p>23679115</text:p>
          </table:table-cell>
          <table:table-cell table:style-name="ce2" table:number-columns-repeated="990"/>
        </table:table-row>
        <table:table-row table:style-name="ro1">
          <table:table-cell office:value-type="string" calcext:value-type="string">
            <text:p>up</text:p>
          </table:table-cell>
          <table:table-cell table:style-name="ce4" table:formula="of:=CEILING([.B9])" office:value-type="float" office:value="1" calcext:value-type="float">
            <text:p>1</text:p>
          </table:table-cell>
          <table:table-cell table:style-name="ce4" table:formula="of:=CEILING([.C9])" office:value-type="float" office:value="2" calcext:value-type="float">
            <text:p>2</text:p>
          </table:table-cell>
          <table:table-cell table:style-name="ce4" table:formula="of:=CEILING([.D9])" office:value-type="float" office:value="3" calcext:value-type="float">
            <text:p>3</text:p>
          </table:table-cell>
          <table:table-cell table:style-name="ce4" table:formula="of:=CEILING([.E9])" office:value-type="float" office:value="5" calcext:value-type="float">
            <text:p>5</text:p>
          </table:table-cell>
          <table:table-cell table:style-name="ce4" table:formula="of:=CEILING([.F9])" office:value-type="float" office:value="9" calcext:value-type="float">
            <text:p>9</text:p>
          </table:table-cell>
          <table:table-cell table:style-name="ce4" table:formula="of:=CEILING([.G9])" office:value-type="float" office:value="15" calcext:value-type="float">
            <text:p>15</text:p>
          </table:table-cell>
          <table:table-cell table:style-name="ce4" table:formula="of:=CEILING([.H9])" office:value-type="float" office:value="25" calcext:value-type="float">
            <text:p>25</text:p>
          </table:table-cell>
          <table:table-cell table:style-name="ce4" table:formula="of:=CEILING([.I9])" office:value-type="float" office:value="42" calcext:value-type="float">
            <text:p>42</text:p>
          </table:table-cell>
          <table:table-cell table:style-name="ce4" table:formula="of:=CEILING([.J9])" office:value-type="float" office:value="70" calcext:value-type="float">
            <text:p>70</text:p>
          </table:table-cell>
          <table:table-cell table:style-name="ce4" table:formula="of:=CEILING([.K9])" office:value-type="float" office:value="119" calcext:value-type="float">
            <text:p>119</text:p>
          </table:table-cell>
          <table:table-cell table:style-name="ce4" table:formula="of:=CEILING([.L9])" office:value-type="float" office:value="202" calcext:value-type="float">
            <text:p>202</text:p>
          </table:table-cell>
          <table:table-cell table:style-name="ce4" table:formula="of:=CEILING([.M9])" office:value-type="float" office:value="343" calcext:value-type="float">
            <text:p>343</text:p>
          </table:table-cell>
          <table:table-cell table:style-name="ce4" table:formula="of:=CEILING([.N9])" office:value-type="float" office:value="583" calcext:value-type="float">
            <text:p>583</text:p>
          </table:table-cell>
          <table:table-cell table:style-name="ce4" table:formula="of:=CEILING([.O9])" office:value-type="float" office:value="991" calcext:value-type="float">
            <text:p>991</text:p>
          </table:table-cell>
          <table:table-cell table:style-name="ce4" table:formula="of:=CEILING([.P9])" office:value-type="float" office:value="1684" calcext:value-type="float">
            <text:p>1684</text:p>
          </table:table-cell>
          <table:table-cell table:style-name="ce4" table:formula="of:=CEILING([.Q9])" office:value-type="float" office:value="2863" calcext:value-type="float">
            <text:p>2863</text:p>
          </table:table-cell>
          <table:table-cell table:style-name="ce4" table:formula="of:=CEILING([.R9])" office:value-type="float" office:value="4867" calcext:value-type="float">
            <text:p>4867</text:p>
          </table:table-cell>
          <table:table-cell table:style-name="ce4" table:formula="of:=CEILING([.S9])" office:value-type="float" office:value="8273" calcext:value-type="float">
            <text:p>8273</text:p>
          </table:table-cell>
          <table:table-cell table:style-name="ce4" table:formula="of:=CEILING([.T9])" office:value-type="float" office:value="14064" calcext:value-type="float">
            <text:p>14064</text:p>
          </table:table-cell>
          <table:table-cell table:style-name="ce4" table:formula="of:=CEILING([.U9])" office:value-type="float" office:value="23908" calcext:value-type="float">
            <text:p>23908</text:p>
          </table:table-cell>
          <table:table-cell table:style-name="ce4" table:formula="of:=CEILING([.V9])" office:value-type="float" office:value="40643" calcext:value-type="float">
            <text:p>40643</text:p>
          </table:table-cell>
          <table:table-cell table:style-name="ce4" table:formula="of:=CEILING([.W9])" office:value-type="float" office:value="69092" calcext:value-type="float">
            <text:p>69092</text:p>
          </table:table-cell>
          <table:table-cell table:style-name="ce4" table:formula="of:=CEILING([.X9])" office:value-type="float" office:value="117457" calcext:value-type="float">
            <text:p>117457</text:p>
          </table:table-cell>
          <table:table-cell table:style-name="ce4" table:formula="of:=CEILING([.Y9])" office:value-type="float" office:value="199676" calcext:value-type="float">
            <text:p>199676</text:p>
          </table:table-cell>
          <table:table-cell table:style-name="ce4" table:formula="of:=CEILING([.Z9])" office:value-type="float" office:value="339449" calcext:value-type="float">
            <text:p>339449</text:p>
          </table:table-cell>
          <table:table-cell table:style-name="ce4" table:formula="of:=CEILING([.AA9])" office:value-type="float" office:value="577063" calcext:value-type="float">
            <text:p>577063</text:p>
          </table:table-cell>
          <table:table-cell table:style-name="ce4" table:formula="of:=CEILING([.AB9])" office:value-type="float" office:value="981007" calcext:value-type="float">
            <text:p>981007</text:p>
          </table:table-cell>
          <table:table-cell table:style-name="ce4" table:formula="of:=CEILING([.AC9])" office:value-type="float" office:value="1667712" calcext:value-type="float">
            <text:p>1667712</text:p>
          </table:table-cell>
          <table:table-cell table:style-name="ce4" table:formula="of:=CEILING([.AD9])" office:value-type="float" office:value="2835110" calcext:value-type="float">
            <text:p>2835110</text:p>
          </table:table-cell>
          <table:table-cell table:style-name="ce4" table:formula="of:=CEILING([.AE9])" office:value-type="float" office:value="4819686" calcext:value-type="float">
            <text:p>4819686</text:p>
          </table:table-cell>
          <table:table-cell table:style-name="ce4" table:formula="of:=CEILING([.AF9])" office:value-type="float" office:value="8193466" calcext:value-type="float">
            <text:p>8193466</text:p>
          </table:table-cell>
          <table:table-cell table:style-name="ce4" table:formula="of:=CEILING([.AG9])" office:value-type="float" office:value="13928892" calcext:value-type="float">
            <text:p>13928892</text:p>
          </table:table-cell>
          <table:table-cell table:style-name="ce4" table:formula="of:=CEILING([.AH9])" office:value-type="float" office:value="23679116" calcext:value-type="float">
            <text:p>23679116</text:p>
          </table:table-cell>
          <table:table-cell table:style-name="ce4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10]/[.B10]" office:value-type="float" office:value="1" calcext:value-type="float">
            <text:p>1</text:p>
          </table:table-cell>
          <table:table-cell table:formula="of:=[.D10]/[.C10]" office:value-type="float" office:value="2" calcext:value-type="float">
            <text:p>2</text:p>
          </table:table-cell>
          <table:table-cell table:formula="of:=[.E10]/[.D10]" office:value-type="float" office:value="2" calcext:value-type="float">
            <text:p>2</text:p>
          </table:table-cell>
          <table:table-cell table:formula="of:=[.F10]/[.E10]" office:value-type="float" office:value="2" calcext:value-type="float">
            <text:p>2</text:p>
          </table:table-cell>
          <table:table-cell table:formula="of:=[.G10]/[.F10]" office:value-type="float" office:value="1.75" calcext:value-type="float">
            <text:p>1,75</text:p>
          </table:table-cell>
          <table:table-cell table:formula="of:=[.H10]/[.G10]" office:value-type="float" office:value="1.71428571428571" calcext:value-type="float">
            <text:p>1,7142857143</text:p>
          </table:table-cell>
          <table:table-cell table:formula="of:=[.I10]/[.H10]" office:value-type="float" office:value="1.70833333333333" calcext:value-type="float">
            <text:p>1,7083333333</text:p>
          </table:table-cell>
          <table:table-cell table:formula="of:=[.J10]/[.I10]" office:value-type="float" office:value="1.68292682926829" calcext:value-type="float">
            <text:p>1,6829268293</text:p>
          </table:table-cell>
          <table:table-cell table:formula="of:=[.K10]/[.J10]" office:value-type="float" office:value="1.71014492753623" calcext:value-type="float">
            <text:p>1,7101449275</text:p>
          </table:table-cell>
          <table:table-cell table:formula="of:=[.L10]/[.K10]" office:value-type="float" office:value="1.70338983050847" calcext:value-type="float">
            <text:p>1,7033898305</text:p>
          </table:table-cell>
          <table:table-cell table:formula="of:=[.M10]/[.L10]" office:value-type="float" office:value="1.70149253731343" calcext:value-type="float">
            <text:p>1,7014925373</text:p>
          </table:table-cell>
          <table:table-cell table:formula="of:=[.N10]/[.M10]" office:value-type="float" office:value="1.70175438596491" calcext:value-type="float">
            <text:p>1,701754386</text:p>
          </table:table-cell>
          <table:table-cell table:formula="of:=[.O10]/[.N10]" office:value-type="float" office:value="1.70103092783505" calcext:value-type="float">
            <text:p>1,7010309278</text:p>
          </table:table-cell>
          <table:table-cell table:formula="of:=[.P10]/[.O10]" office:value-type="float" office:value="1.7" calcext:value-type="float">
            <text:p>1,7</text:p>
          </table:table-cell>
          <table:table-cell table:formula="of:=[.Q10]/[.P10]" office:value-type="float" office:value="1.70053475935829" calcext:value-type="float">
            <text:p>1,7005347594</text:p>
          </table:table-cell>
          <table:table-cell table:formula="of:=[.R10]/[.Q10]" office:value-type="float" office:value="1.70020964360587" calcext:value-type="float">
            <text:p>1,7002096436</text:p>
          </table:table-cell>
          <table:table-cell table:formula="of:=[.S10]/[.R10]" office:value-type="float" office:value="1.69995889847924" calcext:value-type="float">
            <text:p>1,6999588985</text:p>
          </table:table-cell>
          <table:table-cell table:formula="of:=[.T10]/[.S10]" office:value-type="float" office:value="1.70007253384913" calcext:value-type="float">
            <text:p>1,7000725338</text:p>
          </table:table-cell>
          <table:table-cell table:formula="of:=[.U10]/[.T10]" office:value-type="float" office:value="1.69999288914172" calcext:value-type="float">
            <text:p>1,6999928891</text:p>
          </table:table-cell>
          <table:table-cell table:formula="of:=[.V10]/[.U10]" office:value-type="float" office:value="1.70000418287531" calcext:value-type="float">
            <text:p>1,7000041829</text:p>
          </table:table-cell>
          <table:table-cell table:formula="of:=[.W10]/[.V10]" office:value-type="float" office:value="1.69999015796467" calcext:value-type="float">
            <text:p>1,699990158</text:p>
          </table:table-cell>
          <table:table-cell table:formula="of:=[.X10]/[.W10]" office:value-type="float" office:value="1.70001881576472" calcext:value-type="float">
            <text:p>1,7000188158</text:p>
          </table:table-cell>
          <table:table-cell table:formula="of:=[.Y10]/[.X10]" office:value-type="float" office:value="1.69999829723471" calcext:value-type="float">
            <text:p>1,6999982972</text:p>
          </table:table-cell>
          <table:table-cell table:formula="of:=[.Z10]/[.Y10]" office:value-type="float" office:value="1.70000250406911" calcext:value-type="float">
            <text:p>1,7000025041</text:p>
          </table:table-cell>
          <table:table-cell table:formula="of:=[.AA10]/[.Z10]" office:value-type="float" office:value="1.70000117838373" calcext:value-type="float">
            <text:p>1,7000011784</text:p>
          </table:table-cell>
          <table:table-cell table:formula="of:=[.AB10]/[.AA10]" office:value-type="float" office:value="1.70000103974963" calcext:value-type="float">
            <text:p>1,7000010397</text:p>
          </table:table-cell>
          <table:table-cell table:formula="of:=[.AC10]/[.AB10]" office:value-type="float" office:value="1.70000081548941" calcext:value-type="float">
            <text:p>1,7000008155</text:p>
          </table:table-cell>
          <table:table-cell table:formula="of:=[.AD10]/[.AC10]" office:value-type="float" office:value="1.70000017988728" calcext:value-type="float">
            <text:p>1,7000001799</text:p>
          </table:table-cell>
          <table:table-cell table:formula="of:=[.AE10]/[.AD10]" office:value-type="float" office:value="1.69999989418396" calcext:value-type="float">
            <text:p>1,6999998942</text:p>
          </table:table-cell>
          <table:table-cell table:formula="of:=[.AF10]/[.AE10]" office:value-type="float" office:value="1.70000010374122" calcext:value-type="float">
            <text:p>1,7000001037</text:p>
          </table:table-cell>
          <table:table-cell table:formula="of:=[.AG10]/[.AF10]" office:value-type="float" office:value="1.70000006102424" calcext:value-type="float">
            <text:p>1,700000061</text:p>
          </table:table-cell>
          <table:table-cell table:formula="of:=[.AH10]/[.AG10]" office:value-type="float" office:value="1.70000002153797" calcext:value-type="float">
            <text:p>1,7000000215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sts</text:p>
          </table:table-cell>
          <table:table-cell table:number-columns-repeated="1022"/>
        </table:table-row>
        <table:table-row table:style-name="ro1">
          <table:table-cell/>
          <table:table-cell table:formula="of:=MAX(0;([.B1]-[.A1]))*[.$A$5]+[.B1]*[.$B$5]" office:value-type="float" office:value="9734" calcext:value-type="float">
            <text:p>9734</text:p>
          </table:table-cell>
          <table:table-cell table:formula="of:=MAX(0;([.C1]-[.B1]))*[.$A$5]+[.C1]*[.$B$5]" office:value-type="float" office:value="2862" calcext:value-type="float">
            <text:p>2862</text:p>
          </table:table-cell>
          <table:table-cell table:formula="of:=MAX(0;([.D1]-[.C1]))*[.$A$5]+[.D1]*[.$B$5]" office:value-type="float" office:value="6872" calcext:value-type="float">
            <text:p>6872</text:p>
          </table:table-cell>
          <table:table-cell table:formula="of:=MAX(0;([.E1]-[.D1]))*[.$A$5]+[.E1]*[.$B$5]" office:value-type="float" office:value="2862" calcext:value-type="float">
            <text:p>2862</text:p>
          </table:table-cell>
          <table:table-cell table:formula="of:=MAX(0;([.F1]-[.E1]))*[.$A$5]+[.F1]*[.$B$5]" office:value-type="float" office:value="6872" calcext:value-type="float">
            <text:p>6872</text:p>
          </table:table-cell>
          <table:table-cell table:formula="of:=MAX(0;([.G1]-[.F1]))*[.$A$5]+[.G1]*[.$B$5]" office:value-type="float" office:value="2862" calcext:value-type="float">
            <text:p>2862</text:p>
          </table:table-cell>
          <table:table-cell table:formula="of:=MAX(0;([.H1]-[.G1]))*[.$A$5]+[.H1]*[.$B$5]" office:value-type="float" office:value="6872" calcext:value-type="float">
            <text:p>6872</text:p>
          </table:table-cell>
          <table:table-cell table:formula="of:=MAX(0;([.I1]-[.H1]))*[.$A$5]+[.I1]*[.$B$5]" office:value-type="float" office:value="2862" calcext:value-type="float">
            <text:p>2862</text:p>
          </table:table-cell>
          <table:table-cell table:formula="of:=MAX(0;([.J1]-[.I1]))*[.$A$5]+[.J1]*[.$B$5]" office:value-type="float" office:value="6872" calcext:value-type="float">
            <text:p>6872</text:p>
          </table:table-cell>
          <table:table-cell table:formula="of:=MAX(0;([.K1]-[.J1]))*[.$A$5]+[.K1]*[.$B$5]" office:value-type="float" office:value="2862" calcext:value-type="float">
            <text:p>2862</text:p>
          </table:table-cell>
          <table:table-cell table:formula="of:=MAX(0;([.L1]-[.K1]))*[.$A$5]+[.L1]*[.$B$5]" office:value-type="float" office:value="6872" calcext:value-type="float">
            <text:p>6872</text:p>
          </table:table-cell>
          <table:table-cell/>
          <table:table-cell table:formula="of:=SUM([.B16:.L16])" office:value-type="float" office:value="58404" calcext:value-type="float">
            <text:p>58404</text:p>
          </table:table-cell>
          <table:table-cell table:number-columns-repeated="1010"/>
        </table:table-row>
        <table:table-row table:style-name="ro1">
          <table:table-cell/>
          <table:table-cell table:formula="of:=MAX(0;([.B2]-[.A2]))*[.$A$5]+[.B2]*[.$B$5]" office:value-type="float" office:value="16544" calcext:value-type="float">
            <text:p>16544</text:p>
          </table:table-cell>
          <table:table-cell table:formula="of:=MAX(0;([.C2]-[.B2]))*[.$A$5]+[.C2]*[.$B$5]" office:value-type="float" office:value="2862" calcext:value-type="float">
            <text:p>2862</text:p>
          </table:table-cell>
          <table:table-cell table:formula="of:=MAX(0;([.D2]-[.C2]))*[.$A$5]+[.D2]*[.$B$5]" office:value-type="float" office:value="13682" calcext:value-type="float">
            <text:p>13682</text:p>
          </table:table-cell>
          <table:table-cell table:formula="of:=MAX(0;([.E2]-[.D2]))*[.$A$5]+[.E2]*[.$B$5]" office:value-type="float" office:value="2862" calcext:value-type="float">
            <text:p>2862</text:p>
          </table:table-cell>
          <table:table-cell table:formula="of:=MAX(0;([.F2]-[.E2]))*[.$A$5]+[.F2]*[.$B$5]" office:value-type="float" office:value="13682" calcext:value-type="float">
            <text:p>13682</text:p>
          </table:table-cell>
          <table:table-cell table:formula="of:=MAX(0;([.G2]-[.F2]))*[.$A$5]+[.G2]*[.$B$5]" office:value-type="float" office:value="2862" calcext:value-type="float">
            <text:p>2862</text:p>
          </table:table-cell>
          <table:table-cell table:formula="of:=MAX(0;([.H2]-[.G2]))*[.$A$5]+[.H2]*[.$B$5]" office:value-type="float" office:value="13682" calcext:value-type="float">
            <text:p>13682</text:p>
          </table:table-cell>
          <table:table-cell table:formula="of:=MAX(0;([.I2]-[.H2]))*[.$A$5]+[.I2]*[.$B$5]" office:value-type="float" office:value="2862" calcext:value-type="float">
            <text:p>2862</text:p>
          </table:table-cell>
          <table:table-cell table:formula="of:=MAX(0;([.J2]-[.I2]))*[.$A$5]+[.J2]*[.$B$5]" office:value-type="float" office:value="13682" calcext:value-type="float">
            <text:p>13682</text:p>
          </table:table-cell>
          <table:table-cell table:formula="of:=MAX(0;([.K2]-[.J2]))*[.$A$5]+[.K2]*[.$B$5]" office:value-type="float" office:value="2862" calcext:value-type="float">
            <text:p>2862</text:p>
          </table:table-cell>
          <table:table-cell table:formula="of:=MAX(0;([.L2]-[.K2]))*[.$A$5]+[.L2]*[.$B$5]" office:value-type="float" office:value="13682" calcext:value-type="float">
            <text:p>13682</text:p>
          </table:table-cell>
          <table:table-cell/>
          <table:table-cell table:formula="of:=SUM([.B17:.L17])" office:value-type="float" office:value="99264" calcext:value-type="float">
            <text:p>99264</text:p>
          </table:table-cell>
          <table:table-cell table:formula="of:=[.N17]/[.$N$16]" office:value-type="float" office:value="1.69960961577974" calcext:value-type="float">
            <text:p>1,6996096158</text:p>
          </table:table-cell>
          <table:table-cell table:number-columns-repeated="1009"/>
        </table:table-row>
        <table:table-row table:style-name="ro1">
          <table:table-cell/>
          <table:table-cell table:formula="of:=MAX(0;([.B3]-[.A3]))*[.$A$5]+[.B3]*[.$B$5]" office:value-type="float" office:value="16544" calcext:value-type="float">
            <text:p>16544</text:p>
          </table:table-cell>
          <table:table-cell table:formula="of:=MAX(0;([.C3]-[.B3]))*[.$A$5]+[.C3]*[.$B$5]" office:value-type="float" office:value="4866" calcext:value-type="float">
            <text:p>4866</text:p>
          </table:table-cell>
          <table:table-cell table:formula="of:=MAX(0;([.D3]-[.C3]))*[.$A$5]+[.D3]*[.$B$5]" office:value-type="float" office:value="11678" calcext:value-type="float">
            <text:p>11678</text:p>
          </table:table-cell>
          <table:table-cell table:formula="of:=MAX(0;([.E3]-[.D3]))*[.$A$5]+[.E3]*[.$B$5]" office:value-type="float" office:value="4866" calcext:value-type="float">
            <text:p>4866</text:p>
          </table:table-cell>
          <table:table-cell table:formula="of:=MAX(0;([.F3]-[.E3]))*[.$A$5]+[.F3]*[.$B$5]" office:value-type="float" office:value="11678" calcext:value-type="float">
            <text:p>11678</text:p>
          </table:table-cell>
          <table:table-cell table:formula="of:=MAX(0;([.G3]-[.F3]))*[.$A$5]+[.G3]*[.$B$5]" office:value-type="float" office:value="4866" calcext:value-type="float">
            <text:p>4866</text:p>
          </table:table-cell>
          <table:table-cell table:formula="of:=MAX(0;([.H3]-[.G3]))*[.$A$5]+[.H3]*[.$B$5]" office:value-type="float" office:value="11678" calcext:value-type="float">
            <text:p>11678</text:p>
          </table:table-cell>
          <table:table-cell table:formula="of:=MAX(0;([.I3]-[.H3]))*[.$A$5]+[.I3]*[.$B$5]" office:value-type="float" office:value="4866" calcext:value-type="float">
            <text:p>4866</text:p>
          </table:table-cell>
          <table:table-cell table:formula="of:=MAX(0;([.J3]-[.I3]))*[.$A$5]+[.J3]*[.$B$5]" office:value-type="float" office:value="11678" calcext:value-type="float">
            <text:p>11678</text:p>
          </table:table-cell>
          <table:table-cell table:formula="of:=MAX(0;([.K3]-[.J3]))*[.$A$5]+[.K3]*[.$B$5]" office:value-type="float" office:value="4866" calcext:value-type="float">
            <text:p>4866</text:p>
          </table:table-cell>
          <table:table-cell table:formula="of:=MAX(0;([.L3]-[.K3]))*[.$A$5]+[.L3]*[.$B$5]" office:value-type="float" office:value="11678" calcext:value-type="float">
            <text:p>11678</text:p>
          </table:table-cell>
          <table:table-cell/>
          <table:table-cell table:formula="of:=SUM([.B18:.L18])" office:value-type="float" office:value="99264" calcext:value-type="float">
            <text:p>99264</text:p>
          </table:table-cell>
          <table:table-cell table:formula="of:=[.N18]/[.$N$16]" office:value-type="float" office:value="1.69960961577974" calcext:value-type="float">
            <text:p>1,699609615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7]/[.B$16]" office:value-type="float" office:value="1.69960961577974" calcext:value-type="float">
            <text:p>1,6996096158</text:p>
          </table:table-cell>
          <table:table-cell table:formula="of:=[.C17]/[.C$16]" office:value-type="float" office:value="1" calcext:value-type="float">
            <text:p>1</text:p>
          </table:table-cell>
          <table:table-cell table:formula="of:=[.D17]/[.D$16]" office:value-type="float" office:value="1.99097788125728" calcext:value-type="float">
            <text:p>1,9909778813</text:p>
          </table:table-cell>
          <table:table-cell table:formula="of:=[.E17]/[.E$16]" office:value-type="float" office:value="1" calcext:value-type="float">
            <text:p>1</text:p>
          </table:table-cell>
          <table:table-cell table:formula="of:=[.F17]/[.F$16]" office:value-type="float" office:value="1.99097788125728" calcext:value-type="float">
            <text:p>1,9909778813</text:p>
          </table:table-cell>
          <table:table-cell table:formula="of:=[.G17]/[.G$16]" office:value-type="float" office:value="1" calcext:value-type="float">
            <text:p>1</text:p>
          </table:table-cell>
          <table:table-cell table:formula="of:=[.H17]/[.H$16]" office:value-type="float" office:value="1.99097788125728" calcext:value-type="float">
            <text:p>1,9909778813</text:p>
          </table:table-cell>
          <table:table-cell table:formula="of:=[.I17]/[.I$16]" office:value-type="float" office:value="1" calcext:value-type="float">
            <text:p>1</text:p>
          </table:table-cell>
          <table:table-cell table:formula="of:=[.J17]/[.J$16]" office:value-type="float" office:value="1.99097788125728" calcext:value-type="float">
            <text:p>1,9909778813</text:p>
          </table:table-cell>
          <table:table-cell table:formula="of:=[.K17]/[.K$16]" office:value-type="float" office:value="1" calcext:value-type="float">
            <text:p>1</text:p>
          </table:table-cell>
          <table:table-cell table:formula="of:=[.L17]/[.L$16]" office:value-type="float" office:value="1.99097788125728" calcext:value-type="float">
            <text:p>1,9909778813</text:p>
          </table:table-cell>
          <table:table-cell table:number-columns-repeated="2"/>
          <table:table-cell table:formula="of:=MIN([.O17:.O18])" office:value-type="float" office:value="1.69960961577974" calcext:value-type="float">
            <text:p>1,6996096158</text:p>
          </table:table-cell>
          <table:table-cell table:style-name="ce6"/>
          <table:table-cell table:number-columns-repeated="1008"/>
        </table:table-row>
        <table:table-row table:style-name="ro1">
          <table:table-cell/>
          <table:table-cell table:formula="of:=[.B18]/[.B$16]" office:value-type="float" office:value="1.69960961577974" calcext:value-type="float">
            <text:p>1,6996096158</text:p>
          </table:table-cell>
          <table:table-cell table:formula="of:=[.C18]/[.C$16]" office:value-type="float" office:value="1.70020964360587" calcext:value-type="float">
            <text:p>1,7002096436</text:p>
          </table:table-cell>
          <table:table-cell table:formula="of:=[.D18]/[.D$16]" office:value-type="float" office:value="1.69935972060536" calcext:value-type="float">
            <text:p>1,6993597206</text:p>
          </table:table-cell>
          <table:table-cell table:formula="of:=[.E18]/[.E$16]" office:value-type="float" office:value="1.70020964360587" calcext:value-type="float">
            <text:p>1,7002096436</text:p>
          </table:table-cell>
          <table:table-cell table:formula="of:=[.F18]/[.F$16]" office:value-type="float" office:value="1.69935972060536" calcext:value-type="float">
            <text:p>1,6993597206</text:p>
          </table:table-cell>
          <table:table-cell table:formula="of:=[.G18]/[.G$16]" office:value-type="float" office:value="1.70020964360587" calcext:value-type="float">
            <text:p>1,7002096436</text:p>
          </table:table-cell>
          <table:table-cell table:formula="of:=[.H18]/[.H$16]" office:value-type="float" office:value="1.69935972060536" calcext:value-type="float">
            <text:p>1,6993597206</text:p>
          </table:table-cell>
          <table:table-cell table:formula="of:=[.I18]/[.I$16]" office:value-type="float" office:value="1.70020964360587" calcext:value-type="float">
            <text:p>1,7002096436</text:p>
          </table:table-cell>
          <table:table-cell table:formula="of:=[.J18]/[.J$16]" office:value-type="float" office:value="1.69935972060536" calcext:value-type="float">
            <text:p>1,6993597206</text:p>
          </table:table-cell>
          <table:table-cell table:formula="of:=[.K18]/[.K$16]" office:value-type="float" office:value="1.70020964360587" calcext:value-type="float">
            <text:p>1,7002096436</text:p>
          </table:table-cell>
          <table:table-cell table:formula="of:=[.L18]/[.L$16]" office:value-type="float" office:value="1.69935972060536" calcext:value-type="float">
            <text:p>1,69935972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limits</text:p>
          </table:table-cell>
          <table:table-cell table:formula="of:=POWER([.$D$5];FLOOR(LOG([.B1];[.$D$5])))" office:value-type="float" office:value="4866.1191875667" calcext:value-type="float">
            <text:p>4866,1191875667</text:p>
          </table:table-cell>
          <table:table-cell table:formula="of:=POWER([.$D$5];FLOOR(LOG([.C1];[.$D$5])))" office:value-type="float" office:value="1683.77826559401" calcext:value-type="float">
            <text:p>1683,778265594</text:p>
          </table:table-cell>
          <table:table-cell table:formula="of:=POWER([.$D$5];FLOOR(LOG([.D1];[.$D$5])))" office:value-type="float" office:value="4866.1191875667" calcext:value-type="float">
            <text:p>4866,1191875667</text:p>
          </table:table-cell>
          <table:table-cell table:formula="of:=POWER([.$D$5];FLOOR(LOG([.E1];[.$D$5])))" office:value-type="float" office:value="1683.77826559401" calcext:value-type="float">
            <text:p>1683,778265594</text:p>
          </table:table-cell>
          <table:table-cell table:formula="of:=POWER([.$D$5];FLOOR(LOG([.F1];[.$D$5])))" office:value-type="float" office:value="4866.1191875667" calcext:value-type="float">
            <text:p>4866,1191875667</text:p>
          </table:table-cell>
          <table:table-cell table:formula="of:=POWER([.$D$5];FLOOR(LOG([.G1];[.$D$5])))" office:value-type="float" office:value="1683.77826559401" calcext:value-type="float">
            <text:p>1683,778265594</text:p>
          </table:table-cell>
          <table:table-cell table:formula="of:=POWER([.$D$5];FLOOR(LOG([.H1];[.$D$5])))" office:value-type="float" office:value="4866.1191875667" calcext:value-type="float">
            <text:p>4866,1191875667</text:p>
          </table:table-cell>
          <table:table-cell table:formula="of:=POWER([.$D$5];FLOOR(LOG([.I1];[.$D$5])))" office:value-type="float" office:value="1683.77826559401" calcext:value-type="float">
            <text:p>1683,778265594</text:p>
          </table:table-cell>
          <table:table-cell table:formula="of:=POWER([.$D$5];FLOOR(LOG([.J1];[.$D$5])))" office:value-type="float" office:value="4866.1191875667" calcext:value-type="float">
            <text:p>4866,1191875667</text:p>
          </table:table-cell>
          <table:table-cell table:formula="of:=POWER([.$D$5];FLOOR(LOG([.K1];[.$D$5])))" office:value-type="float" office:value="1683.77826559401" calcext:value-type="float">
            <text:p>1683,778265594</text:p>
          </table:table-cell>
          <table:table-cell table:number-columns-repeated="1013"/>
        </table:table-row>
        <table:table-row table:style-name="ro1">
          <table:table-cell/>
          <table:table-cell table:formula="of:=POWER([.$D$5];FLOOR(LOG([.B2];[.$D$5]))+1)" office:value-type="float" office:value="8272.40261886338" calcext:value-type="float">
            <text:p>8272,4026188634</text:p>
          </table:table-cell>
          <table:table-cell table:formula="of:=POWER([.$D$5];FLOOR(LOG([.C2];[.$D$5]))+1)" office:value-type="float" office:value="2862.42305150982" calcext:value-type="float">
            <text:p>2862,4230515098</text:p>
          </table:table-cell>
          <table:table-cell table:formula="of:=POWER([.$D$5];FLOOR(LOG([.D2];[.$D$5]))+1)" office:value-type="float" office:value="8272.40261886338" calcext:value-type="float">
            <text:p>8272,4026188634</text:p>
          </table:table-cell>
          <table:table-cell table:formula="of:=POWER([.$D$5];FLOOR(LOG([.E2];[.$D$5]))+1)" office:value-type="float" office:value="2862.42305150982" calcext:value-type="float">
            <text:p>2862,4230515098</text:p>
          </table:table-cell>
          <table:table-cell table:formula="of:=POWER([.$D$5];FLOOR(LOG([.F2];[.$D$5]))+1)" office:value-type="float" office:value="8272.40261886338" calcext:value-type="float">
            <text:p>8272,4026188634</text:p>
          </table:table-cell>
          <table:table-cell table:formula="of:=POWER([.$D$5];FLOOR(LOG([.G2];[.$D$5]))+1)" office:value-type="float" office:value="2862.42305150982" calcext:value-type="float">
            <text:p>2862,4230515098</text:p>
          </table:table-cell>
          <table:table-cell table:formula="of:=POWER([.$D$5];FLOOR(LOG([.H2];[.$D$5]))+1)" office:value-type="float" office:value="8272.40261886338" calcext:value-type="float">
            <text:p>8272,4026188634</text:p>
          </table:table-cell>
          <table:table-cell table:formula="of:=POWER([.$D$5];FLOOR(LOG([.I2];[.$D$5]))+1)" office:value-type="float" office:value="2862.42305150982" calcext:value-type="float">
            <text:p>2862,4230515098</text:p>
          </table:table-cell>
          <table:table-cell table:formula="of:=POWER([.$D$5];FLOOR(LOG([.J2];[.$D$5]))+1)" office:value-type="float" office:value="8272.40261886338" calcext:value-type="float">
            <text:p>8272,4026188634</text:p>
          </table:table-cell>
          <table:table-cell table:formula="of:=POWER([.$D$5];FLOOR(LOG([.K2];[.$D$5]))+1)" office:value-type="float" office:value="2862.42305150982" calcext:value-type="float">
            <text:p>2862,423051509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ktor</text:p>
          </table:table-cell>
          <table:table-cell/>
          <table:table-cell table:formula="of:=[.D9]/[.$A$29]" office:value-type="float" office:value="1.20416666666667" calcext:value-type="float">
            <text:p>1,2041666667</text:p>
          </table:table-cell>
          <table:table-cell table:formula="of:=[.E9]/[.$A$29]" office:value-type="float" office:value="2.04708333333333" calcext:value-type="float">
            <text:p>2,0470833333</text:p>
          </table:table-cell>
          <table:table-cell table:formula="of:=[.F9]/[.$A$29]" office:value-type="float" office:value="3.48004166666667" calcext:value-type="float">
            <text:p>3,4800416667</text:p>
          </table:table-cell>
          <table:table-cell table:formula="of:=[.G9]/[.$A$29]" office:value-type="float" office:value="5.91607083333334" calcext:value-type="float">
            <text:p>5,9160708333</text:p>
          </table:table-cell>
          <table:table-cell table:formula="of:=[.H9]/[.$A$29]" office:value-type="float" office:value="10.0573204166667" calcext:value-type="float">
            <text:p>10,0573204167</text:p>
          </table:table-cell>
          <table:table-cell table:formula="of:=[.I9]/[.$A$29]" office:value-type="float" office:value="17.0974447083333" calcext:value-type="float">
            <text:p>17,0974447083</text:p>
          </table:table-cell>
          <table:table-cell table:formula="of:=[.J9]/[.$A$29]" office:value-type="float" office:value="29.0656560041667" calcext:value-type="float">
            <text:p>29,0656560042</text:p>
          </table:table-cell>
          <table:table-cell table:formula="of:=[.K9]/[.$A$29]" office:value-type="float" office:value="49.4116152070834" calcext:value-type="float">
            <text:p>49,4116152071</text:p>
          </table:table-cell>
          <table:table-cell table:formula="of:=[.L9]/[.$A$29]" office:value-type="float" office:value="83.9997458520417" calcext:value-type="float">
            <text:p>83,999745852</text:p>
          </table:table-cell>
          <table:table-cell table:formula="of:=[.M9]/[.$A$29]" office:value-type="float" office:value="142.799567948471" calcext:value-type="float">
            <text:p>142,7995679485</text:p>
          </table:table-cell>
          <table:table-cell table:formula="of:=[.N9]/[.$A$29]" office:value-type="float" office:value="242.759265512401" calcext:value-type="float">
            <text:p>242,7592655124</text:p>
          </table:table-cell>
          <table:table-cell table:formula="of:=[.O9]/[.$A$29]" office:value-type="float" office:value="412.690751371081" calcext:value-type="float">
            <text:p>412,6907513711</text:p>
          </table:table-cell>
          <table:table-cell table:formula="of:=[.P9]/[.$A$29]" office:value-type="float" office:value="701.574277330838" calcext:value-type="float">
            <text:p>701,5742773308</text:p>
          </table:table-cell>
          <table:table-cell table:formula="of:=[.Q9]/[.$A$29]" office:value-type="float" office:value="1192.67627146242" calcext:value-type="float">
            <text:p>1192,6762714624</text:p>
          </table:table-cell>
          <table:table-cell table:formula="of:=[.R9]/[.$A$29]" office:value-type="float" office:value="2027.54966148612" calcext:value-type="float">
            <text:p>2027,5496614861</text:p>
          </table:table-cell>
          <table:table-cell table:formula="of:=[.S9]/[.$A$29]" office:value-type="float" office:value="3446.83442452641" calcext:value-type="float">
            <text:p>3446,8344245264</text:p>
          </table:table-cell>
          <table:table-cell table:formula="of:=[.T9]/[.$A$29]" office:value-type="float" office:value="5859.6185216949" calcext:value-type="float">
            <text:p>5859,6185216949</text:p>
          </table:table-cell>
          <table:table-cell table:formula="of:=[.U9]/[.$A$29]" office:value-type="float" office:value="9961.35148688132" calcext:value-type="float">
            <text:p>9961,3514868813</text:p>
          </table:table-cell>
          <table:table-cell table:formula="of:=[.V9]/[.$A$29]" office:value-type="float" office:value="16934.2975276983" calcext:value-type="float">
            <text:p>16934,2975276983</text:p>
          </table:table-cell>
          <table:table-cell table:formula="of:=[.W9]/[.$A$29]" office:value-type="float" office:value="28788.305797087" calcext:value-type="float">
            <text:p>28788,305797087</text:p>
          </table:table-cell>
          <table:table-cell table:formula="of:=[.X9]/[.$A$29]" office:value-type="float" office:value="48940.119855048" calcext:value-type="float">
            <text:p>48940,119855048</text:p>
          </table:table-cell>
          <table:table-cell table:formula="of:=[.Y9]/[.$A$29]" office:value-type="float" office:value="83198.2037535815" calcext:value-type="float">
            <text:p>83198,2037535815</text:p>
          </table:table-cell>
          <table:table-cell table:formula="of:=[.Z9]/[.$A$29]" office:value-type="float" office:value="141436.946381089" calcext:value-type="float">
            <text:p>141436,946381089</text:p>
          </table:table-cell>
          <table:table-cell table:formula="of:=[.AA9]/[.$A$29]" office:value-type="float" office:value="240442.808847851" calcext:value-type="float">
            <text:p>240442,808847851</text:p>
          </table:table-cell>
          <table:table-cell table:formula="of:=[.AB9]/[.$A$29]" office:value-type="float" office:value="408752.775041346" calcext:value-type="float">
            <text:p>408752,775041346</text:p>
          </table:table-cell>
          <table:table-cell table:formula="of:=[.AC9]/[.$A$29]" office:value-type="float" office:value="694879.717570289" calcext:value-type="float">
            <text:p>694879,717570289</text:p>
          </table:table-cell>
          <table:table-cell table:formula="of:=[.AD9]/[.$A$29]" office:value-type="float" office:value="1181295.51986949" calcext:value-type="float">
            <text:p>1181295,51986949</text:p>
          </table:table-cell>
          <table:table-cell table:formula="of:=[.AE9]/[.$A$29]" office:value-type="float" office:value="2008202.38377813" calcext:value-type="float">
            <text:p>2008202,38377813</text:p>
          </table:table-cell>
          <table:table-cell table:number-columns-repeated="994"/>
        </table:table-row>
        <table:table-row table:style-name="ro1">
          <table:table-cell table:style-name="ce3" table:formula="of:=2*[.D5]-1" office:value-type="float" office:value="2.4" calcext:value-type="float">
            <text:p>2,4</text:p>
          </table:table-cell>
          <table:table-cell table:style-name="ce4" office:value-type="string" calcext:value-type="string">
            <text:p>limit down</text:p>
          </table:table-cell>
          <table:table-cell table:style-name="ce4" table:formula="of:=FLOOR([.C28])" office:value-type="float" office:value="1" calcext:value-type="float">
            <text:p>1</text:p>
          </table:table-cell>
          <table:table-cell table:style-name="ce4" table:formula="of:=FLOOR([.D28])" office:value-type="float" office:value="2" calcext:value-type="float">
            <text:p>2</text:p>
          </table:table-cell>
          <table:table-cell table:style-name="ce4" table:formula="of:=FLOOR([.E28])" office:value-type="float" office:value="3" calcext:value-type="float">
            <text:p>3</text:p>
          </table:table-cell>
          <table:table-cell table:style-name="ce4" table:formula="of:=FLOOR([.F28])" office:value-type="float" office:value="5" calcext:value-type="float">
            <text:p>5</text:p>
          </table:table-cell>
          <table:table-cell table:style-name="ce4" table:formula="of:=FLOOR([.G28])" office:value-type="float" office:value="10" calcext:value-type="float">
            <text:p>10</text:p>
          </table:table-cell>
          <table:table-cell table:style-name="ce4" table:formula="of:=FLOOR([.H28])" office:value-type="float" office:value="17" calcext:value-type="float">
            <text:p>17</text:p>
          </table:table-cell>
          <table:table-cell table:style-name="ce4" table:formula="of:=FLOOR([.I28])" office:value-type="float" office:value="29" calcext:value-type="float">
            <text:p>29</text:p>
          </table:table-cell>
          <table:table-cell table:style-name="ce4" table:formula="of:=FLOOR([.J28])" office:value-type="float" office:value="49" calcext:value-type="float">
            <text:p>49</text:p>
          </table:table-cell>
          <table:table-cell table:style-name="ce4" table:formula="of:=FLOOR([.K28])" office:value-type="float" office:value="83" calcext:value-type="float">
            <text:p>83</text:p>
          </table:table-cell>
          <table:table-cell table:style-name="ce4" table:formula="of:=FLOOR([.L28])" office:value-type="float" office:value="142" calcext:value-type="float">
            <text:p>142</text:p>
          </table:table-cell>
          <table:table-cell table:style-name="ce4" table:formula="of:=FLOOR([.M28])" office:value-type="float" office:value="242" calcext:value-type="float">
            <text:p>242</text:p>
          </table:table-cell>
          <table:table-cell table:style-name="ce4" table:formula="of:=FLOOR([.N28])" office:value-type="float" office:value="412" calcext:value-type="float">
            <text:p>412</text:p>
          </table:table-cell>
          <table:table-cell table:style-name="ce4" table:formula="of:=FLOOR([.O28])" office:value-type="float" office:value="701" calcext:value-type="float">
            <text:p>701</text:p>
          </table:table-cell>
          <table:table-cell table:style-name="ce4" table:formula="of:=FLOOR([.P28])" office:value-type="float" office:value="1192" calcext:value-type="float">
            <text:p>1192</text:p>
          </table:table-cell>
          <table:table-cell table:style-name="ce4" table:formula="of:=FLOOR([.Q28])" office:value-type="float" office:value="2027" calcext:value-type="float">
            <text:p>2027</text:p>
          </table:table-cell>
          <table:table-cell table:style-name="ce4" table:formula="of:=FLOOR([.R28])" office:value-type="float" office:value="3446" calcext:value-type="float">
            <text:p>3446</text:p>
          </table:table-cell>
          <table:table-cell table:style-name="ce4" table:formula="of:=FLOOR([.S28])" office:value-type="float" office:value="5859" calcext:value-type="float">
            <text:p>5859</text:p>
          </table:table-cell>
          <table:table-cell table:style-name="ce4" table:formula="of:=FLOOR([.T28])" office:value-type="float" office:value="9961" calcext:value-type="float">
            <text:p>9961</text:p>
          </table:table-cell>
          <table:table-cell table:style-name="ce4" table:formula="of:=FLOOR([.U28])" office:value-type="float" office:value="16934" calcext:value-type="float">
            <text:p>16934</text:p>
          </table:table-cell>
          <table:table-cell table:style-name="ce4" table:formula="of:=FLOOR([.V28])" office:value-type="float" office:value="28788" calcext:value-type="float">
            <text:p>28788</text:p>
          </table:table-cell>
          <table:table-cell table:style-name="ce4" table:formula="of:=FLOOR([.W28])" office:value-type="float" office:value="48940" calcext:value-type="float">
            <text:p>48940</text:p>
          </table:table-cell>
          <table:table-cell table:style-name="ce4" table:formula="of:=FLOOR([.X28])" office:value-type="float" office:value="83198" calcext:value-type="float">
            <text:p>83198</text:p>
          </table:table-cell>
          <table:table-cell table:style-name="ce4" table:formula="of:=FLOOR([.Y28])" office:value-type="float" office:value="141436" calcext:value-type="float">
            <text:p>141436</text:p>
          </table:table-cell>
          <table:table-cell table:style-name="ce4" table:formula="of:=FLOOR([.Z28])" office:value-type="float" office:value="240442" calcext:value-type="float">
            <text:p>240442</text:p>
          </table:table-cell>
          <table:table-cell table:style-name="ce4" table:formula="of:=FLOOR([.AA28])" office:value-type="float" office:value="408752" calcext:value-type="float">
            <text:p>408752</text:p>
          </table:table-cell>
          <table:table-cell table:style-name="ce4" table:formula="of:=FLOOR([.AB28])" office:value-type="float" office:value="694879" calcext:value-type="float">
            <text:p>694879</text:p>
          </table:table-cell>
          <table:table-cell table:style-name="ce4" table:formula="of:=FLOOR([.AC28])" office:value-type="float" office:value="1181295" calcext:value-type="float">
            <text:p>1181295</text:p>
          </table:table-cell>
          <table:table-cell table:style-name="ce4" table:formula="of:=FLOOR([.AD28])" office:value-type="float" office:value="2008202" calcext:value-type="float">
            <text:p>2008202</text:p>
          </table:table-cell>
          <table:table-cell table:style-name="ce4" table:number-columns-repeated="994"/>
        </table:table-row>
        <table:table-row table:style-name="ro1">
          <table:table-cell/>
          <table:table-cell office:value-type="string" calcext:value-type="string">
            <text:p>limit up</text:p>
          </table:table-cell>
          <table:table-cell table:formula="of:=CEILING([.C28])" office:value-type="float" office:value="2" calcext:value-type="float">
            <text:p>2</text:p>
          </table:table-cell>
          <table:table-cell table:formula="of:=CEILING([.D28])" office:value-type="float" office:value="3" calcext:value-type="float">
            <text:p>3</text:p>
          </table:table-cell>
          <table:table-cell table:formula="of:=CEILING([.E28])" office:value-type="float" office:value="4" calcext:value-type="float">
            <text:p>4</text:p>
          </table:table-cell>
          <table:table-cell table:formula="of:=CEILING([.F28])" office:value-type="float" office:value="6" calcext:value-type="float">
            <text:p>6</text:p>
          </table:table-cell>
          <table:table-cell table:formula="of:=CEILING([.G28])" office:value-type="float" office:value="11" calcext:value-type="float">
            <text:p>11</text:p>
          </table:table-cell>
          <table:table-cell table:formula="of:=CEILING([.H28])" office:value-type="float" office:value="18" calcext:value-type="float">
            <text:p>18</text:p>
          </table:table-cell>
          <table:table-cell table:formula="of:=CEILING([.I28])" office:value-type="float" office:value="30" calcext:value-type="float">
            <text:p>30</text:p>
          </table:table-cell>
          <table:table-cell table:formula="of:=CEILING([.J28])" office:value-type="float" office:value="50" calcext:value-type="float">
            <text:p>50</text:p>
          </table:table-cell>
          <table:table-cell table:formula="of:=CEILING([.K28])" office:value-type="float" office:value="84" calcext:value-type="float">
            <text:p>84</text:p>
          </table:table-cell>
          <table:table-cell table:formula="of:=CEILING([.L28])" office:value-type="float" office:value="143" calcext:value-type="float">
            <text:p>143</text:p>
          </table:table-cell>
          <table:table-cell table:formula="of:=CEILING([.M28])" office:value-type="float" office:value="243" calcext:value-type="float">
            <text:p>243</text:p>
          </table:table-cell>
          <table:table-cell table:formula="of:=CEILING([.N28])" office:value-type="float" office:value="413" calcext:value-type="float">
            <text:p>413</text:p>
          </table:table-cell>
          <table:table-cell table:formula="of:=CEILING([.O28])" office:value-type="float" office:value="702" calcext:value-type="float">
            <text:p>702</text:p>
          </table:table-cell>
          <table:table-cell table:formula="of:=CEILING([.P28])" office:value-type="float" office:value="1193" calcext:value-type="float">
            <text:p>1193</text:p>
          </table:table-cell>
          <table:table-cell table:formula="of:=CEILING([.Q28])" office:value-type="float" office:value="2028" calcext:value-type="float">
            <text:p>2028</text:p>
          </table:table-cell>
          <table:table-cell table:formula="of:=CEILING([.R28])" office:value-type="float" office:value="3447" calcext:value-type="float">
            <text:p>3447</text:p>
          </table:table-cell>
          <table:table-cell table:formula="of:=CEILING([.S28])" office:value-type="float" office:value="5860" calcext:value-type="float">
            <text:p>5860</text:p>
          </table:table-cell>
          <table:table-cell table:formula="of:=CEILING([.T28])" office:value-type="float" office:value="9962" calcext:value-type="float">
            <text:p>9962</text:p>
          </table:table-cell>
          <table:table-cell table:formula="of:=CEILING([.U28])" office:value-type="float" office:value="16935" calcext:value-type="float">
            <text:p>16935</text:p>
          </table:table-cell>
          <table:table-cell table:formula="of:=CEILING([.V28])" office:value-type="float" office:value="28789" calcext:value-type="float">
            <text:p>28789</text:p>
          </table:table-cell>
          <table:table-cell table:formula="of:=CEILING([.W28])" office:value-type="float" office:value="48941" calcext:value-type="float">
            <text:p>48941</text:p>
          </table:table-cell>
          <table:table-cell table:formula="of:=CEILING([.X28])" office:value-type="float" office:value="83199" calcext:value-type="float">
            <text:p>83199</text:p>
          </table:table-cell>
          <table:table-cell table:formula="of:=CEILING([.Y28])" office:value-type="float" office:value="141437" calcext:value-type="float">
            <text:p>141437</text:p>
          </table:table-cell>
          <table:table-cell table:formula="of:=CEILING([.Z28])" office:value-type="float" office:value="240443" calcext:value-type="float">
            <text:p>240443</text:p>
          </table:table-cell>
          <table:table-cell table:formula="of:=CEILING([.AA28])" office:value-type="float" office:value="408753" calcext:value-type="float">
            <text:p>408753</text:p>
          </table:table-cell>
          <table:table-cell table:formula="of:=CEILING([.AB28])" office:value-type="float" office:value="694880" calcext:value-type="float">
            <text:p>694880</text:p>
          </table:table-cell>
          <table:table-cell table:formula="of:=CEILING([.AC28])" office:value-type="float" office:value="1181296" calcext:value-type="float">
            <text:p>1181296</text:p>
          </table:table-cell>
          <table:table-cell table:formula="of:=CEILING([.AD28])" office:value-type="float" office:value="2008203" calcext:value-type="float">
            <text:p>2008203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([.C9]-[.C29])*[.$A$29]" office:value-type="float" office:value="1.68" calcext:value-type="float">
            <text:p>1,68</text:p>
          </table:table-cell>
          <table:table-cell table:formula="of:=([.D9]-[.D29])*[.$A$29]" office:value-type="float" office:value="2.136" calcext:value-type="float">
            <text:p>2,136</text:p>
          </table:table-cell>
          <table:table-cell table:formula="of:=([.E9]-[.E29])*[.$A$29]" office:value-type="float" office:value="4.5912" calcext:value-type="float">
            <text:p>4,5912</text:p>
          </table:table-cell>
          <table:table-cell table:formula="of:=([.F9]-[.F29])*[.$A$29]" office:value-type="float" office:value="8.04504000000001" calcext:value-type="float">
            <text:p>8,04504</text:p>
          </table:table-cell>
          <table:table-cell table:formula="of:=([.G9]-[.G29])*[.$A$29]" office:value-type="float" office:value="10.076568" calcext:value-type="float">
            <text:p>10,076568</text:p>
          </table:table-cell>
          <table:table-cell table:formula="of:=([.H9]-[.H29])*[.$A$29]" office:value-type="float" office:value="17.1301656" calcext:value-type="float">
            <text:p>17,1301656</text:p>
          </table:table-cell>
          <table:table-cell table:formula="of:=([.I9]-[.I29])*[.$A$29]" office:value-type="float" office:value="28.8812815200001" calcext:value-type="float">
            <text:p>28,88128152</text:p>
          </table:table-cell>
          <table:table-cell table:formula="of:=([.J9]-[.J29])*[.$A$29]" office:value-type="float" office:value="49.8181785840002" calcext:value-type="float">
            <text:p>49,818178584</text:p>
          </table:table-cell>
          <table:table-cell table:formula="of:=([.K9]-[.K29])*[.$A$29]" office:value-type="float" office:value="85.4109035928003" calcext:value-type="float">
            <text:p>85,4109035928</text:p>
          </table:table-cell>
          <table:table-cell table:formula="of:=([.L9]-[.L29])*[.$A$29]" office:value-type="float" office:value="143.038536107761" calcext:value-type="float">
            <text:p>143,0385361078</text:p>
          </table:table-cell>
          <table:table-cell table:formula="of:=([.M9]-[.M29])*[.$A$29]" office:value-type="float" office:value="241.725511383193" calcext:value-type="float">
            <text:p>241,7255113832</text:p>
          </table:table-cell>
          <table:table-cell table:formula="of:=([.N9]-[.N29])*[.$A$29]" office:value-type="float" office:value="409.493369351428" calcext:value-type="float">
            <text:p>409,4933693514</text:p>
          </table:table-cell>
          <table:table-cell table:formula="of:=([.O9]-[.O29])*[.$A$29]" office:value-type="float" office:value="694.698727897428" calcext:value-type="float">
            <text:p>694,6987278974</text:p>
          </table:table-cell>
          <table:table-cell table:formula="of:=([.P9]-[.P29])*[.$A$29]" office:value-type="float" office:value="1180.26783742563" calcext:value-type="float">
            <text:p>1180,2678374256</text:p>
          </table:table-cell>
          <table:table-cell table:formula="of:=([.Q9]-[.Q29])*[.$A$29]" office:value-type="float" office:value="2005.01532362357" calcext:value-type="float">
            <text:p>2005,0153236236</text:p>
          </table:table-cell>
          <table:table-cell table:formula="of:=([.R9]-[.R29])*[.$A$29]" office:value-type="float" office:value="3408.28605016007" calcext:value-type="float">
            <text:p>3408,2860501601</text:p>
          </table:table-cell>
          <table:table-cell table:formula="of:=([.S9]-[.S29])*[.$A$29]" office:value-type="float" office:value="5792.16628527212" calcext:value-type="float">
            <text:p>5792,1662852721</text:p>
          </table:table-cell>
          <table:table-cell table:formula="of:=([.T9]-[.T29])*[.$A$29]" office:value-type="float" office:value="9845.00268496261" calcext:value-type="float">
            <text:p>9845,0026849626</text:p>
          </table:table-cell>
          <table:table-cell table:formula="of:=([.U9]-[.U29])*[.$A$29]" office:value-type="float" office:value="16735.7845644364" calcext:value-type="float">
            <text:p>16735,7845644364</text:p>
          </table:table-cell>
          <table:table-cell table:formula="of:=([.V9]-[.V29])*[.$A$29]" office:value-type="float" office:value="28450.3537595419" calcext:value-type="float">
            <text:p>28450,3537595419</text:p>
          </table:table-cell>
          <table:table-cell table:formula="of:=([.W9]-[.W29])*[.$A$29]" office:value-type="float" office:value="48364.6413912213" calcext:value-type="float">
            <text:p>48364,6413912213</text:p>
          </table:table-cell>
          <table:table-cell table:formula="of:=([.X9]-[.X29])*[.$A$29]" office:value-type="float" office:value="82219.8903650763" calcext:value-type="float">
            <text:p>82219,8903650763</text:p>
          </table:table-cell>
          <table:table-cell table:formula="of:=([.Y9]-[.Y29])*[.$A$29]" office:value-type="float" office:value="139775.25362063" calcext:value-type="float">
            <text:p>139775,25362063</text:p>
          </table:table-cell>
          <table:table-cell table:formula="of:=([.Z9]-[.Z29])*[.$A$29]" office:value-type="float" office:value="237616.011155071" calcext:value-type="float">
            <text:p>237616,011155071</text:p>
          </table:table-cell>
          <table:table-cell table:formula="of:=([.AA9]-[.AA29])*[.$A$29]" office:value-type="float" office:value="403945.77896362" calcext:value-type="float">
            <text:p>403945,77896362</text:p>
          </table:table-cell>
          <table:table-cell table:formula="of:=([.AB9]-[.AB29])*[.$A$29]" office:value-type="float" office:value="686706.384238155" calcext:value-type="float">
            <text:p>686706,384238155</text:p>
          </table:table-cell>
          <table:table-cell table:formula="of:=([.AC9]-[.AC29])*[.$A$29]" office:value-type="float" office:value="1167399.17320486" calcext:value-type="float">
            <text:p>1167399,17320486</text:p>
          </table:table-cell>
          <table:table-cell table:formula="of:=([.AD9]-[.AD29])*[.$A$29]" office:value-type="float" office:value="1984577.39444827" calcext:value-type="float">
            <text:p>1984577,39444827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formula="of:=[.D10]-[.C10]" office:value-type="float" office:value="1" calcext:value-type="float">
            <text:p>1</text:p>
          </table:table-cell>
          <table:table-cell table:formula="of:=[.E10]-[.D10]" office:value-type="float" office:value="2" calcext:value-type="float">
            <text:p>2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6" calcext:value-type="float">
            <text:p>6</text:p>
          </table:table-cell>
          <table:table-cell table:formula="of:=[.H10]-[.G10]" office:value-type="float" office:value="10" calcext:value-type="float">
            <text:p>10</text:p>
          </table:table-cell>
          <table:table-cell table:formula="of:=[.I10]-[.H10]" office:value-type="float" office:value="17" calcext:value-type="float">
            <text:p>17</text:p>
          </table:table-cell>
          <table:table-cell table:formula="of:=[.J10]-[.I10]" office:value-type="float" office:value="28" calcext:value-type="float">
            <text:p>28</text:p>
          </table:table-cell>
          <table:table-cell table:formula="of:=[.K10]-[.J10]" office:value-type="float" office:value="49" calcext:value-type="float">
            <text:p>49</text:p>
          </table:table-cell>
          <table:table-cell table:formula="of:=[.L10]-[.K10]" office:value-type="float" office:value="83" calcext:value-type="float">
            <text:p>83</text:p>
          </table:table-cell>
          <table:table-cell table:formula="of:=[.M10]-[.L10]" office:value-type="float" office:value="141" calcext:value-type="float">
            <text:p>141</text:p>
          </table:table-cell>
          <table:table-cell table:formula="of:=[.N10]-[.M10]" office:value-type="float" office:value="240" calcext:value-type="float">
            <text:p>240</text:p>
          </table:table-cell>
          <table:table-cell table:formula="of:=[.O10]-[.N10]" office:value-type="float" office:value="408" calcext:value-type="float">
            <text:p>408</text:p>
          </table:table-cell>
          <table:table-cell table:formula="of:=[.P10]-[.O10]" office:value-type="float" office:value="693" calcext:value-type="float">
            <text:p>693</text:p>
          </table:table-cell>
          <table:table-cell table:formula="of:=[.Q10]-[.P10]" office:value-type="float" office:value="1179" calcext:value-type="float">
            <text:p>1179</text:p>
          </table:table-cell>
          <table:table-cell table:formula="of:=[.R10]-[.Q10]" office:value-type="float" office:value="2004" calcext:value-type="float">
            <text:p>2004</text:p>
          </table:table-cell>
          <table:table-cell table:formula="of:=[.S10]-[.R10]" office:value-type="float" office:value="3406" calcext:value-type="float">
            <text:p>3406</text:p>
          </table:table-cell>
          <table:table-cell table:formula="of:=[.T10]-[.S10]" office:value-type="float" office:value="5791" calcext:value-type="float">
            <text:p>5791</text:p>
          </table:table-cell>
          <table:table-cell table:formula="of:=[.U10]-[.T10]" office:value-type="float" office:value="9844" calcext:value-type="float">
            <text:p>9844</text:p>
          </table:table-cell>
          <table:table-cell table:formula="of:=[.V10]-[.U10]" office:value-type="float" office:value="16735" calcext:value-type="float">
            <text:p>16735</text:p>
          </table:table-cell>
          <table:table-cell table:formula="of:=[.W10]-[.V10]" office:value-type="float" office:value="28449" calcext:value-type="float">
            <text:p>28449</text:p>
          </table:table-cell>
          <table:table-cell table:formula="of:=[.X10]-[.W10]" office:value-type="float" office:value="48365" calcext:value-type="float">
            <text:p>48365</text:p>
          </table:table-cell>
          <table:table-cell table:formula="of:=[.Y10]-[.X10]" office:value-type="float" office:value="82219" calcext:value-type="float">
            <text:p>82219</text:p>
          </table:table-cell>
          <table:table-cell table:formula="of:=[.Z10]-[.Y10]" office:value-type="float" office:value="139773" calcext:value-type="float">
            <text:p>139773</text:p>
          </table:table-cell>
          <table:table-cell table:formula="of:=[.AA10]-[.Z10]" office:value-type="float" office:value="237614" calcext:value-type="float">
            <text:p>237614</text:p>
          </table:table-cell>
          <table:table-cell table:formula="of:=[.AB10]-[.AA10]" office:value-type="float" office:value="403944" calcext:value-type="float">
            <text:p>403944</text:p>
          </table:table-cell>
          <table:table-cell table:formula="of:=[.AC10]-[.AB10]" office:value-type="float" office:value="686705" calcext:value-type="float">
            <text:p>686705</text:p>
          </table:table-cell>
          <table:table-cell table:formula="of:=[.AD10]-[.AC10]" office:value-type="float" office:value="1167398" calcext:value-type="float">
            <text:p>1167398</text:p>
          </table:table-cell>
          <table:table-cell table:formula="of:=[.AE10]-[.AD10]" office:value-type="float" office:value="1984576" calcext:value-type="float">
            <text:p>1984576</text:p>
          </table:table-cell>
          <table:table-cell table:number-columns-repeated="994"/>
        </table:table-row>
        <calcext:conditional-formats>
          <calcext:conditional-format calcext:target-range-address="Sheet1.P20:Sheet1.P20">
            <calcext:condition calcext:apply-style-name="Untitled1" calcext:value="&lt;=[$Sheet1.$D$5]" calcext:base-cell-address="Sheet1.P20"/>
            <calcext:condition calcext:apply-style-name="Untitled2" calcext:value="&gt;[$Sheet1.$D$5]" calcext:base-cell-address="Sheet1.P20"/>
          </calcext:conditional-format>
        </calcext:conditional-formats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EILING(MIN(POWER([.$D$5];[.$C$5]);[.$E$5]))" office:value-type="float" office:value="1110" calcext:value-type="float">
            <text:p>1110</text:p>
          </table:table-cell>
          <table:table-cell table:formula="of:=FLOOR(MIN(POWER([.$D$5];[.$H$5]);[.$E$5]))" office:value-type="float" office:value="716" calcext:value-type="float">
            <text:p>716</text:p>
          </table:table-cell>
          <table:table-cell table:formula="of:=CEILING(MIN(POWER([.$D$5];[.$C$5]);[.$E$5]))" office:value-type="float" office:value="1110" calcext:value-type="float">
            <text:p>1110</text:p>
          </table:table-cell>
          <table:table-cell table:formula="of:=FLOOR(MIN(POWER([.$D$5];[.$H$5]);[.$E$5]))" office:value-type="float" office:value="716" calcext:value-type="float">
            <text:p>716</text:p>
          </table:table-cell>
          <table:table-cell table:formula="of:=CEILING(MIN(POWER([.$D$5];[.$C$5]);[.$E$5]))" office:value-type="float" office:value="1110" calcext:value-type="float">
            <text:p>1110</text:p>
          </table:table-cell>
          <table:table-cell table:formula="of:=FLOOR(MIN(POWER([.$D$5];[.$H$5]);[.$E$5]))" office:value-type="float" office:value="716" calcext:value-type="float">
            <text:p>716</text:p>
          </table:table-cell>
          <table:table-cell table:formula="of:=CEILING(MIN(POWER([.$D$5];[.$C$5]);[.$E$5]))" office:value-type="float" office:value="1110" calcext:value-type="float">
            <text:p>1110</text:p>
          </table:table-cell>
          <table:table-cell table:formula="of:=FLOOR(MIN(POWER([.$D$5];[.$H$5]);[.$E$5]))" office:value-type="float" office:value="716" calcext:value-type="float">
            <text:p>716</text:p>
          </table:table-cell>
          <table:table-cell table:formula="of:=CEILING(MIN(POWER([.$D$5];[.$C$5]);[.$E$5]))" office:value-type="float" office:value="1110" calcext:value-type="float">
            <text:p>1110</text:p>
          </table:table-cell>
          <table:table-cell table:formula="of:=FLOOR(MIN(POWER([.$D$5];[.$H$5]);[.$E$5]))" office:value-type="float" office:value="716" calcext:value-type="float">
            <text:p>716</text:p>
          </table:table-cell>
          <table:table-cell table:formula="of:=CEILING(MIN(POWER([.$D$5];[.$C$5]);[.$E$5]))"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5];CEILING(LOG(([.B1]);[.$D$5]))));[.$E$5])" office:value-type="float" office:value="1720" calcext:value-type="float">
            <text:p>1720</text:p>
          </table:table-cell>
          <table:table-cell table:formula="of:=MIN(FLOOR(POWER([.$D$5];CEILING(LOG(([.C1]);[.$D$5]))));[.$E$5])" office:value-type="float" office:value="716" calcext:value-type="float">
            <text:p>716</text:p>
          </table:table-cell>
          <table:table-cell table:formula="of:=MIN(FLOOR(POWER([.$D$5];CEILING(LOG(([.D1]);[.$D$5]))));[.$E$5])" office:value-type="float" office:value="1720" calcext:value-type="float">
            <text:p>1720</text:p>
          </table:table-cell>
          <table:table-cell table:formula="of:=MIN(FLOOR(POWER([.$D$5];CEILING(LOG(([.E1]);[.$D$5]))));[.$E$5])" office:value-type="float" office:value="716" calcext:value-type="float">
            <text:p>716</text:p>
          </table:table-cell>
          <table:table-cell table:formula="of:=MIN(FLOOR(POWER([.$D$5];CEILING(LOG(([.F1]);[.$D$5]))));[.$E$5])" office:value-type="float" office:value="1720" calcext:value-type="float">
            <text:p>1720</text:p>
          </table:table-cell>
          <table:table-cell table:formula="of:=MIN(FLOOR(POWER([.$D$5];CEILING(LOG(([.G1]);[.$D$5]))));[.$E$5])" office:value-type="float" office:value="716" calcext:value-type="float">
            <text:p>716</text:p>
          </table:table-cell>
          <table:table-cell table:formula="of:=MIN(FLOOR(POWER([.$D$5];CEILING(LOG(([.H1]);[.$D$5]))));[.$E$5])" office:value-type="float" office:value="1720" calcext:value-type="float">
            <text:p>1720</text:p>
          </table:table-cell>
          <table:table-cell table:formula="of:=MIN(FLOOR(POWER([.$D$5];CEILING(LOG(([.I1]);[.$D$5]))));[.$E$5])" office:value-type="float" office:value="716" calcext:value-type="float">
            <text:p>716</text:p>
          </table:table-cell>
          <table:table-cell table:formula="of:=MIN(FLOOR(POWER([.$D$5];CEILING(LOG(([.J1]);[.$D$5]))));[.$E$5])" office:value-type="float" office:value="1720" calcext:value-type="float">
            <text:p>1720</text:p>
          </table:table-cell>
          <table:table-cell table:formula="of:=MIN(FLOOR(POWER([.$D$5];CEILING(LOG(([.K1]);[.$D$5]))));[.$E$5])" office:value-type="float" office:value="716" calcext:value-type="float">
            <text:p>716</text:p>
          </table:table-cell>
          <table:table-cell table:formula="of:=MIN(FLOOR(POWER([.$D$5];CEILING(LOG(([.L1]);[.$D$5]))));[.$E$5])"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5];CEILING(LOG(([.B2]);[.$D$5]))));[.$E$5])" office:value-type="float" office:value="1720" calcext:value-type="float">
            <text:p>1720</text:p>
          </table:table-cell>
          <table:table-cell office:value-type="float" office:value="1109" calcext:value-type="float">
            <text:p>1109</text:p>
          </table:table-cell>
          <table:table-cell table:formula="of:=MIN(FLOOR(POWER([.$D$5];CEILING(LOG(([.D2]);[.$D$5]))));[.$E$5])" office:value-type="float" office:value="1720" calcext:value-type="float">
            <text:p>1720</text:p>
          </table:table-cell>
          <table:table-cell office:value-type="float" office:value="1109" calcext:value-type="float">
            <text:p>1109</text:p>
          </table:table-cell>
          <table:table-cell table:formula="of:=MIN(FLOOR(POWER([.$D$5];CEILING(LOG(([.F2]);[.$D$5]))));[.$E$5])" office:value-type="float" office:value="1720" calcext:value-type="float">
            <text:p>1720</text:p>
          </table:table-cell>
          <table:table-cell office:value-type="float" office:value="1109" calcext:value-type="float">
            <text:p>1109</text:p>
          </table:table-cell>
          <table:table-cell table:formula="of:=MIN(FLOOR(POWER([.$D$5];CEILING(LOG(([.H2]);[.$D$5]))));[.$E$5])" office:value-type="float" office:value="1720" calcext:value-type="float">
            <text:p>1720</text:p>
          </table:table-cell>
          <table:table-cell office:value-type="float" office:value="1109" calcext:value-type="float">
            <text:p>1109</text:p>
          </table:table-cell>
          <table:table-cell table:formula="of:=MIN(FLOOR(POWER([.$D$5];CEILING(LOG(([.J2]);[.$D$5]))));[.$E$5])" office:value-type="float" office:value="1720" calcext:value-type="float">
            <text:p>1720</text:p>
          </table:table-cell>
          <table:table-cell office:value-type="float" office:value="1109" calcext:value-type="float">
            <text:p>1109</text:p>
          </table:table-cell>
          <table:table-cell table:formula="of:=MIN(FLOOR(POWER([.$D$5];CEILING(LOG(([.L2]);[.$D$5]))));[.$E$5])"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/>
          <table:table-cell office:value-type="string" calcext:value-type="string">
            <text:p>spower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.55" calcext:value-type="float">
            <text:p>1,55</text:p>
          </table:table-cell>
          <table:table-cell office:value-type="float" office:value="44544444" calcext:value-type="float">
            <text:p>44544444</text:p>
          </table:table-cell>
          <table:table-cell table:formula="of:=FLOOR(LOG([.E5];[.D5]))"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+1" office:value-type="float" office:value="2" calcext:value-type="float">
            <text:p>2</text:p>
          </table:table-cell>
          <table:table-cell table:formula="of:=[.D8]+1" office:value-type="float" office:value="3" calcext:value-type="float">
            <text:p>3</text:p>
          </table:table-cell>
          <table:table-cell table:formula="of:=[.E8]+1" office:value-type="float" office:value="4" calcext:value-type="float">
            <text:p>4</text:p>
          </table:table-cell>
          <table:table-cell table:formula="of:=[.F8]+1" office:value-type="float" office:value="5" calcext:value-type="float">
            <text:p>5</text:p>
          </table:table-cell>
          <table:table-cell table:formula="of:=[.G8]+1" office:value-type="float" office:value="6" calcext:value-type="float">
            <text:p>6</text:p>
          </table:table-cell>
          <table:table-cell table:formula="of:=[.H8]+1" office:value-type="float" office:value="7" calcext:value-type="float">
            <text:p>7</text:p>
          </table:table-cell>
          <table:table-cell table:formula="of:=[.I8]+1" office:value-type="float" office:value="8" calcext:value-type="float">
            <text:p>8</text:p>
          </table:table-cell>
          <table:table-cell table:formula="of:=[.J8]+1" office:value-type="float" office:value="9" calcext:value-type="float">
            <text:p>9</text:p>
          </table:table-cell>
          <table:table-cell table:formula="of:=[.K8]+1" office:value-type="float" office:value="10" calcext:value-type="float">
            <text:p>10</text:p>
          </table:table-cell>
          <table:table-cell table:formula="of:=[.L8]+1" office:value-type="float" office:value="11" calcext:value-type="float">
            <text:p>11</text:p>
          </table:table-cell>
          <table:table-cell table:formula="of:=[.M8]+1" office:value-type="float" office:value="12" calcext:value-type="float">
            <text:p>12</text:p>
          </table:table-cell>
          <table:table-cell table:formula="of:=[.N8]+1" office:value-type="float" office:value="13" calcext:value-type="float">
            <text:p>13</text:p>
          </table:table-cell>
          <table:table-cell table:formula="of:=[.O8]+1" office:value-type="float" office:value="14" calcext:value-type="float">
            <text:p>14</text:p>
          </table:table-cell>
          <table:table-cell table:formula="of:=[.P8]+1" office:value-type="float" office:value="15" calcext:value-type="float">
            <text:p>15</text:p>
          </table:table-cell>
          <table:table-cell table:formula="of:=[.Q8]+1" office:value-type="float" office:value="16" calcext:value-type="float">
            <text:p>16</text:p>
          </table:table-cell>
          <table:table-cell table:formula="of:=[.R8]+1" office:value-type="float" office:value="17" calcext:value-type="float">
            <text:p>17</text:p>
          </table:table-cell>
          <table:table-cell table:formula="of:=[.S8]+1" office:value-type="float" office:value="18" calcext:value-type="float">
            <text:p>18</text:p>
          </table:table-cell>
          <table:table-cell table:formula="of:=[.T8]+1" office:value-type="float" office:value="19" calcext:value-type="float">
            <text:p>19</text:p>
          </table:table-cell>
          <table:table-cell table:formula="of:=[.U8]+1" office:value-type="float" office:value="20" calcext:value-type="float">
            <text:p>20</text:p>
          </table:table-cell>
          <table:table-cell table:formula="of:=[.V8]+1" office:value-type="float" office:value="21" calcext:value-type="float">
            <text:p>21</text:p>
          </table:table-cell>
          <table:table-cell table:formula="of:=[.W8]+1" office:value-type="float" office:value="22" calcext:value-type="float">
            <text:p>22</text:p>
          </table:table-cell>
          <table:table-cell table:formula="of:=[.X8]+1" office:value-type="float" office:value="23" calcext:value-type="float">
            <text:p>23</text:p>
          </table:table-cell>
          <table:table-cell table:formula="of:=[.Y8]+1" office:value-type="float" office:value="24" calcext:value-type="float">
            <text:p>24</text:p>
          </table:table-cell>
          <table:table-cell table:formula="of:=[.Z8]+1" office:value-type="float" office:value="25" calcext:value-type="float">
            <text:p>25</text:p>
          </table:table-cell>
          <table:table-cell table:formula="of:=[.AA8]+1" office:value-type="float" office:value="26" calcext:value-type="float">
            <text:p>26</text:p>
          </table:table-cell>
          <table:table-cell table:formula="of:=[.AB8]+1" office:value-type="float" office:value="27" calcext:value-type="float">
            <text:p>27</text:p>
          </table:table-cell>
          <table:table-cell table:formula="of:=[.AC8]+1" office:value-type="float" office:value="28" calcext:value-type="float">
            <text:p>28</text:p>
          </table:table-cell>
          <table:table-cell table:formula="of:=[.AD8]+1" office:value-type="float" office:value="29" calcext:value-type="float">
            <text:p>29</text:p>
          </table:table-cell>
          <table:table-cell table:formula="of:=[.AE8]+1" office:value-type="float" office:value="30" calcext:value-type="float">
            <text:p>30</text:p>
          </table:table-cell>
          <table:table-cell table:formula="of:=[.AF8]+1" office:value-type="float" office:value="31" calcext:value-type="float">
            <text:p>31</text:p>
          </table:table-cell>
          <table:table-cell table:formula="of:=[.AG8]+1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recise</text:p>
          </table:table-cell>
          <table:table-cell table:formula="of:=POWER([.$D$5];[.B8])" office:value-type="float" office:value="1" calcext:value-type="float">
            <text:p>1</text:p>
          </table:table-cell>
          <table:table-cell table:formula="of:=POWER([.$D$5];[.C8])" office:value-type="float" office:value="1.55" calcext:value-type="float">
            <text:p>1,55</text:p>
          </table:table-cell>
          <table:table-cell table:formula="of:=POWER([.$D$5];[.D8])" office:value-type="float" office:value="2.4025" calcext:value-type="float">
            <text:p>2,4025</text:p>
          </table:table-cell>
          <table:table-cell table:formula="of:=POWER([.$D$5];[.E8])" office:value-type="float" office:value="3.723875" calcext:value-type="float">
            <text:p>3,723875</text:p>
          </table:table-cell>
          <table:table-cell table:formula="of:=POWER([.$D$5];[.F8])" office:value-type="float" office:value="5.77200625" calcext:value-type="float">
            <text:p>5,77200625</text:p>
          </table:table-cell>
          <table:table-cell table:formula="of:=POWER([.$D$5];[.G8])" office:value-type="float" office:value="8.9466096875" calcext:value-type="float">
            <text:p>8,9466096875</text:p>
          </table:table-cell>
          <table:table-cell table:formula="of:=POWER([.$D$5];[.H8])" office:value-type="float" office:value="13.867245015625" calcext:value-type="float">
            <text:p>13,8672450156</text:p>
          </table:table-cell>
          <table:table-cell table:formula="of:=POWER([.$D$5];[.I8])" office:value-type="float" office:value="21.4942297742188" calcext:value-type="float">
            <text:p>21,4942297742</text:p>
          </table:table-cell>
          <table:table-cell table:formula="of:=POWER([.$D$5];[.J8])" office:value-type="float" office:value="33.3160561500391" calcext:value-type="float">
            <text:p>33,31605615</text:p>
          </table:table-cell>
          <table:table-cell table:formula="of:=POWER([.$D$5];[.K8])" office:value-type="float" office:value="51.6398870325606" calcext:value-type="float">
            <text:p>51,6398870326</text:p>
          </table:table-cell>
          <table:table-cell table:formula="of:=POWER([.$D$5];[.L8])" office:value-type="float" office:value="80.0418249004689" calcext:value-type="float">
            <text:p>80,0418249005</text:p>
          </table:table-cell>
          <table:table-cell table:formula="of:=POWER([.$D$5];[.M8])" office:value-type="float" office:value="124.064828595727" calcext:value-type="float">
            <text:p>124,0648285957</text:p>
          </table:table-cell>
          <table:table-cell table:formula="of:=POWER([.$D$5];[.N8])" office:value-type="float" office:value="192.300484323376" calcext:value-type="float">
            <text:p>192,3004843234</text:p>
          </table:table-cell>
          <table:table-cell table:formula="of:=POWER([.$D$5];[.O8])" office:value-type="float" office:value="298.065750701234" calcext:value-type="float">
            <text:p>298,0657507012</text:p>
          </table:table-cell>
          <table:table-cell table:formula="of:=POWER([.$D$5];[.P8])" office:value-type="float" office:value="462.001913586912" calcext:value-type="float">
            <text:p>462,0019135869</text:p>
          </table:table-cell>
          <table:table-cell table:formula="of:=POWER([.$D$5];[.Q8])" office:value-type="float" office:value="716.102966059714" calcext:value-type="float">
            <text:p>716,1029660597</text:p>
          </table:table-cell>
          <table:table-cell table:formula="of:=POWER([.$D$5];[.R8])" office:value-type="float" office:value="1109.95959739256" calcext:value-type="float">
            <text:p>1109,9595973926</text:p>
          </table:table-cell>
          <table:table-cell table:formula="of:=POWER([.$D$5];[.S8])" office:value-type="float" office:value="1720.43737595846" calcext:value-type="float">
            <text:p>1720,4373759585</text:p>
          </table:table-cell>
          <table:table-cell table:formula="of:=POWER([.$D$5];[.T8])" office:value-type="float" office:value="2666.67793273562" calcext:value-type="float">
            <text:p>2666,6779327356</text:p>
          </table:table-cell>
          <table:table-cell table:formula="of:=POWER([.$D$5];[.U8])" office:value-type="float" office:value="4133.35079574021" calcext:value-type="float">
            <text:p>4133,3507957402</text:p>
          </table:table-cell>
          <table:table-cell table:formula="of:=POWER([.$D$5];[.V8])" office:value-type="float" office:value="6406.69373339732" calcext:value-type="float">
            <text:p>6406,6937333973</text:p>
          </table:table-cell>
          <table:table-cell table:formula="of:=POWER([.$D$5];[.W8])" office:value-type="float" office:value="9930.37528676584" calcext:value-type="float">
            <text:p>9930,3752867659</text:p>
          </table:table-cell>
          <table:table-cell table:formula="of:=POWER([.$D$5];[.X8])" office:value-type="float" office:value="15392.0816944871" calcext:value-type="float">
            <text:p>15392,0816944871</text:p>
          </table:table-cell>
          <table:table-cell table:formula="of:=POWER([.$D$5];[.Y8])" office:value-type="float" office:value="23857.7266264549" calcext:value-type="float">
            <text:p>23857,7266264549</text:p>
          </table:table-cell>
          <table:table-cell table:formula="of:=POWER([.$D$5];[.Z8])" office:value-type="float" office:value="36979.4762710052" calcext:value-type="float">
            <text:p>36979,4762710052</text:p>
          </table:table-cell>
          <table:table-cell table:formula="of:=POWER([.$D$5];[.AA8])" office:value-type="float" office:value="57318.188220058" calcext:value-type="float">
            <text:p>57318,188220058</text:p>
          </table:table-cell>
          <table:table-cell table:formula="of:=POWER([.$D$5];[.AB8])" office:value-type="float" office:value="88843.1917410899" calcext:value-type="float">
            <text:p>88843,1917410899</text:p>
          </table:table-cell>
          <table:table-cell table:formula="of:=POWER([.$D$5];[.AC8])" office:value-type="float" office:value="137706.947198689" calcext:value-type="float">
            <text:p>137706,947198689</text:p>
          </table:table-cell>
          <table:table-cell table:formula="of:=POWER([.$D$5];[.AD8])" office:value-type="float" office:value="213445.768157968" calcext:value-type="float">
            <text:p>213445,768157968</text:p>
          </table:table-cell>
          <table:table-cell table:formula="of:=POWER([.$D$5];[.AE8])" office:value-type="float" office:value="330840.940644851" calcext:value-type="float">
            <text:p>330840,940644851</text:p>
          </table:table-cell>
          <table:table-cell table:formula="of:=POWER([.$D$5];[.AF8])" office:value-type="float" office:value="512803.457999519" calcext:value-type="float">
            <text:p>512803,457999519</text:p>
          </table:table-cell>
          <table:table-cell table:formula="of:=POWER([.$D$5];[.AG8])" office:value-type="float" office:value="794845.359899255" calcext:value-type="float">
            <text:p>794845,359899255</text:p>
          </table:table-cell>
          <table:table-cell table:formula="of:=POWER([.$D$5];[.AH8])" office:value-type="float" office:value="1232010.30784385" calcext:value-type="float">
            <text:p>1232010,3078438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table:formula="of:=FLOOR([.B9])" office:value-type="float" office:value="1" calcext:value-type="float">
            <text:p>1</text:p>
          </table:table-cell>
          <table:table-cell table:style-name="ce2" table:formula="of:=FLOOR([.C9])" office:value-type="float" office:value="1" calcext:value-type="float">
            <text:p>1</text:p>
          </table:table-cell>
          <table:table-cell table:style-name="ce2" table:formula="of:=FLOOR([.D9])" office:value-type="float" office:value="2" calcext:value-type="float">
            <text:p>2</text:p>
          </table:table-cell>
          <table:table-cell table:style-name="ce2" table:formula="of:=FLOOR([.E9])" office:value-type="float" office:value="3" calcext:value-type="float">
            <text:p>3</text:p>
          </table:table-cell>
          <table:table-cell table:style-name="ce2" table:formula="of:=FLOOR([.F9])" office:value-type="float" office:value="5" calcext:value-type="float">
            <text:p>5</text:p>
          </table:table-cell>
          <table:table-cell table:style-name="ce2" table:formula="of:=FLOOR([.G9])" office:value-type="float" office:value="8" calcext:value-type="float">
            <text:p>8</text:p>
          </table:table-cell>
          <table:table-cell table:style-name="ce2" table:formula="of:=FLOOR([.H9])" office:value-type="float" office:value="13" calcext:value-type="float">
            <text:p>13</text:p>
          </table:table-cell>
          <table:table-cell table:style-name="ce2" table:formula="of:=FLOOR([.I9])" office:value-type="float" office:value="21" calcext:value-type="float">
            <text:p>21</text:p>
          </table:table-cell>
          <table:table-cell table:style-name="ce2" table:formula="of:=FLOOR([.J9])" office:value-type="float" office:value="33" calcext:value-type="float">
            <text:p>33</text:p>
          </table:table-cell>
          <table:table-cell table:style-name="ce2" table:formula="of:=FLOOR([.K9])" office:value-type="float" office:value="51" calcext:value-type="float">
            <text:p>51</text:p>
          </table:table-cell>
          <table:table-cell table:style-name="ce2" table:formula="of:=FLOOR([.L9])" office:value-type="float" office:value="80" calcext:value-type="float">
            <text:p>80</text:p>
          </table:table-cell>
          <table:table-cell table:style-name="ce2" table:formula="of:=FLOOR([.M9])" office:value-type="float" office:value="124" calcext:value-type="float">
            <text:p>124</text:p>
          </table:table-cell>
          <table:table-cell table:style-name="ce2" table:formula="of:=FLOOR([.N9])" office:value-type="float" office:value="192" calcext:value-type="float">
            <text:p>192</text:p>
          </table:table-cell>
          <table:table-cell table:style-name="ce2" table:formula="of:=FLOOR([.O9])" office:value-type="float" office:value="298" calcext:value-type="float">
            <text:p>298</text:p>
          </table:table-cell>
          <table:table-cell table:style-name="ce2" table:formula="of:=FLOOR([.P9])" office:value-type="float" office:value="462" calcext:value-type="float">
            <text:p>462</text:p>
          </table:table-cell>
          <table:table-cell table:style-name="ce2" table:formula="of:=FLOOR([.Q9])" office:value-type="float" office:value="716" calcext:value-type="float">
            <text:p>716</text:p>
          </table:table-cell>
          <table:table-cell table:style-name="ce2" table:formula="of:=FLOOR([.R9])" office:value-type="float" office:value="1109" calcext:value-type="float">
            <text:p>1109</text:p>
          </table:table-cell>
          <table:table-cell table:style-name="ce2" table:formula="of:=FLOOR([.S9])" office:value-type="float" office:value="1720" calcext:value-type="float">
            <text:p>1720</text:p>
          </table:table-cell>
          <table:table-cell table:style-name="ce2" table:formula="of:=FLOOR([.T9])" office:value-type="float" office:value="2666" calcext:value-type="float">
            <text:p>2666</text:p>
          </table:table-cell>
          <table:table-cell table:style-name="ce2" table:formula="of:=FLOOR([.U9])" office:value-type="float" office:value="4133" calcext:value-type="float">
            <text:p>4133</text:p>
          </table:table-cell>
          <table:table-cell table:style-name="ce2" table:formula="of:=FLOOR([.V9])" office:value-type="float" office:value="6406" calcext:value-type="float">
            <text:p>6406</text:p>
          </table:table-cell>
          <table:table-cell table:style-name="ce2" table:formula="of:=FLOOR([.W9])" office:value-type="float" office:value="9930" calcext:value-type="float">
            <text:p>9930</text:p>
          </table:table-cell>
          <table:table-cell table:style-name="ce2" table:formula="of:=FLOOR([.X9])" office:value-type="float" office:value="15392" calcext:value-type="float">
            <text:p>15392</text:p>
          </table:table-cell>
          <table:table-cell table:style-name="ce2" table:formula="of:=FLOOR([.Y9])" office:value-type="float" office:value="23857" calcext:value-type="float">
            <text:p>23857</text:p>
          </table:table-cell>
          <table:table-cell table:style-name="ce2" table:formula="of:=FLOOR([.Z9])" office:value-type="float" office:value="36979" calcext:value-type="float">
            <text:p>36979</text:p>
          </table:table-cell>
          <table:table-cell table:style-name="ce2" table:formula="of:=FLOOR([.AA9])" office:value-type="float" office:value="57318" calcext:value-type="float">
            <text:p>57318</text:p>
          </table:table-cell>
          <table:table-cell table:style-name="ce2" table:formula="of:=FLOOR([.AB9])" office:value-type="float" office:value="88843" calcext:value-type="float">
            <text:p>88843</text:p>
          </table:table-cell>
          <table:table-cell table:style-name="ce2" table:formula="of:=FLOOR([.AC9])" office:value-type="float" office:value="137706" calcext:value-type="float">
            <text:p>137706</text:p>
          </table:table-cell>
          <table:table-cell table:style-name="ce2" table:formula="of:=FLOOR([.AD9])" office:value-type="float" office:value="213445" calcext:value-type="float">
            <text:p>213445</text:p>
          </table:table-cell>
          <table:table-cell table:style-name="ce2" table:formula="of:=FLOOR([.AE9])" office:value-type="float" office:value="330840" calcext:value-type="float">
            <text:p>330840</text:p>
          </table:table-cell>
          <table:table-cell table:style-name="ce2" table:formula="of:=FLOOR([.AF9])" office:value-type="float" office:value="512803" calcext:value-type="float">
            <text:p>512803</text:p>
          </table:table-cell>
          <table:table-cell table:style-name="ce2" table:formula="of:=FLOOR([.AG9])" office:value-type="float" office:value="794845" calcext:value-type="float">
            <text:p>794845</text:p>
          </table:table-cell>
          <table:table-cell table:style-name="ce2" table:formula="of:=FLOOR([.AH9])" office:value-type="float" office:value="1232010" calcext:value-type="float">
            <text:p>1232010</text:p>
          </table:table-cell>
          <table:table-cell table:style-name="ce2" table:number-columns-repeated="990"/>
        </table:table-row>
        <table:table-row table:style-name="ro1">
          <table:table-cell office:value-type="string" calcext:value-type="string">
            <text:p>up</text:p>
          </table:table-cell>
          <table:table-cell table:style-name="ce4" table:formula="of:=CEILING([.B9])" office:value-type="float" office:value="1" calcext:value-type="float">
            <text:p>1</text:p>
          </table:table-cell>
          <table:table-cell table:style-name="ce4" table:formula="of:=CEILING([.C9])" office:value-type="float" office:value="2" calcext:value-type="float">
            <text:p>2</text:p>
          </table:table-cell>
          <table:table-cell table:style-name="ce4" table:formula="of:=CEILING([.D9])" office:value-type="float" office:value="3" calcext:value-type="float">
            <text:p>3</text:p>
          </table:table-cell>
          <table:table-cell table:style-name="ce4" table:formula="of:=CEILING([.E9])" office:value-type="float" office:value="4" calcext:value-type="float">
            <text:p>4</text:p>
          </table:table-cell>
          <table:table-cell table:style-name="ce4" table:formula="of:=CEILING([.F9])" office:value-type="float" office:value="6" calcext:value-type="float">
            <text:p>6</text:p>
          </table:table-cell>
          <table:table-cell table:style-name="ce4" table:formula="of:=CEILING([.G9])" office:value-type="float" office:value="9" calcext:value-type="float">
            <text:p>9</text:p>
          </table:table-cell>
          <table:table-cell table:style-name="ce4" table:formula="of:=CEILING([.H9])" office:value-type="float" office:value="14" calcext:value-type="float">
            <text:p>14</text:p>
          </table:table-cell>
          <table:table-cell table:style-name="ce4" table:formula="of:=CEILING([.I9])" office:value-type="float" office:value="22" calcext:value-type="float">
            <text:p>22</text:p>
          </table:table-cell>
          <table:table-cell table:style-name="ce4" table:formula="of:=CEILING([.J9])" office:value-type="float" office:value="34" calcext:value-type="float">
            <text:p>34</text:p>
          </table:table-cell>
          <table:table-cell table:style-name="ce4" table:formula="of:=CEILING([.K9])" office:value-type="float" office:value="52" calcext:value-type="float">
            <text:p>52</text:p>
          </table:table-cell>
          <table:table-cell table:style-name="ce4" table:formula="of:=CEILING([.L9])" office:value-type="float" office:value="81" calcext:value-type="float">
            <text:p>81</text:p>
          </table:table-cell>
          <table:table-cell table:style-name="ce4" table:formula="of:=CEILING([.M9])" office:value-type="float" office:value="125" calcext:value-type="float">
            <text:p>125</text:p>
          </table:table-cell>
          <table:table-cell table:style-name="ce4" table:formula="of:=CEILING([.N9])" office:value-type="float" office:value="193" calcext:value-type="float">
            <text:p>193</text:p>
          </table:table-cell>
          <table:table-cell table:style-name="ce4" table:formula="of:=CEILING([.O9])" office:value-type="float" office:value="299" calcext:value-type="float">
            <text:p>299</text:p>
          </table:table-cell>
          <table:table-cell table:style-name="ce4" table:formula="of:=CEILING([.P9])" office:value-type="float" office:value="463" calcext:value-type="float">
            <text:p>463</text:p>
          </table:table-cell>
          <table:table-cell table:style-name="ce4" table:formula="of:=CEILING([.Q9])" office:value-type="float" office:value="717" calcext:value-type="float">
            <text:p>717</text:p>
          </table:table-cell>
          <table:table-cell table:style-name="ce4" table:formula="of:=CEILING([.R9])" office:value-type="float" office:value="1110" calcext:value-type="float">
            <text:p>1110</text:p>
          </table:table-cell>
          <table:table-cell table:style-name="ce4" table:formula="of:=CEILING([.S9])" office:value-type="float" office:value="1721" calcext:value-type="float">
            <text:p>1721</text:p>
          </table:table-cell>
          <table:table-cell table:style-name="ce4" table:formula="of:=CEILING([.T9])" office:value-type="float" office:value="2667" calcext:value-type="float">
            <text:p>2667</text:p>
          </table:table-cell>
          <table:table-cell table:style-name="ce4" table:formula="of:=CEILING([.U9])" office:value-type="float" office:value="4134" calcext:value-type="float">
            <text:p>4134</text:p>
          </table:table-cell>
          <table:table-cell table:style-name="ce4" table:formula="of:=CEILING([.V9])" office:value-type="float" office:value="6407" calcext:value-type="float">
            <text:p>6407</text:p>
          </table:table-cell>
          <table:table-cell table:style-name="ce4" table:formula="of:=CEILING([.W9])" office:value-type="float" office:value="9931" calcext:value-type="float">
            <text:p>9931</text:p>
          </table:table-cell>
          <table:table-cell table:style-name="ce4" table:formula="of:=CEILING([.X9])" office:value-type="float" office:value="15393" calcext:value-type="float">
            <text:p>15393</text:p>
          </table:table-cell>
          <table:table-cell table:style-name="ce4" table:formula="of:=CEILING([.Y9])" office:value-type="float" office:value="23858" calcext:value-type="float">
            <text:p>23858</text:p>
          </table:table-cell>
          <table:table-cell table:style-name="ce4" table:formula="of:=CEILING([.Z9])" office:value-type="float" office:value="36980" calcext:value-type="float">
            <text:p>36980</text:p>
          </table:table-cell>
          <table:table-cell table:style-name="ce4" table:formula="of:=CEILING([.AA9])" office:value-type="float" office:value="57319" calcext:value-type="float">
            <text:p>57319</text:p>
          </table:table-cell>
          <table:table-cell table:style-name="ce4" table:formula="of:=CEILING([.AB9])" office:value-type="float" office:value="88844" calcext:value-type="float">
            <text:p>88844</text:p>
          </table:table-cell>
          <table:table-cell table:style-name="ce4" table:formula="of:=CEILING([.AC9])" office:value-type="float" office:value="137707" calcext:value-type="float">
            <text:p>137707</text:p>
          </table:table-cell>
          <table:table-cell table:style-name="ce4" table:formula="of:=CEILING([.AD9])" office:value-type="float" office:value="213446" calcext:value-type="float">
            <text:p>213446</text:p>
          </table:table-cell>
          <table:table-cell table:style-name="ce4" table:formula="of:=CEILING([.AE9])" office:value-type="float" office:value="330841" calcext:value-type="float">
            <text:p>330841</text:p>
          </table:table-cell>
          <table:table-cell table:style-name="ce4" table:formula="of:=CEILING([.AF9])" office:value-type="float" office:value="512804" calcext:value-type="float">
            <text:p>512804</text:p>
          </table:table-cell>
          <table:table-cell table:style-name="ce4" table:formula="of:=CEILING([.AG9])" office:value-type="float" office:value="794846" calcext:value-type="float">
            <text:p>794846</text:p>
          </table:table-cell>
          <table:table-cell table:style-name="ce4" table:formula="of:=CEILING([.AH9])" office:value-type="float" office:value="1232011" calcext:value-type="float">
            <text:p>1232011</text:p>
          </table:table-cell>
          <table:table-cell table:style-name="ce4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10]/[.B10]" office:value-type="float" office:value="1" calcext:value-type="float">
            <text:p>1</text:p>
          </table:table-cell>
          <table:table-cell table:formula="of:=[.D10]/[.C10]" office:value-type="float" office:value="2" calcext:value-type="float">
            <text:p>2</text:p>
          </table:table-cell>
          <table:table-cell table:formula="of:=[.E10]/[.D10]" office:value-type="float" office:value="1.5" calcext:value-type="float">
            <text:p>1,5</text:p>
          </table:table-cell>
          <table:table-cell table:formula="of:=[.F10]/[.E10]" office:value-type="float" office:value="1.66666666666667" calcext:value-type="float">
            <text:p>1,6666666667</text:p>
          </table:table-cell>
          <table:table-cell table:formula="of:=[.G10]/[.F10]" office:value-type="float" office:value="1.6" calcext:value-type="float">
            <text:p>1,6</text:p>
          </table:table-cell>
          <table:table-cell table:formula="of:=[.H10]/[.G10]" office:value-type="float" office:value="1.625" calcext:value-type="float">
            <text:p>1,625</text:p>
          </table:table-cell>
          <table:table-cell table:formula="of:=[.I10]/[.H10]" office:value-type="float" office:value="1.61538461538462" calcext:value-type="float">
            <text:p>1,6153846154</text:p>
          </table:table-cell>
          <table:table-cell table:formula="of:=[.J10]/[.I10]" office:value-type="float" office:value="1.57142857142857" calcext:value-type="float">
            <text:p>1,5714285714</text:p>
          </table:table-cell>
          <table:table-cell table:formula="of:=[.K10]/[.J10]" office:value-type="float" office:value="1.54545454545455" calcext:value-type="float">
            <text:p>1,5454545455</text:p>
          </table:table-cell>
          <table:table-cell table:formula="of:=[.L10]/[.K10]" office:value-type="float" office:value="1.56862745098039" calcext:value-type="float">
            <text:p>1,568627451</text:p>
          </table:table-cell>
          <table:table-cell table:formula="of:=[.M10]/[.L10]" office:value-type="float" office:value="1.55" calcext:value-type="float">
            <text:p>1,55</text:p>
          </table:table-cell>
          <table:table-cell table:formula="of:=[.N10]/[.M10]" office:value-type="float" office:value="1.54838709677419" calcext:value-type="float">
            <text:p>1,5483870968</text:p>
          </table:table-cell>
          <table:table-cell table:formula="of:=[.O10]/[.N10]" office:value-type="float" office:value="1.55208333333333" calcext:value-type="float">
            <text:p>1,5520833333</text:p>
          </table:table-cell>
          <table:table-cell table:formula="of:=[.P10]/[.O10]" office:value-type="float" office:value="1.5503355704698" calcext:value-type="float">
            <text:p>1,5503355705</text:p>
          </table:table-cell>
          <table:table-cell table:formula="of:=[.Q10]/[.P10]" office:value-type="float" office:value="1.54978354978355" calcext:value-type="float">
            <text:p>1,5497835498</text:p>
          </table:table-cell>
          <table:table-cell table:formula="of:=[.R10]/[.Q10]" office:value-type="float" office:value="1.54888268156425" calcext:value-type="float">
            <text:p>1,5488826816</text:p>
          </table:table-cell>
          <table:table-cell table:formula="of:=[.S10]/[.R10]" office:value-type="float" office:value="1.55094679891794" calcext:value-type="float">
            <text:p>1,5509467989</text:p>
          </table:table-cell>
          <table:table-cell table:formula="of:=[.T10]/[.S10]" office:value-type="float" office:value="1.55" calcext:value-type="float">
            <text:p>1,55</text:p>
          </table:table-cell>
          <table:table-cell table:formula="of:=[.U10]/[.T10]" office:value-type="float" office:value="1.55026256564141" calcext:value-type="float">
            <text:p>1,5502625656</text:p>
          </table:table-cell>
          <table:table-cell table:formula="of:=[.V10]/[.U10]" office:value-type="float" office:value="1.54996370675054" calcext:value-type="float">
            <text:p>1,5499637068</text:p>
          </table:table-cell>
          <table:table-cell table:formula="of:=[.W10]/[.V10]" office:value-type="float" office:value="1.55010927255698" calcext:value-type="float">
            <text:p>1,5501092726</text:p>
          </table:table-cell>
          <table:table-cell table:formula="of:=[.X10]/[.W10]" office:value-type="float" office:value="1.55005035246727" calcext:value-type="float">
            <text:p>1,5500503525</text:p>
          </table:table-cell>
          <table:table-cell table:formula="of:=[.Y10]/[.X10]" office:value-type="float" office:value="1.54996101871102" calcext:value-type="float">
            <text:p>1,5499610187</text:p>
          </table:table-cell>
          <table:table-cell table:formula="of:=[.Z10]/[.Y10]" office:value-type="float" office:value="1.55002724567213" calcext:value-type="float">
            <text:p>1,5500272457</text:p>
          </table:table-cell>
          <table:table-cell table:formula="of:=[.AA10]/[.Z10]" office:value-type="float" office:value="1.55001487330647" calcext:value-type="float">
            <text:p>1,5500148733</text:p>
          </table:table-cell>
          <table:table-cell table:formula="of:=[.AB10]/[.AA10]" office:value-type="float" office:value="1.55000174465264" calcext:value-type="float">
            <text:p>1,5500017447</text:p>
          </table:table-cell>
          <table:table-cell table:formula="of:=[.AC10]/[.AB10]" office:value-type="float" office:value="1.54999268372297" calcext:value-type="float">
            <text:p>1,5499926837</text:p>
          </table:table-cell>
          <table:table-cell table:formula="of:=[.AD10]/[.AC10]" office:value-type="float" office:value="1.55000508329339" calcext:value-type="float">
            <text:p>1,5500050833</text:p>
          </table:table-cell>
          <table:table-cell table:formula="of:=[.AE10]/[.AD10]" office:value-type="float" office:value="1.55000117126192" calcext:value-type="float">
            <text:p>1,5500011713</text:p>
          </table:table-cell>
          <table:table-cell table:formula="of:=[.AF10]/[.AE10]" office:value-type="float" office:value="1.55000302260912" calcext:value-type="float">
            <text:p>1,5500030226</text:p>
          </table:table-cell>
          <table:table-cell table:formula="of:=[.AG10]/[.AF10]" office:value-type="float" office:value="1.55000068252331" calcext:value-type="float">
            <text:p>1,5500006825</text:p>
          </table:table-cell>
          <table:table-cell table:formula="of:=[.AH10]/[.AG10]" office:value-type="float" office:value="1.55000031452673" calcext:value-type="float">
            <text:p>1,5500003145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sts</text:p>
          </table:table-cell>
          <table:table-cell table:number-columns-repeated="1022"/>
        </table:table-row>
        <table:table-row table:style-name="ro1">
          <table:table-cell/>
          <table:table-cell table:formula="of:=MAX(0;([.B1]-[.A1]))*[.$A$5]+[.B1]*[.$B$5]" office:value-type="float" office:value="37740" calcext:value-type="float">
            <text:p>37740</text:p>
          </table:table-cell>
          <table:table-cell table:formula="of:=MAX(0;([.C1]-[.B1]))*[.$A$5]+[.C1]*[.$B$5]" office:value-type="float" office:value="716" calcext:value-type="float">
            <text:p>716</text:p>
          </table:table-cell>
          <table:table-cell table:formula="of:=MAX(0;([.D1]-[.C1]))*[.$A$5]+[.D1]*[.$B$5]" office:value-type="float" office:value="14112" calcext:value-type="float">
            <text:p>14112</text:p>
          </table:table-cell>
          <table:table-cell table:formula="of:=MAX(0;([.E1]-[.D1]))*[.$A$5]+[.E1]*[.$B$5]" office:value-type="float" office:value="716" calcext:value-type="float">
            <text:p>716</text:p>
          </table:table-cell>
          <table:table-cell table:formula="of:=MAX(0;([.F1]-[.E1]))*[.$A$5]+[.F1]*[.$B$5]" office:value-type="float" office:value="14112" calcext:value-type="float">
            <text:p>14112</text:p>
          </table:table-cell>
          <table:table-cell table:formula="of:=MAX(0;([.G1]-[.F1]))*[.$A$5]+[.G1]*[.$B$5]" office:value-type="float" office:value="716" calcext:value-type="float">
            <text:p>716</text:p>
          </table:table-cell>
          <table:table-cell table:formula="of:=MAX(0;([.H1]-[.G1]))*[.$A$5]+[.H1]*[.$B$5]" office:value-type="float" office:value="14112" calcext:value-type="float">
            <text:p>14112</text:p>
          </table:table-cell>
          <table:table-cell table:formula="of:=MAX(0;([.I1]-[.H1]))*[.$A$5]+[.I1]*[.$B$5]" office:value-type="float" office:value="716" calcext:value-type="float">
            <text:p>716</text:p>
          </table:table-cell>
          <table:table-cell table:formula="of:=MAX(0;([.J1]-[.I1]))*[.$A$5]+[.J1]*[.$B$5]" office:value-type="float" office:value="14112" calcext:value-type="float">
            <text:p>14112</text:p>
          </table:table-cell>
          <table:table-cell table:formula="of:=MAX(0;([.K1]-[.J1]))*[.$A$5]+[.K1]*[.$B$5]" office:value-type="float" office:value="716" calcext:value-type="float">
            <text:p>716</text:p>
          </table:table-cell>
          <table:table-cell table:formula="of:=MAX(0;([.L1]-[.K1]))*[.$A$5]+[.L1]*[.$B$5]" office:value-type="float" office:value="14112" calcext:value-type="float">
            <text:p>14112</text:p>
          </table:table-cell>
          <table:table-cell/>
          <table:table-cell table:formula="of:=SUM([.B16:.L16])" office:value-type="float" office:value="111880" calcext:value-type="float">
            <text:p>111880</text:p>
          </table:table-cell>
          <table:table-cell table:number-columns-repeated="1010"/>
        </table:table-row>
        <table:table-row table:style-name="ro1">
          <table:table-cell/>
          <table:table-cell table:formula="of:=MAX(0;([.B2]-[.A2]))*[.$A$5]+[.B2]*[.$B$5]" office:value-type="float" office:value="58480" calcext:value-type="float">
            <text:p>58480</text:p>
          </table:table-cell>
          <table:table-cell table:formula="of:=MAX(0;([.C2]-[.B2]))*[.$A$5]+[.C2]*[.$B$5]" office:value-type="float" office:value="716" calcext:value-type="float">
            <text:p>716</text:p>
          </table:table-cell>
          <table:table-cell table:formula="of:=MAX(0;([.D2]-[.C2]))*[.$A$5]+[.D2]*[.$B$5]" office:value-type="float" office:value="34852" calcext:value-type="float">
            <text:p>34852</text:p>
          </table:table-cell>
          <table:table-cell table:formula="of:=MAX(0;([.E2]-[.D2]))*[.$A$5]+[.E2]*[.$B$5]" office:value-type="float" office:value="716" calcext:value-type="float">
            <text:p>716</text:p>
          </table:table-cell>
          <table:table-cell table:formula="of:=MAX(0;([.F2]-[.E2]))*[.$A$5]+[.F2]*[.$B$5]" office:value-type="float" office:value="34852" calcext:value-type="float">
            <text:p>34852</text:p>
          </table:table-cell>
          <table:table-cell table:formula="of:=MAX(0;([.G2]-[.F2]))*[.$A$5]+[.G2]*[.$B$5]" office:value-type="float" office:value="716" calcext:value-type="float">
            <text:p>716</text:p>
          </table:table-cell>
          <table:table-cell table:formula="of:=MAX(0;([.H2]-[.G2]))*[.$A$5]+[.H2]*[.$B$5]" office:value-type="float" office:value="34852" calcext:value-type="float">
            <text:p>34852</text:p>
          </table:table-cell>
          <table:table-cell table:formula="of:=MAX(0;([.I2]-[.H2]))*[.$A$5]+[.I2]*[.$B$5]" office:value-type="float" office:value="716" calcext:value-type="float">
            <text:p>716</text:p>
          </table:table-cell>
          <table:table-cell table:formula="of:=MAX(0;([.J2]-[.I2]))*[.$A$5]+[.J2]*[.$B$5]" office:value-type="float" office:value="34852" calcext:value-type="float">
            <text:p>34852</text:p>
          </table:table-cell>
          <table:table-cell table:formula="of:=MAX(0;([.K2]-[.J2]))*[.$A$5]+[.K2]*[.$B$5]" office:value-type="float" office:value="716" calcext:value-type="float">
            <text:p>716</text:p>
          </table:table-cell>
          <table:table-cell table:formula="of:=MAX(0;([.L2]-[.K2]))*[.$A$5]+[.L2]*[.$B$5]" office:value-type="float" office:value="34852" calcext:value-type="float">
            <text:p>34852</text:p>
          </table:table-cell>
          <table:table-cell/>
          <table:table-cell table:formula="of:=SUM([.B17:.L17])" office:value-type="float" office:value="236320" calcext:value-type="float">
            <text:p>236320</text:p>
          </table:table-cell>
          <table:table-cell table:formula="of:=[.N17]/[.$N$16]" office:value-type="float" office:value="2.11226313907758" calcext:value-type="float">
            <text:p>2,1122631391</text:p>
          </table:table-cell>
          <table:table-cell table:number-columns-repeated="1009"/>
        </table:table-row>
        <table:table-row table:style-name="ro1">
          <table:table-cell/>
          <table:table-cell table:formula="of:=MAX(0;([.B3]-[.A3]))*[.$A$5]+[.B3]*[.$B$5]" office:value-type="float" office:value="58480" calcext:value-type="float">
            <text:p>58480</text:p>
          </table:table-cell>
          <table:table-cell table:formula="of:=MAX(0;([.C3]-[.B3]))*[.$A$5]+[.C3]*[.$B$5]" office:value-type="float" office:value="1109" calcext:value-type="float">
            <text:p>1109</text:p>
          </table:table-cell>
          <table:table-cell table:formula="of:=MAX(0;([.D3]-[.C3]))*[.$A$5]+[.D3]*[.$B$5]" office:value-type="float" office:value="21883" calcext:value-type="float">
            <text:p>21883</text:p>
          </table:table-cell>
          <table:table-cell table:formula="of:=MAX(0;([.E3]-[.D3]))*[.$A$5]+[.E3]*[.$B$5]" office:value-type="float" office:value="1109" calcext:value-type="float">
            <text:p>1109</text:p>
          </table:table-cell>
          <table:table-cell table:formula="of:=MAX(0;([.F3]-[.E3]))*[.$A$5]+[.F3]*[.$B$5]" office:value-type="float" office:value="21883" calcext:value-type="float">
            <text:p>21883</text:p>
          </table:table-cell>
          <table:table-cell table:formula="of:=MAX(0;([.G3]-[.F3]))*[.$A$5]+[.G3]*[.$B$5]" office:value-type="float" office:value="1109" calcext:value-type="float">
            <text:p>1109</text:p>
          </table:table-cell>
          <table:table-cell table:formula="of:=MAX(0;([.H3]-[.G3]))*[.$A$5]+[.H3]*[.$B$5]" office:value-type="float" office:value="21883" calcext:value-type="float">
            <text:p>21883</text:p>
          </table:table-cell>
          <table:table-cell table:formula="of:=MAX(0;([.I3]-[.H3]))*[.$A$5]+[.I3]*[.$B$5]" office:value-type="float" office:value="1109" calcext:value-type="float">
            <text:p>1109</text:p>
          </table:table-cell>
          <table:table-cell table:formula="of:=MAX(0;([.J3]-[.I3]))*[.$A$5]+[.J3]*[.$B$5]" office:value-type="float" office:value="21883" calcext:value-type="float">
            <text:p>21883</text:p>
          </table:table-cell>
          <table:table-cell table:formula="of:=MAX(0;([.K3]-[.J3]))*[.$A$5]+[.K3]*[.$B$5]" office:value-type="float" office:value="1109" calcext:value-type="float">
            <text:p>1109</text:p>
          </table:table-cell>
          <table:table-cell table:formula="of:=MAX(0;([.L3]-[.K3]))*[.$A$5]+[.L3]*[.$B$5]" office:value-type="float" office:value="21883" calcext:value-type="float">
            <text:p>21883</text:p>
          </table:table-cell>
          <table:table-cell/>
          <table:table-cell table:formula="of:=SUM([.B18:.L18])" office:value-type="float" office:value="173440" calcext:value-type="float">
            <text:p>173440</text:p>
          </table:table-cell>
          <table:table-cell table:formula="of:=[.N18]/[.$N$16]" office:value-type="float" office:value="1.55023239184841" calcext:value-type="float">
            <text:p>1,550232391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7]/[.B$16]" office:value-type="float" office:value="1.54954954954955" calcext:value-type="float">
            <text:p>1,5495495495</text:p>
          </table:table-cell>
          <table:table-cell table:formula="of:=[.C17]/[.C$16]" office:value-type="float" office:value="1" calcext:value-type="float">
            <text:p>1</text:p>
          </table:table-cell>
          <table:table-cell table:formula="of:=[.D17]/[.D$16]" office:value-type="float" office:value="2.46967120181406" calcext:value-type="float">
            <text:p>2,4696712018</text:p>
          </table:table-cell>
          <table:table-cell table:formula="of:=[.E17]/[.E$16]" office:value-type="float" office:value="1" calcext:value-type="float">
            <text:p>1</text:p>
          </table:table-cell>
          <table:table-cell table:formula="of:=[.F17]/[.F$16]" office:value-type="float" office:value="2.46967120181406" calcext:value-type="float">
            <text:p>2,4696712018</text:p>
          </table:table-cell>
          <table:table-cell table:formula="of:=[.G17]/[.G$16]" office:value-type="float" office:value="1" calcext:value-type="float">
            <text:p>1</text:p>
          </table:table-cell>
          <table:table-cell table:formula="of:=[.H17]/[.H$16]" office:value-type="float" office:value="2.46967120181406" calcext:value-type="float">
            <text:p>2,4696712018</text:p>
          </table:table-cell>
          <table:table-cell table:formula="of:=[.I17]/[.I$16]" office:value-type="float" office:value="1" calcext:value-type="float">
            <text:p>1</text:p>
          </table:table-cell>
          <table:table-cell table:formula="of:=[.J17]/[.J$16]" office:value-type="float" office:value="2.46967120181406" calcext:value-type="float">
            <text:p>2,4696712018</text:p>
          </table:table-cell>
          <table:table-cell table:formula="of:=[.K17]/[.K$16]" office:value-type="float" office:value="1" calcext:value-type="float">
            <text:p>1</text:p>
          </table:table-cell>
          <table:table-cell table:formula="of:=[.L17]/[.L$16]" office:value-type="float" office:value="2.46967120181406" calcext:value-type="float">
            <text:p>2,4696712018</text:p>
          </table:table-cell>
          <table:table-cell table:number-columns-repeated="2"/>
          <table:table-cell table:formula="of:=MIN([.O17:.O18])" office:value-type="float" office:value="1.55023239184841" calcext:value-type="float">
            <text:p>1,5502323918</text:p>
          </table:table-cell>
          <table:table-cell table:style-name="ce7"/>
          <table:table-cell table:number-columns-repeated="1008"/>
        </table:table-row>
        <table:table-row table:style-name="ro1">
          <table:table-cell/>
          <table:table-cell table:formula="of:=[.B18]/[.B$16]" office:value-type="float" office:value="1.54954954954955" calcext:value-type="float">
            <text:p>1,5495495495</text:p>
          </table:table-cell>
          <table:table-cell table:formula="of:=[.C18]/[.C$16]" office:value-type="float" office:value="1.54888268156425" calcext:value-type="float">
            <text:p>1,5488826816</text:p>
          </table:table-cell>
          <table:table-cell table:formula="of:=[.D18]/[.D$16]" office:value-type="float" office:value="1.55066609977324" calcext:value-type="float">
            <text:p>1,5506660998</text:p>
          </table:table-cell>
          <table:table-cell table:formula="of:=[.E18]/[.E$16]" office:value-type="float" office:value="1.54888268156425" calcext:value-type="float">
            <text:p>1,5488826816</text:p>
          </table:table-cell>
          <table:table-cell table:formula="of:=[.F18]/[.F$16]" office:value-type="float" office:value="1.55066609977324" calcext:value-type="float">
            <text:p>1,5506660998</text:p>
          </table:table-cell>
          <table:table-cell table:formula="of:=[.G18]/[.G$16]" office:value-type="float" office:value="1.54888268156425" calcext:value-type="float">
            <text:p>1,5488826816</text:p>
          </table:table-cell>
          <table:table-cell table:formula="of:=[.H18]/[.H$16]" office:value-type="float" office:value="1.55066609977324" calcext:value-type="float">
            <text:p>1,5506660998</text:p>
          </table:table-cell>
          <table:table-cell table:formula="of:=[.I18]/[.I$16]" office:value-type="float" office:value="1.54888268156425" calcext:value-type="float">
            <text:p>1,5488826816</text:p>
          </table:table-cell>
          <table:table-cell table:formula="of:=[.J18]/[.J$16]" office:value-type="float" office:value="1.55066609977324" calcext:value-type="float">
            <text:p>1,5506660998</text:p>
          </table:table-cell>
          <table:table-cell table:formula="of:=[.K18]/[.K$16]" office:value-type="float" office:value="1.54888268156425" calcext:value-type="float">
            <text:p>1,5488826816</text:p>
          </table:table-cell>
          <table:table-cell table:formula="of:=[.L18]/[.L$16]" office:value-type="float" office:value="1.55066609977324" calcext:value-type="float">
            <text:p>1,550666099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limits</text:p>
          </table:table-cell>
          <table:table-cell table:formula="of:=POWER([.$D$5];FLOOR(LOG([.B1];[.$D$5])))" office:value-type="float" office:value="1109.95959739256" calcext:value-type="float">
            <text:p>1109,9595973926</text:p>
          </table:table-cell>
          <table:table-cell table:formula="of:=POWER([.$D$5];FLOOR(LOG([.C1];[.$D$5])))" office:value-type="float" office:value="462.001913586912" calcext:value-type="float">
            <text:p>462,0019135869</text:p>
          </table:table-cell>
          <table:table-cell table:formula="of:=POWER([.$D$5];FLOOR(LOG([.D1];[.$D$5])))" office:value-type="float" office:value="1109.95959739256" calcext:value-type="float">
            <text:p>1109,9595973926</text:p>
          </table:table-cell>
          <table:table-cell table:formula="of:=POWER([.$D$5];FLOOR(LOG([.E1];[.$D$5])))" office:value-type="float" office:value="462.001913586912" calcext:value-type="float">
            <text:p>462,0019135869</text:p>
          </table:table-cell>
          <table:table-cell table:formula="of:=POWER([.$D$5];FLOOR(LOG([.F1];[.$D$5])))" office:value-type="float" office:value="1109.95959739256" calcext:value-type="float">
            <text:p>1109,9595973926</text:p>
          </table:table-cell>
          <table:table-cell table:formula="of:=POWER([.$D$5];FLOOR(LOG([.G1];[.$D$5])))" office:value-type="float" office:value="462.001913586912" calcext:value-type="float">
            <text:p>462,0019135869</text:p>
          </table:table-cell>
          <table:table-cell table:formula="of:=POWER([.$D$5];FLOOR(LOG([.H1];[.$D$5])))" office:value-type="float" office:value="1109.95959739256" calcext:value-type="float">
            <text:p>1109,9595973926</text:p>
          </table:table-cell>
          <table:table-cell table:formula="of:=POWER([.$D$5];FLOOR(LOG([.I1];[.$D$5])))" office:value-type="float" office:value="462.001913586912" calcext:value-type="float">
            <text:p>462,0019135869</text:p>
          </table:table-cell>
          <table:table-cell table:formula="of:=POWER([.$D$5];FLOOR(LOG([.J1];[.$D$5])))" office:value-type="float" office:value="1109.95959739256" calcext:value-type="float">
            <text:p>1109,9595973926</text:p>
          </table:table-cell>
          <table:table-cell table:formula="of:=POWER([.$D$5];FLOOR(LOG([.K1];[.$D$5])))" office:value-type="float" office:value="462.001913586912" calcext:value-type="float">
            <text:p>462,0019135869</text:p>
          </table:table-cell>
          <table:table-cell table:number-columns-repeated="1013"/>
        </table:table-row>
        <table:table-row table:style-name="ro1">
          <table:table-cell/>
          <table:table-cell table:formula="of:=POWER([.$D$5];FLOOR(LOG([.B2];[.$D$5]))+1)" office:value-type="float" office:value="1720.43737595846" calcext:value-type="float">
            <text:p>1720,4373759585</text:p>
          </table:table-cell>
          <table:table-cell table:formula="of:=POWER([.$D$5];FLOOR(LOG([.C2];[.$D$5]))+1)" office:value-type="float" office:value="716.102966059714" calcext:value-type="float">
            <text:p>716,1029660597</text:p>
          </table:table-cell>
          <table:table-cell table:formula="of:=POWER([.$D$5];FLOOR(LOG([.D2];[.$D$5]))+1)" office:value-type="float" office:value="1720.43737595846" calcext:value-type="float">
            <text:p>1720,4373759585</text:p>
          </table:table-cell>
          <table:table-cell table:formula="of:=POWER([.$D$5];FLOOR(LOG([.E2];[.$D$5]))+1)" office:value-type="float" office:value="716.102966059714" calcext:value-type="float">
            <text:p>716,1029660597</text:p>
          </table:table-cell>
          <table:table-cell table:formula="of:=POWER([.$D$5];FLOOR(LOG([.F2];[.$D$5]))+1)" office:value-type="float" office:value="1720.43737595846" calcext:value-type="float">
            <text:p>1720,4373759585</text:p>
          </table:table-cell>
          <table:table-cell table:formula="of:=POWER([.$D$5];FLOOR(LOG([.G2];[.$D$5]))+1)" office:value-type="float" office:value="716.102966059714" calcext:value-type="float">
            <text:p>716,1029660597</text:p>
          </table:table-cell>
          <table:table-cell table:formula="of:=POWER([.$D$5];FLOOR(LOG([.H2];[.$D$5]))+1)" office:value-type="float" office:value="1720.43737595846" calcext:value-type="float">
            <text:p>1720,4373759585</text:p>
          </table:table-cell>
          <table:table-cell table:formula="of:=POWER([.$D$5];FLOOR(LOG([.I2];[.$D$5]))+1)" office:value-type="float" office:value="716.102966059714" calcext:value-type="float">
            <text:p>716,1029660597</text:p>
          </table:table-cell>
          <table:table-cell table:formula="of:=POWER([.$D$5];FLOOR(LOG([.J2];[.$D$5]))+1)" office:value-type="float" office:value="1720.43737595846" calcext:value-type="float">
            <text:p>1720,4373759585</text:p>
          </table:table-cell>
          <table:table-cell table:formula="of:=POWER([.$D$5];FLOOR(LOG([.K2];[.$D$5]))+1)" office:value-type="float" office:value="716.102966059714" calcext:value-type="float">
            <text:p>716,1029660597</text:p>
          </table:table-cell>
          <table:table-cell table:number-columns-repeated="1013"/>
        </table:table-row>
        <calcext:conditional-formats>
          <calcext:conditional-format calcext:target-range-address="Sheet2.P20:Sheet2.P20">
            <calcext:condition calcext:apply-style-name="Untitled1" calcext:value="&lt;=[$Sheet1.$D$5]" calcext:base-cell-address="Sheet2.P20"/>
            <calcext:condition calcext:apply-style-name="Untitled2" calcext:value="&gt;[$Sheet1.$D$5]" calcext:base-cell-address="Sheet2.P20"/>
          </calcext:conditional-format>
        </calcext:conditional-formats>
      </table:table>
      <table:table table:name="Sheet2_2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EILING(MIN(POWER([.$D$6];[.$C$6]);[.$E$6]))" office:value-type="float" office:value="614" calcext:value-type="float">
            <text:p>614</text:p>
          </table:table-cell>
          <table:table-cell table:formula="of:=FLOOR(MIN(POWER([.$D$6];[.$H$6]);[.$E$6]))" office:value-type="float" office:value="47" calcext:value-type="float">
            <text:p>47</text:p>
          </table:table-cell>
          <table:table-cell table:formula="of:=CEILING(MIN(POWER([.$D$6];[.$C$6]);[.$E$6]))" office:value-type="float" office:value="614" calcext:value-type="float">
            <text:p>614</text:p>
          </table:table-cell>
          <table:table-cell table:formula="of:=FLOOR(MIN(POWER([.$D$6];[.$H$6]);[.$E$6]))" office:value-type="float" office:value="47" calcext:value-type="float">
            <text:p>47</text:p>
          </table:table-cell>
          <table:table-cell table:formula="of:=CEILING(MIN(POWER([.$D$6];[.$C$6]);[.$E$6]))" office:value-type="float" office:value="614" calcext:value-type="float">
            <text:p>614</text:p>
          </table:table-cell>
          <table:table-cell table:formula="of:=FLOOR(MIN(POWER([.$D$6];[.$H$6]);[.$E$6]))" office:value-type="float" office:value="47" calcext:value-type="float">
            <text:p>47</text:p>
          </table:table-cell>
          <table:table-cell table:formula="of:=CEILING(MIN(POWER([.$D$6];[.$C$6]);[.$E$6]))" office:value-type="float" office:value="614" calcext:value-type="float">
            <text:p>614</text:p>
          </table:table-cell>
          <table:table-cell table:formula="of:=FLOOR(MIN(POWER([.$D$6];[.$H$6]);[.$E$6]))" office:value-type="float" office:value="47" calcext:value-type="float">
            <text:p>47</text:p>
          </table:table-cell>
          <table:table-cell table:formula="of:=CEILING(MIN(POWER([.$D$6];[.$C$6]);[.$E$6]))" office:value-type="float" office:value="614" calcext:value-type="float">
            <text:p>614</text:p>
          </table:table-cell>
          <table:table-cell table:formula="of:=FLOOR(MIN(POWER([.$D$6];[.$H$6]);[.$E$6]))" office:value-type="float" office:value="47" calcext:value-type="float">
            <text:p>47</text:p>
          </table:table-cell>
          <table:table-cell table:formula="of:=CEILING(MIN(POWER([.$D$6];[.$C$6]);[.$E$6]))" office:value-type="float" office:value="614" calcext:value-type="float">
            <text:p>61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6];CEILING(LOG(([.B1]);[.$D$6]))));[.$E$6])" office:value-type="float" office:value="1164" calcext:value-type="float">
            <text:p>1164</text:p>
          </table:table-cell>
          <table:table-cell table:formula="of:=MIN(FLOOR(POWER([.$D$6];CEILING(LOG(([.C1]);[.$D$6]))));[.$E$6])" office:value-type="float" office:value="47" calcext:value-type="float">
            <text:p>47</text:p>
          </table:table-cell>
          <table:table-cell table:formula="of:=MIN(FLOOR(POWER([.$D$6];CEILING(LOG(([.D1]);[.$D$6]))));[.$E$6])" office:value-type="float" office:value="1164" calcext:value-type="float">
            <text:p>1164</text:p>
          </table:table-cell>
          <table:table-cell table:formula="of:=MIN(FLOOR(POWER([.$D$6];CEILING(LOG(([.E1]);[.$D$6]))));[.$E$6])" office:value-type="float" office:value="47" calcext:value-type="float">
            <text:p>47</text:p>
          </table:table-cell>
          <table:table-cell table:formula="of:=MIN(FLOOR(POWER([.$D$6];CEILING(LOG(([.F1]);[.$D$6]))));[.$E$6])" office:value-type="float" office:value="1164" calcext:value-type="float">
            <text:p>1164</text:p>
          </table:table-cell>
          <table:table-cell table:formula="of:=MIN(FLOOR(POWER([.$D$6];CEILING(LOG(([.G1]);[.$D$6]))));[.$E$6])" office:value-type="float" office:value="47" calcext:value-type="float">
            <text:p>47</text:p>
          </table:table-cell>
          <table:table-cell table:formula="of:=MIN(FLOOR(POWER([.$D$6];CEILING(LOG(([.H1]);[.$D$6]))));[.$E$6])" office:value-type="float" office:value="1164" calcext:value-type="float">
            <text:p>1164</text:p>
          </table:table-cell>
          <table:table-cell table:formula="of:=MIN(FLOOR(POWER([.$D$6];CEILING(LOG(([.I1]);[.$D$6]))));[.$E$6])" office:value-type="float" office:value="47" calcext:value-type="float">
            <text:p>47</text:p>
          </table:table-cell>
          <table:table-cell table:formula="of:=MIN(FLOOR(POWER([.$D$6];CEILING(LOG(([.J1]);[.$D$6]))));[.$E$6])" office:value-type="float" office:value="1164" calcext:value-type="float">
            <text:p>1164</text:p>
          </table:table-cell>
          <table:table-cell table:formula="of:=MIN(FLOOR(POWER([.$D$6];CEILING(LOG(([.K1]);[.$D$6]))));[.$E$6])" office:value-type="float" office:value="47" calcext:value-type="float">
            <text:p>47</text:p>
          </table:table-cell>
          <table:table-cell table:formula="of:=MIN(FLOOR(POWER([.$D$6];CEILING(LOG(([.L1]);[.$D$6]))));[.$E$6])" office:value-type="float" office:value="1164" calcext:value-type="float">
            <text:p>116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6];CEILING(LOG(([.B1]);[.$D$6]))));[.$E$6])" office:value-type="float" office:value="1164" calcext:value-type="float">
            <text:p>1164</text:p>
          </table:table-cell>
          <table:table-cell table:formula="of:=MIN(FLOOR(POWER([.$D$6];CEILING(LOG(([.C1]);[.$D$6]))+1));[.$E$6])" office:value-type="float" office:value="89" calcext:value-type="float">
            <text:p>89</text:p>
          </table:table-cell>
          <table:table-cell table:formula="of:=MIN(FLOOR(POWER([.$D$6];CEILING(LOG(([.D1]);[.$D$6]))));[.$E$6])" office:value-type="float" office:value="1164" calcext:value-type="float">
            <text:p>1164</text:p>
          </table:table-cell>
          <table:table-cell table:formula="of:=MIN(FLOOR(POWER([.$D$6];CEILING(LOG(([.E1]);[.$D$6]))+1));[.$E$6])" office:value-type="float" office:value="89" calcext:value-type="float">
            <text:p>89</text:p>
          </table:table-cell>
          <table:table-cell table:formula="of:=MIN(FLOOR(POWER([.$D$6];CEILING(LOG(([.F1]);[.$D$6]))));[.$E$6])" office:value-type="float" office:value="1164" calcext:value-type="float">
            <text:p>1164</text:p>
          </table:table-cell>
          <table:table-cell table:formula="of:=MIN(FLOOR(POWER([.$D$6];CEILING(LOG(([.G1]);[.$D$6]))+1));[.$E$6])" office:value-type="float" office:value="89" calcext:value-type="float">
            <text:p>89</text:p>
          </table:table-cell>
          <table:table-cell table:formula="of:=MIN(FLOOR(POWER([.$D$6];CEILING(LOG(([.H1]);[.$D$6]))));[.$E$6])" office:value-type="float" office:value="1164" calcext:value-type="float">
            <text:p>1164</text:p>
          </table:table-cell>
          <table:table-cell table:formula="of:=MIN(FLOOR(POWER([.$D$6];CEILING(LOG(([.I1]);[.$D$6]))+1));[.$E$6])" office:value-type="float" office:value="89" calcext:value-type="float">
            <text:p>89</text:p>
          </table:table-cell>
          <table:table-cell table:formula="of:=MIN(FLOOR(POWER([.$D$6];CEILING(LOG(([.J1]);[.$D$6]))));[.$E$6])" office:value-type="float" office:value="1164" calcext:value-type="float">
            <text:p>1164</text:p>
          </table:table-cell>
          <table:table-cell table:formula="of:=MIN(FLOOR(POWER([.$D$6];CEILING(LOG(([.K1]);[.$D$6]))+1));[.$E$6])" office:value-type="float" office:value="89" calcext:value-type="float">
            <text:p>89</text:p>
          </table:table-cell>
          <table:table-cell table:formula="of:=MIN(FLOOR(POWER([.$D$6];CEILING(LOG(([.L1]);[.$D$6]))));[.$E$6])" office:value-type="float" office:value="1164" calcext:value-type="float">
            <text:p>116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FLOOR(POWER([.$D$6];CEILING(LOG(([.B2]);[.$D$6]))));[.$E$6])" office:value-type="float" office:value="1164" calcext:value-type="float">
            <text:p>1164</text:p>
          </table:table-cell>
          <table:table-cell table:formula="of:=MIN(CEILING(POWER([.$D$6];CEILING(LOG(([.C2]);[.$D$6]))+1));[.$E$6])" office:value-type="float" office:value="90" calcext:value-type="float">
            <text:p>90</text:p>
          </table:table-cell>
          <table:table-cell table:formula="of:=MIN(FLOOR(POWER([.$D$6];CEILING(LOG(([.D2]);[.$D$6]))));[.$E$6])" office:value-type="float" office:value="1164" calcext:value-type="float">
            <text:p>1164</text:p>
          </table:table-cell>
          <table:table-cell table:formula="of:=MIN(CEILING(POWER([.$D$6];CEILING(LOG(([.E2]);[.$D$6]))+1));[.$E$6])" office:value-type="float" office:value="90" calcext:value-type="float">
            <text:p>90</text:p>
          </table:table-cell>
          <table:table-cell table:formula="of:=MIN(FLOOR(POWER([.$D$6];CEILING(LOG(([.F2]);[.$D$6]))));[.$E$6])" office:value-type="float" office:value="1164" calcext:value-type="float">
            <text:p>1164</text:p>
          </table:table-cell>
          <table:table-cell table:formula="of:=MIN(CEILING(POWER([.$D$6];CEILING(LOG(([.G2]);[.$D$6]))+1));[.$E$6])" office:value-type="float" office:value="90" calcext:value-type="float">
            <text:p>90</text:p>
          </table:table-cell>
          <table:table-cell table:formula="of:=MIN(FLOOR(POWER([.$D$6];CEILING(LOG(([.H2]);[.$D$6]))));[.$E$6])" office:value-type="float" office:value="1164" calcext:value-type="float">
            <text:p>1164</text:p>
          </table:table-cell>
          <table:table-cell table:formula="of:=MIN(CEILING(POWER([.$D$6];CEILING(LOG(([.I2]);[.$D$6]))+1));[.$E$6])" office:value-type="float" office:value="90" calcext:value-type="float">
            <text:p>90</text:p>
          </table:table-cell>
          <table:table-cell table:formula="of:=MIN(FLOOR(POWER([.$D$6];CEILING(LOG(([.J2]);[.$D$6]))));[.$E$6])" office:value-type="float" office:value="1164" calcext:value-type="float">
            <text:p>1164</text:p>
          </table:table-cell>
          <table:table-cell table:formula="of:=MIN(CEILING(POWER([.$D$6];CEILING(LOG(([.K2]);[.$D$6]))+1));[.$E$6])" office:value-type="float" office:value="90" calcext:value-type="float">
            <text:p>90</text:p>
          </table:table-cell>
          <table:table-cell table:formula="of:=MIN(FLOOR(POWER([.$D$6];CEILING(LOG(([.L2]);[.$D$6]))));[.$E$6])" office:value-type="float" office:value="1164" calcext:value-type="float">
            <text:p>1164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_powe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/>
          <table:table-cell office:value-type="string" calcext:value-type="string">
            <text:p>spower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.9" calcext:value-type="float">
            <text:p>1,90</text:p>
          </table:table-cell>
          <table:table-cell office:value-type="float" office:value="44544444" calcext:value-type="float">
            <text:p>44544444</text:p>
          </table:table-cell>
          <table:table-cell table:formula="of:=FLOOR(LOG([.E6];[.D6]))" office:value-type="float" office:value="27" calcext:value-type="float">
            <text:p>2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+1" office:value-type="float" office:value="2" calcext:value-type="float">
            <text:p>2</text:p>
          </table:table-cell>
          <table:table-cell table:formula="of:=[.D9]+1" office:value-type="float" office:value="3" calcext:value-type="float">
            <text:p>3</text:p>
          </table:table-cell>
          <table:table-cell table:formula="of:=[.E9]+1" office:value-type="float" office:value="4" calcext:value-type="float">
            <text:p>4</text:p>
          </table:table-cell>
          <table:table-cell table:formula="of:=[.F9]+1" office:value-type="float" office:value="5" calcext:value-type="float">
            <text:p>5</text:p>
          </table:table-cell>
          <table:table-cell table:formula="of:=[.G9]+1" office:value-type="float" office:value="6" calcext:value-type="float">
            <text:p>6</text:p>
          </table:table-cell>
          <table:table-cell table:formula="of:=[.H9]+1" office:value-type="float" office:value="7" calcext:value-type="float">
            <text:p>7</text:p>
          </table:table-cell>
          <table:table-cell table:formula="of:=[.I9]+1" office:value-type="float" office:value="8" calcext:value-type="float">
            <text:p>8</text:p>
          </table:table-cell>
          <table:table-cell table:formula="of:=[.J9]+1" office:value-type="float" office:value="9" calcext:value-type="float">
            <text:p>9</text:p>
          </table:table-cell>
          <table:table-cell table:formula="of:=[.K9]+1" office:value-type="float" office:value="10" calcext:value-type="float">
            <text:p>10</text:p>
          </table:table-cell>
          <table:table-cell table:formula="of:=[.L9]+1" office:value-type="float" office:value="11" calcext:value-type="float">
            <text:p>11</text:p>
          </table:table-cell>
          <table:table-cell table:formula="of:=[.M9]+1" office:value-type="float" office:value="12" calcext:value-type="float">
            <text:p>12</text:p>
          </table:table-cell>
          <table:table-cell table:formula="of:=[.N9]+1" office:value-type="float" office:value="13" calcext:value-type="float">
            <text:p>13</text:p>
          </table:table-cell>
          <table:table-cell table:formula="of:=[.O9]+1" office:value-type="float" office:value="14" calcext:value-type="float">
            <text:p>14</text:p>
          </table:table-cell>
          <table:table-cell table:formula="of:=[.P9]+1" office:value-type="float" office:value="15" calcext:value-type="float">
            <text:p>15</text:p>
          </table:table-cell>
          <table:table-cell table:formula="of:=[.Q9]+1" office:value-type="float" office:value="16" calcext:value-type="float">
            <text:p>16</text:p>
          </table:table-cell>
          <table:table-cell table:formula="of:=[.R9]+1" office:value-type="float" office:value="17" calcext:value-type="float">
            <text:p>17</text:p>
          </table:table-cell>
          <table:table-cell table:formula="of:=[.S9]+1" office:value-type="float" office:value="18" calcext:value-type="float">
            <text:p>18</text:p>
          </table:table-cell>
          <table:table-cell table:formula="of:=[.T9]+1" office:value-type="float" office:value="19" calcext:value-type="float">
            <text:p>19</text:p>
          </table:table-cell>
          <table:table-cell table:formula="of:=[.U9]+1" office:value-type="float" office:value="20" calcext:value-type="float">
            <text:p>20</text:p>
          </table:table-cell>
          <table:table-cell table:formula="of:=[.V9]+1" office:value-type="float" office:value="21" calcext:value-type="float">
            <text:p>21</text:p>
          </table:table-cell>
          <table:table-cell table:formula="of:=[.W9]+1" office:value-type="float" office:value="22" calcext:value-type="float">
            <text:p>22</text:p>
          </table:table-cell>
          <table:table-cell table:formula="of:=[.X9]+1" office:value-type="float" office:value="23" calcext:value-type="float">
            <text:p>23</text:p>
          </table:table-cell>
          <table:table-cell table:formula="of:=[.Y9]+1" office:value-type="float" office:value="24" calcext:value-type="float">
            <text:p>24</text:p>
          </table:table-cell>
          <table:table-cell table:formula="of:=[.Z9]+1" office:value-type="float" office:value="25" calcext:value-type="float">
            <text:p>25</text:p>
          </table:table-cell>
          <table:table-cell table:formula="of:=[.AA9]+1" office:value-type="float" office:value="26" calcext:value-type="float">
            <text:p>26</text:p>
          </table:table-cell>
          <table:table-cell table:formula="of:=[.AB9]+1" office:value-type="float" office:value="27" calcext:value-type="float">
            <text:p>27</text:p>
          </table:table-cell>
          <table:table-cell table:formula="of:=[.AC9]+1" office:value-type="float" office:value="28" calcext:value-type="float">
            <text:p>28</text:p>
          </table:table-cell>
          <table:table-cell table:formula="of:=[.AD9]+1" office:value-type="float" office:value="29" calcext:value-type="float">
            <text:p>29</text:p>
          </table:table-cell>
          <table:table-cell table:formula="of:=[.AE9]+1" office:value-type="float" office:value="30" calcext:value-type="float">
            <text:p>30</text:p>
          </table:table-cell>
          <table:table-cell table:formula="of:=[.AF9]+1" office:value-type="float" office:value="31" calcext:value-type="float">
            <text:p>31</text:p>
          </table:table-cell>
          <table:table-cell table:formula="of:=[.AG9]+1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precise</text:p>
          </table:table-cell>
          <table:table-cell table:formula="of:=POWER([.$D$6];[.B9])" office:value-type="float" office:value="1" calcext:value-type="float">
            <text:p>1</text:p>
          </table:table-cell>
          <table:table-cell table:formula="of:=POWER([.$D$6];[.C9])" office:value-type="float" office:value="1.9" calcext:value-type="float">
            <text:p>1,9</text:p>
          </table:table-cell>
          <table:table-cell table:formula="of:=POWER([.$D$6];[.D9])" office:value-type="float" office:value="3.61" calcext:value-type="float">
            <text:p>3,61</text:p>
          </table:table-cell>
          <table:table-cell table:formula="of:=POWER([.$D$6];[.E9])" office:value-type="float" office:value="6.859" calcext:value-type="float">
            <text:p>6,859</text:p>
          </table:table-cell>
          <table:table-cell table:formula="of:=POWER([.$D$6];[.F9])" office:value-type="float" office:value="13.0321" calcext:value-type="float">
            <text:p>13,0321</text:p>
          </table:table-cell>
          <table:table-cell table:formula="of:=POWER([.$D$6];[.G9])" office:value-type="float" office:value="24.76099" calcext:value-type="float">
            <text:p>24,76099</text:p>
          </table:table-cell>
          <table:table-cell table:formula="of:=POWER([.$D$6];[.H9])" office:value-type="float" office:value="47.045881" calcext:value-type="float">
            <text:p>47,045881</text:p>
          </table:table-cell>
          <table:table-cell table:formula="of:=POWER([.$D$6];[.I9])" office:value-type="float" office:value="89.3871739" calcext:value-type="float">
            <text:p>89,3871739</text:p>
          </table:table-cell>
          <table:table-cell table:formula="of:=POWER([.$D$6];[.J9])" office:value-type="float" office:value="169.83563041" calcext:value-type="float">
            <text:p>169,83563041</text:p>
          </table:table-cell>
          <table:table-cell table:formula="of:=POWER([.$D$6];[.K9])" office:value-type="float" office:value="322.687697779" calcext:value-type="float">
            <text:p>322,687697779</text:p>
          </table:table-cell>
          <table:table-cell table:formula="of:=POWER([.$D$6];[.L9])" office:value-type="float" office:value="613.1066257801" calcext:value-type="float">
            <text:p>613,1066257801</text:p>
          </table:table-cell>
          <table:table-cell table:formula="of:=POWER([.$D$6];[.M9])" office:value-type="float" office:value="1164.90258898219" calcext:value-type="float">
            <text:p>1164,9025889822</text:p>
          </table:table-cell>
          <table:table-cell table:formula="of:=POWER([.$D$6];[.N9])" office:value-type="float" office:value="2213.31491906616" calcext:value-type="float">
            <text:p>2213,3149190662</text:p>
          </table:table-cell>
          <table:table-cell table:formula="of:=POWER([.$D$6];[.O9])" office:value-type="float" office:value="4205.2983462257" calcext:value-type="float">
            <text:p>4205,2983462257</text:p>
          </table:table-cell>
          <table:table-cell table:formula="of:=POWER([.$D$6];[.P9])" office:value-type="float" office:value="7990.06685782884" calcext:value-type="float">
            <text:p>7990,0668578288</text:p>
          </table:table-cell>
          <table:table-cell table:formula="of:=POWER([.$D$6];[.Q9])" office:value-type="float" office:value="15181.1270298748" calcext:value-type="float">
            <text:p>15181,1270298748</text:p>
          </table:table-cell>
          <table:table-cell table:formula="of:=POWER([.$D$6];[.R9])" office:value-type="float" office:value="28844.1413567621" calcext:value-type="float">
            <text:p>28844,1413567621</text:p>
          </table:table-cell>
          <table:table-cell table:formula="of:=POWER([.$D$6];[.S9])" office:value-type="float" office:value="54803.868577848" calcext:value-type="float">
            <text:p>54803,868577848</text:p>
          </table:table-cell>
          <table:table-cell table:formula="of:=POWER([.$D$6];[.T9])" office:value-type="float" office:value="104127.350297911" calcext:value-type="float">
            <text:p>104127,350297911</text:p>
          </table:table-cell>
          <table:table-cell table:formula="of:=POWER([.$D$6];[.U9])" office:value-type="float" office:value="197841.965566031" calcext:value-type="float">
            <text:p>197841,965566031</text:p>
          </table:table-cell>
          <table:table-cell table:formula="of:=POWER([.$D$6];[.V9])" office:value-type="float" office:value="375899.734575459" calcext:value-type="float">
            <text:p>375899,734575459</text:p>
          </table:table-cell>
          <table:table-cell table:formula="of:=POWER([.$D$6];[.W9])" office:value-type="float" office:value="714209.495693373" calcext:value-type="float">
            <text:p>714209,495693373</text:p>
          </table:table-cell>
          <table:table-cell table:formula="of:=POWER([.$D$6];[.X9])" office:value-type="float" office:value="1356998.04181741" calcext:value-type="float">
            <text:p>1356998,04181741</text:p>
          </table:table-cell>
          <table:table-cell table:formula="of:=POWER([.$D$6];[.Y9])" office:value-type="float" office:value="2578296.27945307" calcext:value-type="float">
            <text:p>2578296,27945307</text:p>
          </table:table-cell>
          <table:table-cell table:formula="of:=POWER([.$D$6];[.Z9])" office:value-type="float" office:value="4898762.93096084" calcext:value-type="float">
            <text:p>4898762,93096084</text:p>
          </table:table-cell>
          <table:table-cell table:formula="of:=POWER([.$D$6];[.AA9])" office:value-type="float" office:value="9307649.5688256" calcext:value-type="float">
            <text:p>9307649,5688256</text:p>
          </table:table-cell>
          <table:table-cell table:formula="of:=POWER([.$D$6];[.AB9])" office:value-type="float" office:value="17684534.1807686" calcext:value-type="float">
            <text:p>17684534,1807686</text:p>
          </table:table-cell>
          <table:table-cell table:formula="of:=POWER([.$D$6];[.AC9])" office:value-type="float" office:value="33600614.9434604" calcext:value-type="float">
            <text:p>33600614,9434604</text:p>
          </table:table-cell>
          <table:table-cell table:formula="of:=POWER([.$D$6];[.AD9])" office:value-type="float" office:value="63841168.3925748" calcext:value-type="float">
            <text:p>63841168,3925748</text:p>
          </table:table-cell>
          <table:table-cell table:formula="of:=POWER([.$D$6];[.AE9])" office:value-type="float" office:value="121298219.945892" calcext:value-type="float">
            <text:p>121298219,945892</text:p>
          </table:table-cell>
          <table:table-cell table:formula="of:=POWER([.$D$6];[.AF9])" office:value-type="float" office:value="230466617.897195" calcext:value-type="float">
            <text:p>230466617,897195</text:p>
          </table:table-cell>
          <table:table-cell table:formula="of:=POWER([.$D$6];[.AG9])" office:value-type="float" office:value="437886574.00467" calcext:value-type="float">
            <text:p>437886574,00467</text:p>
          </table:table-cell>
          <table:table-cell table:formula="of:=POWER([.$D$6];[.AH9])" office:value-type="float" office:value="831984490.608873" calcext:value-type="float">
            <text:p>831984490,6088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2" table:formula="of:=FLOOR([.B10])" office:value-type="float" office:value="1" calcext:value-type="float">
            <text:p>1</text:p>
          </table:table-cell>
          <table:table-cell table:style-name="ce2" table:formula="of:=FLOOR([.C10])" office:value-type="float" office:value="1" calcext:value-type="float">
            <text:p>1</text:p>
          </table:table-cell>
          <table:table-cell table:style-name="ce2" table:formula="of:=FLOOR([.D10])" office:value-type="float" office:value="3" calcext:value-type="float">
            <text:p>3</text:p>
          </table:table-cell>
          <table:table-cell table:style-name="ce2" table:formula="of:=FLOOR([.E10])" office:value-type="float" office:value="6" calcext:value-type="float">
            <text:p>6</text:p>
          </table:table-cell>
          <table:table-cell table:style-name="ce2" table:formula="of:=FLOOR([.F10])" office:value-type="float" office:value="13" calcext:value-type="float">
            <text:p>13</text:p>
          </table:table-cell>
          <table:table-cell table:style-name="ce2" table:formula="of:=FLOOR([.G10])" office:value-type="float" office:value="24" calcext:value-type="float">
            <text:p>24</text:p>
          </table:table-cell>
          <table:table-cell table:style-name="ce2" table:formula="of:=FLOOR([.H10])" office:value-type="float" office:value="47" calcext:value-type="float">
            <text:p>47</text:p>
          </table:table-cell>
          <table:table-cell table:style-name="ce2" table:formula="of:=FLOOR([.I10])" office:value-type="float" office:value="89" calcext:value-type="float">
            <text:p>89</text:p>
          </table:table-cell>
          <table:table-cell table:style-name="ce2" table:formula="of:=FLOOR([.J10])" office:value-type="float" office:value="169" calcext:value-type="float">
            <text:p>169</text:p>
          </table:table-cell>
          <table:table-cell table:style-name="ce2" table:formula="of:=FLOOR([.K10])" office:value-type="float" office:value="322" calcext:value-type="float">
            <text:p>322</text:p>
          </table:table-cell>
          <table:table-cell table:style-name="ce2" table:formula="of:=FLOOR([.L10])" office:value-type="float" office:value="613" calcext:value-type="float">
            <text:p>613</text:p>
          </table:table-cell>
          <table:table-cell table:style-name="ce2" table:formula="of:=FLOOR([.M10])" office:value-type="float" office:value="1164" calcext:value-type="float">
            <text:p>1164</text:p>
          </table:table-cell>
          <table:table-cell table:style-name="ce2" table:formula="of:=FLOOR([.N10])" office:value-type="float" office:value="2213" calcext:value-type="float">
            <text:p>2213</text:p>
          </table:table-cell>
          <table:table-cell table:style-name="ce2" table:formula="of:=FLOOR([.O10])" office:value-type="float" office:value="4205" calcext:value-type="float">
            <text:p>4205</text:p>
          </table:table-cell>
          <table:table-cell table:style-name="ce2" table:formula="of:=FLOOR([.P10])" office:value-type="float" office:value="7990" calcext:value-type="float">
            <text:p>7990</text:p>
          </table:table-cell>
          <table:table-cell table:style-name="ce2" table:formula="of:=FLOOR([.Q10])" office:value-type="float" office:value="15181" calcext:value-type="float">
            <text:p>15181</text:p>
          </table:table-cell>
          <table:table-cell table:style-name="ce2" table:formula="of:=FLOOR([.R10])" office:value-type="float" office:value="28844" calcext:value-type="float">
            <text:p>28844</text:p>
          </table:table-cell>
          <table:table-cell table:style-name="ce2" table:formula="of:=FLOOR([.S10])" office:value-type="float" office:value="54803" calcext:value-type="float">
            <text:p>54803</text:p>
          </table:table-cell>
          <table:table-cell table:style-name="ce2" table:formula="of:=FLOOR([.T10])" office:value-type="float" office:value="104127" calcext:value-type="float">
            <text:p>104127</text:p>
          </table:table-cell>
          <table:table-cell table:style-name="ce2" table:formula="of:=FLOOR([.U10])" office:value-type="float" office:value="197841" calcext:value-type="float">
            <text:p>197841</text:p>
          </table:table-cell>
          <table:table-cell table:style-name="ce2" table:formula="of:=FLOOR([.V10])" office:value-type="float" office:value="375899" calcext:value-type="float">
            <text:p>375899</text:p>
          </table:table-cell>
          <table:table-cell table:style-name="ce2" table:formula="of:=FLOOR([.W10])" office:value-type="float" office:value="714209" calcext:value-type="float">
            <text:p>714209</text:p>
          </table:table-cell>
          <table:table-cell table:style-name="ce2" table:formula="of:=FLOOR([.X10])" office:value-type="float" office:value="1356998" calcext:value-type="float">
            <text:p>1356998</text:p>
          </table:table-cell>
          <table:table-cell table:style-name="ce2" table:formula="of:=FLOOR([.Y10])" office:value-type="float" office:value="2578296" calcext:value-type="float">
            <text:p>2578296</text:p>
          </table:table-cell>
          <table:table-cell table:style-name="ce2" table:formula="of:=FLOOR([.Z10])" office:value-type="float" office:value="4898762" calcext:value-type="float">
            <text:p>4898762</text:p>
          </table:table-cell>
          <table:table-cell table:style-name="ce2" table:formula="of:=FLOOR([.AA10])" office:value-type="float" office:value="9307649" calcext:value-type="float">
            <text:p>9307649</text:p>
          </table:table-cell>
          <table:table-cell table:style-name="ce2" table:formula="of:=FLOOR([.AB10])" office:value-type="float" office:value="17684534" calcext:value-type="float">
            <text:p>17684534</text:p>
          </table:table-cell>
          <table:table-cell table:style-name="ce2" table:formula="of:=FLOOR([.AC10])" office:value-type="float" office:value="33600614" calcext:value-type="float">
            <text:p>33600614</text:p>
          </table:table-cell>
          <table:table-cell table:style-name="ce2" table:formula="of:=FLOOR([.AD10])" office:value-type="float" office:value="63841168" calcext:value-type="float">
            <text:p>63841168</text:p>
          </table:table-cell>
          <table:table-cell table:style-name="ce2" table:formula="of:=FLOOR([.AE10])" office:value-type="float" office:value="121298219" calcext:value-type="float">
            <text:p>121298219</text:p>
          </table:table-cell>
          <table:table-cell table:style-name="ce2" table:formula="of:=FLOOR([.AF10])" office:value-type="float" office:value="230466617" calcext:value-type="float">
            <text:p>230466617</text:p>
          </table:table-cell>
          <table:table-cell table:style-name="ce2" table:formula="of:=FLOOR([.AG10])" office:value-type="float" office:value="437886574" calcext:value-type="float">
            <text:p>437886574</text:p>
          </table:table-cell>
          <table:table-cell table:style-name="ce2" table:formula="of:=FLOOR([.AH10])" office:value-type="float" office:value="831984490" calcext:value-type="float">
            <text:p>831984490</text:p>
          </table:table-cell>
          <table:table-cell table:style-name="ce2" table:number-columns-repeated="990"/>
        </table:table-row>
        <table:table-row table:style-name="ro1">
          <table:table-cell office:value-type="string" calcext:value-type="string">
            <text:p>up</text:p>
          </table:table-cell>
          <table:table-cell table:style-name="ce4" table:formula="of:=CEILING([.B10])" office:value-type="float" office:value="1" calcext:value-type="float">
            <text:p>1</text:p>
          </table:table-cell>
          <table:table-cell table:style-name="ce4" table:formula="of:=CEILING([.C10])" office:value-type="float" office:value="2" calcext:value-type="float">
            <text:p>2</text:p>
          </table:table-cell>
          <table:table-cell table:style-name="ce4" table:formula="of:=CEILING([.D10])" office:value-type="float" office:value="4" calcext:value-type="float">
            <text:p>4</text:p>
          </table:table-cell>
          <table:table-cell table:style-name="ce4" table:formula="of:=CEILING([.E10])" office:value-type="float" office:value="7" calcext:value-type="float">
            <text:p>7</text:p>
          </table:table-cell>
          <table:table-cell table:style-name="ce4" table:formula="of:=CEILING([.F10])" office:value-type="float" office:value="14" calcext:value-type="float">
            <text:p>14</text:p>
          </table:table-cell>
          <table:table-cell table:style-name="ce4" table:formula="of:=CEILING([.G10])" office:value-type="float" office:value="25" calcext:value-type="float">
            <text:p>25</text:p>
          </table:table-cell>
          <table:table-cell table:style-name="ce4" table:formula="of:=CEILING([.H10])" office:value-type="float" office:value="48" calcext:value-type="float">
            <text:p>48</text:p>
          </table:table-cell>
          <table:table-cell table:style-name="ce4" table:formula="of:=CEILING([.I10])" office:value-type="float" office:value="90" calcext:value-type="float">
            <text:p>90</text:p>
          </table:table-cell>
          <table:table-cell table:style-name="ce4" table:formula="of:=CEILING([.J10])" office:value-type="float" office:value="170" calcext:value-type="float">
            <text:p>170</text:p>
          </table:table-cell>
          <table:table-cell table:style-name="ce4" table:formula="of:=CEILING([.K10])" office:value-type="float" office:value="323" calcext:value-type="float">
            <text:p>323</text:p>
          </table:table-cell>
          <table:table-cell table:style-name="ce4" table:formula="of:=CEILING([.L10])" office:value-type="float" office:value="614" calcext:value-type="float">
            <text:p>614</text:p>
          </table:table-cell>
          <table:table-cell table:style-name="ce4" table:formula="of:=CEILING([.M10])" office:value-type="float" office:value="1165" calcext:value-type="float">
            <text:p>1165</text:p>
          </table:table-cell>
          <table:table-cell table:style-name="ce4" table:formula="of:=CEILING([.N10])" office:value-type="float" office:value="2214" calcext:value-type="float">
            <text:p>2214</text:p>
          </table:table-cell>
          <table:table-cell table:style-name="ce4" table:formula="of:=CEILING([.O10])" office:value-type="float" office:value="4206" calcext:value-type="float">
            <text:p>4206</text:p>
          </table:table-cell>
          <table:table-cell table:style-name="ce4" table:formula="of:=CEILING([.P10])" office:value-type="float" office:value="7991" calcext:value-type="float">
            <text:p>7991</text:p>
          </table:table-cell>
          <table:table-cell table:style-name="ce4" table:formula="of:=CEILING([.Q10])" office:value-type="float" office:value="15182" calcext:value-type="float">
            <text:p>15182</text:p>
          </table:table-cell>
          <table:table-cell table:style-name="ce4" table:formula="of:=CEILING([.R10])" office:value-type="float" office:value="28845" calcext:value-type="float">
            <text:p>28845</text:p>
          </table:table-cell>
          <table:table-cell table:style-name="ce4" table:formula="of:=CEILING([.S10])" office:value-type="float" office:value="54804" calcext:value-type="float">
            <text:p>54804</text:p>
          </table:table-cell>
          <table:table-cell table:style-name="ce4" table:formula="of:=CEILING([.T10])" office:value-type="float" office:value="104128" calcext:value-type="float">
            <text:p>104128</text:p>
          </table:table-cell>
          <table:table-cell table:style-name="ce4" table:formula="of:=CEILING([.U10])" office:value-type="float" office:value="197842" calcext:value-type="float">
            <text:p>197842</text:p>
          </table:table-cell>
          <table:table-cell table:style-name="ce4" table:formula="of:=CEILING([.V10])" office:value-type="float" office:value="375900" calcext:value-type="float">
            <text:p>375900</text:p>
          </table:table-cell>
          <table:table-cell table:style-name="ce4" table:formula="of:=CEILING([.W10])" office:value-type="float" office:value="714210" calcext:value-type="float">
            <text:p>714210</text:p>
          </table:table-cell>
          <table:table-cell table:style-name="ce4" table:formula="of:=CEILING([.X10])" office:value-type="float" office:value="1356999" calcext:value-type="float">
            <text:p>1356999</text:p>
          </table:table-cell>
          <table:table-cell table:style-name="ce4" table:formula="of:=CEILING([.Y10])" office:value-type="float" office:value="2578297" calcext:value-type="float">
            <text:p>2578297</text:p>
          </table:table-cell>
          <table:table-cell table:style-name="ce4" table:formula="of:=CEILING([.Z10])" office:value-type="float" office:value="4898763" calcext:value-type="float">
            <text:p>4898763</text:p>
          </table:table-cell>
          <table:table-cell table:style-name="ce4" table:formula="of:=CEILING([.AA10])" office:value-type="float" office:value="9307650" calcext:value-type="float">
            <text:p>9307650</text:p>
          </table:table-cell>
          <table:table-cell table:style-name="ce4" table:formula="of:=CEILING([.AB10])" office:value-type="float" office:value="17684535" calcext:value-type="float">
            <text:p>17684535</text:p>
          </table:table-cell>
          <table:table-cell table:style-name="ce4" table:formula="of:=CEILING([.AC10])" office:value-type="float" office:value="33600615" calcext:value-type="float">
            <text:p>33600615</text:p>
          </table:table-cell>
          <table:table-cell table:style-name="ce4" table:formula="of:=CEILING([.AD10])" office:value-type="float" office:value="63841169" calcext:value-type="float">
            <text:p>63841169</text:p>
          </table:table-cell>
          <table:table-cell table:style-name="ce4" table:formula="of:=CEILING([.AE10])" office:value-type="float" office:value="121298220" calcext:value-type="float">
            <text:p>121298220</text:p>
          </table:table-cell>
          <table:table-cell table:style-name="ce4" table:formula="of:=CEILING([.AF10])" office:value-type="float" office:value="230466618" calcext:value-type="float">
            <text:p>230466618</text:p>
          </table:table-cell>
          <table:table-cell table:style-name="ce4" table:formula="of:=CEILING([.AG10])" office:value-type="float" office:value="437886575" calcext:value-type="float">
            <text:p>437886575</text:p>
          </table:table-cell>
          <table:table-cell table:style-name="ce4" table:formula="of:=CEILING([.AH10])" office:value-type="float" office:value="831984491" calcext:value-type="float">
            <text:p>831984491</text:p>
          </table:table-cell>
          <table:table-cell table:style-name="ce4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11]/[.B11]" office:value-type="float" office:value="1" calcext:value-type="float">
            <text:p>1</text:p>
          </table:table-cell>
          <table:table-cell table:formula="of:=[.D11]/[.C11]" office:value-type="float" office:value="3" calcext:value-type="float">
            <text:p>3</text:p>
          </table:table-cell>
          <table:table-cell table:formula="of:=[.E11]/[.D11]" office:value-type="float" office:value="2" calcext:value-type="float">
            <text:p>2</text:p>
          </table:table-cell>
          <table:table-cell table:formula="of:=[.F11]/[.E11]" office:value-type="float" office:value="2.16666666666667" calcext:value-type="float">
            <text:p>2,1666666667</text:p>
          </table:table-cell>
          <table:table-cell table:formula="of:=[.G11]/[.F11]" office:value-type="float" office:value="1.84615384615385" calcext:value-type="float">
            <text:p>1,8461538462</text:p>
          </table:table-cell>
          <table:table-cell table:formula="of:=[.H11]/[.G11]" office:value-type="float" office:value="1.95833333333333" calcext:value-type="float">
            <text:p>1,9583333333</text:p>
          </table:table-cell>
          <table:table-cell table:formula="of:=[.I11]/[.H11]" office:value-type="float" office:value="1.8936170212766" calcext:value-type="float">
            <text:p>1,8936170213</text:p>
          </table:table-cell>
          <table:table-cell table:formula="of:=[.J11]/[.I11]" office:value-type="float" office:value="1.89887640449438" calcext:value-type="float">
            <text:p>1,8988764045</text:p>
          </table:table-cell>
          <table:table-cell table:formula="of:=[.K11]/[.J11]" office:value-type="float" office:value="1.90532544378698" calcext:value-type="float">
            <text:p>1,9053254438</text:p>
          </table:table-cell>
          <table:table-cell table:formula="of:=[.L11]/[.K11]" office:value-type="float" office:value="1.90372670807453" calcext:value-type="float">
            <text:p>1,9037267081</text:p>
          </table:table-cell>
          <table:table-cell table:formula="of:=[.M11]/[.L11]" office:value-type="float" office:value="1.89885807504078" calcext:value-type="float">
            <text:p>1,898858075</text:p>
          </table:table-cell>
          <table:table-cell table:formula="of:=[.N11]/[.M11]" office:value-type="float" office:value="1.90120274914089" calcext:value-type="float">
            <text:p>1,9012027491</text:p>
          </table:table-cell>
          <table:table-cell table:formula="of:=[.O11]/[.N11]" office:value-type="float" office:value="1.90013556258473" calcext:value-type="float">
            <text:p>1,9001355626</text:p>
          </table:table-cell>
          <table:table-cell table:formula="of:=[.P11]/[.O11]" office:value-type="float" office:value="1.90011890606421" calcext:value-type="float">
            <text:p>1,9001189061</text:p>
          </table:table-cell>
          <table:table-cell table:formula="of:=[.Q11]/[.P11]" office:value-type="float" office:value="1.9" calcext:value-type="float">
            <text:p>1,9</text:p>
          </table:table-cell>
          <table:table-cell table:formula="of:=[.R11]/[.Q11]" office:value-type="float" office:value="1.90000658718135" calcext:value-type="float">
            <text:p>1,9000065872</text:p>
          </table:table-cell>
          <table:table-cell table:formula="of:=[.S11]/[.R11]" office:value-type="float" office:value="1.89997919844682" calcext:value-type="float">
            <text:p>1,8999791984</text:p>
          </table:table-cell>
          <table:table-cell table:formula="of:=[.T11]/[.S11]" office:value-type="float" office:value="1.90002372132912" calcext:value-type="float">
            <text:p>1,9000237213</text:p>
          </table:table-cell>
          <table:table-cell table:formula="of:=[.U11]/[.T11]" office:value-type="float" office:value="1.89999711890288" calcext:value-type="float">
            <text:p>1,8999971189</text:p>
          </table:table-cell>
          <table:table-cell table:formula="of:=[.V11]/[.U11]" office:value-type="float" office:value="1.90000556002042" calcext:value-type="float">
            <text:p>1,90000556</text:p>
          </table:table-cell>
          <table:table-cell table:formula="of:=[.W11]/[.V11]" office:value-type="float" office:value="1.90000239426016" calcext:value-type="float">
            <text:p>1,9000023943</text:p>
          </table:table-cell>
          <table:table-cell table:formula="of:=[.X11]/[.W11]" office:value-type="float" office:value="1.90000126013534" calcext:value-type="float">
            <text:p>1,9000012601</text:p>
          </table:table-cell>
          <table:table-cell table:formula="of:=[.Y11]/[.X11]" office:value-type="float" office:value="1.89999985261585" calcext:value-type="float">
            <text:p>1,8999998526</text:p>
          </table:table-cell>
          <table:table-cell table:formula="of:=[.Z11]/[.Y11]" office:value-type="float" office:value="1.89999984485877" calcext:value-type="float">
            <text:p>1,8999998449</text:p>
          </table:table-cell>
          <table:table-cell table:formula="of:=[.AA11]/[.Z11]" office:value-type="float" office:value="1.90000024495985" calcext:value-type="float">
            <text:p>1,900000245</text:p>
          </table:table-cell>
          <table:table-cell table:formula="of:=[.AB11]/[.AA11]" office:value-type="float" office:value="1.90000009669467" calcext:value-type="float">
            <text:p>1,9000000967</text:p>
          </table:table-cell>
          <table:table-cell table:formula="of:=[.AC11]/[.AB11]" office:value-type="float" office:value="1.89999996607205" calcext:value-type="float">
            <text:p>1,8999999661</text:p>
          </table:table-cell>
          <table:table-cell table:formula="of:=[.AD11]/[.AC11]" office:value-type="float" office:value="1.90000004166591" calcext:value-type="float">
            <text:p>1,9000000417</text:p>
          </table:table-cell>
          <table:table-cell table:formula="of:=[.AE11]/[.AD11]" office:value-type="float" office:value="1.89999999686723" calcext:value-type="float">
            <text:p>1,8999999969</text:p>
          </table:table-cell>
          <table:table-cell table:formula="of:=[.AF11]/[.AE11]" office:value-type="float" office:value="1.90000000741973" calcext:value-type="float">
            <text:p>1,9000000074</text:p>
          </table:table-cell>
          <table:table-cell table:formula="of:=[.AG11]/[.AF11]" office:value-type="float" office:value="1.90000000737634" calcext:value-type="float">
            <text:p>1,9000000074</text:p>
          </table:table-cell>
          <table:table-cell table:formula="of:=[.AH11]/[.AG11]" office:value-type="float" office:value="1.89999999862978" calcext:value-type="float">
            <text:p>1,899999998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</text:p>
          </table:table-cell>
          <table:table-cell table:formula="of:=MAX(0;([.B1]-[.A1]))*[.$A$6]+[.B1]*[.$B$6]" office:value-type="float" office:value="1228" calcext:value-type="float">
            <text:p>1228</text:p>
          </table:table-cell>
          <table:table-cell table:formula="of:=MAX(0;([.C1]-[.B1]))*[.$A$6]+[.C1]*[.$B$6]" office:value-type="float" office:value="47" calcext:value-type="float">
            <text:p>47</text:p>
          </table:table-cell>
          <table:table-cell table:formula="of:=MAX(0;([.D1]-[.C1]))*[.$A$6]+[.D1]*[.$B$6]" office:value-type="float" office:value="1181" calcext:value-type="float">
            <text:p>1181</text:p>
          </table:table-cell>
          <table:table-cell table:formula="of:=MAX(0;([.E1]-[.D1]))*[.$A$6]+[.E1]*[.$B$6]" office:value-type="float" office:value="47" calcext:value-type="float">
            <text:p>47</text:p>
          </table:table-cell>
          <table:table-cell table:formula="of:=MAX(0;([.F1]-[.E1]))*[.$A$6]+[.F1]*[.$B$6]" office:value-type="float" office:value="1181" calcext:value-type="float">
            <text:p>1181</text:p>
          </table:table-cell>
          <table:table-cell table:formula="of:=MAX(0;([.G1]-[.F1]))*[.$A$6]+[.G1]*[.$B$6]" office:value-type="float" office:value="47" calcext:value-type="float">
            <text:p>47</text:p>
          </table:table-cell>
          <table:table-cell table:formula="of:=MAX(0;([.H1]-[.G1]))*[.$A$6]+[.H1]*[.$B$6]" office:value-type="float" office:value="1181" calcext:value-type="float">
            <text:p>1181</text:p>
          </table:table-cell>
          <table:table-cell table:formula="of:=MAX(0;([.I1]-[.H1]))*[.$A$6]+[.I1]*[.$B$6]" office:value-type="float" office:value="47" calcext:value-type="float">
            <text:p>47</text:p>
          </table:table-cell>
          <table:table-cell table:formula="of:=MAX(0;([.J1]-[.I1]))*[.$A$6]+[.J1]*[.$B$6]" office:value-type="float" office:value="1181" calcext:value-type="float">
            <text:p>1181</text:p>
          </table:table-cell>
          <table:table-cell table:formula="of:=MAX(0;([.K1]-[.J1]))*[.$A$6]+[.K1]*[.$B$6]" office:value-type="float" office:value="47" calcext:value-type="float">
            <text:p>47</text:p>
          </table:table-cell>
          <table:table-cell table:formula="of:=MAX(0;([.L1]-[.K1]))*[.$A$6]+[.L1]*[.$B$6]" office:value-type="float" office:value="1181" calcext:value-type="float">
            <text:p>1181</text:p>
          </table:table-cell>
          <table:table-cell/>
          <table:table-cell table:formula="of:=SUM([.B17:.L17])" office:value-type="float" office:value="7368" calcext:value-type="float">
            <text:p>7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down</text:p>
          </table:table-cell>
          <table:table-cell table:formula="of:=MAX(0;([.B2]-[.A2]))*[.$A$6]+[.B2]*[.$B$6]" office:value-type="float" office:value="2328" calcext:value-type="float">
            <text:p>2328</text:p>
          </table:table-cell>
          <table:table-cell table:formula="of:=MAX(0;([.C2]-[.B2]))*[.$A$6]+[.C2]*[.$B$6]" office:value-type="float" office:value="47" calcext:value-type="float">
            <text:p>47</text:p>
          </table:table-cell>
          <table:table-cell table:formula="of:=MAX(0;([.D2]-[.C2]))*[.$A$6]+[.D2]*[.$B$6]" office:value-type="float" office:value="2281" calcext:value-type="float">
            <text:p>2281</text:p>
          </table:table-cell>
          <table:table-cell table:formula="of:=MAX(0;([.E2]-[.D2]))*[.$A$6]+[.E2]*[.$B$6]" office:value-type="float" office:value="47" calcext:value-type="float">
            <text:p>47</text:p>
          </table:table-cell>
          <table:table-cell table:formula="of:=MAX(0;([.F2]-[.E2]))*[.$A$6]+[.F2]*[.$B$6]" office:value-type="float" office:value="2281" calcext:value-type="float">
            <text:p>2281</text:p>
          </table:table-cell>
          <table:table-cell table:formula="of:=MAX(0;([.G2]-[.F2]))*[.$A$6]+[.G2]*[.$B$6]" office:value-type="float" office:value="47" calcext:value-type="float">
            <text:p>47</text:p>
          </table:table-cell>
          <table:table-cell table:formula="of:=MAX(0;([.H2]-[.G2]))*[.$A$6]+[.H2]*[.$B$6]" office:value-type="float" office:value="2281" calcext:value-type="float">
            <text:p>2281</text:p>
          </table:table-cell>
          <table:table-cell table:formula="of:=MAX(0;([.I2]-[.H2]))*[.$A$6]+[.I2]*[.$B$6]" office:value-type="float" office:value="47" calcext:value-type="float">
            <text:p>47</text:p>
          </table:table-cell>
          <table:table-cell table:formula="of:=MAX(0;([.J2]-[.I2]))*[.$A$6]+[.J2]*[.$B$6]" office:value-type="float" office:value="2281" calcext:value-type="float">
            <text:p>2281</text:p>
          </table:table-cell>
          <table:table-cell table:formula="of:=MAX(0;([.K2]-[.J2]))*[.$A$6]+[.K2]*[.$B$6]" office:value-type="float" office:value="47" calcext:value-type="float">
            <text:p>47</text:p>
          </table:table-cell>
          <table:table-cell table:formula="of:=MAX(0;([.L2]-[.K2]))*[.$A$6]+[.L2]*[.$B$6]" office:value-type="float" office:value="2281" calcext:value-type="float">
            <text:p>2281</text:p>
          </table:table-cell>
          <table:table-cell/>
          <table:table-cell table:formula="of:=SUM([.B18:.L18])" office:value-type="float" office:value="13968" calcext:value-type="float">
            <text:p>13968</text:p>
          </table:table-cell>
          <table:table-cell table:formula="of:=[.N18]/[.$N$17]" office:value-type="float" office:value="1.8957654723127" calcext:value-type="float">
            <text:p>1,89576547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hat_down</text:p>
          </table:table-cell>
          <table:table-cell table:formula="of:=MAX(0;([.B3]-[.A3]))*[.$A$6]+[.B3]*[.$B$6]" office:value-type="float" office:value="2328" calcext:value-type="float">
            <text:p>2328</text:p>
          </table:table-cell>
          <table:table-cell table:formula="of:=MAX(0;([.C3]-[.B3]))*[.$A$6]+[.C3]*[.$B$6]" office:value-type="float" office:value="89" calcext:value-type="float">
            <text:p>89</text:p>
          </table:table-cell>
          <table:table-cell table:formula="of:=MAX(0;([.D3]-[.C3]))*[.$A$6]+[.D3]*[.$B$6]" office:value-type="float" office:value="2239" calcext:value-type="float">
            <text:p>2239</text:p>
          </table:table-cell>
          <table:table-cell table:formula="of:=MAX(0;([.E3]-[.D3]))*[.$A$6]+[.E3]*[.$B$6]" office:value-type="float" office:value="89" calcext:value-type="float">
            <text:p>89</text:p>
          </table:table-cell>
          <table:table-cell table:formula="of:=MAX(0;([.F3]-[.E3]))*[.$A$6]+[.F3]*[.$B$6]" office:value-type="float" office:value="2239" calcext:value-type="float">
            <text:p>2239</text:p>
          </table:table-cell>
          <table:table-cell table:formula="of:=MAX(0;([.G3]-[.F3]))*[.$A$6]+[.G3]*[.$B$6]" office:value-type="float" office:value="89" calcext:value-type="float">
            <text:p>89</text:p>
          </table:table-cell>
          <table:table-cell table:formula="of:=MAX(0;([.H3]-[.G3]))*[.$A$6]+[.H3]*[.$B$6]" office:value-type="float" office:value="2239" calcext:value-type="float">
            <text:p>2239</text:p>
          </table:table-cell>
          <table:table-cell table:formula="of:=MAX(0;([.I3]-[.H3]))*[.$A$6]+[.I3]*[.$B$6]" office:value-type="float" office:value="89" calcext:value-type="float">
            <text:p>89</text:p>
          </table:table-cell>
          <table:table-cell table:formula="of:=MAX(0;([.J3]-[.I3]))*[.$A$6]+[.J3]*[.$B$6]" office:value-type="float" office:value="2239" calcext:value-type="float">
            <text:p>2239</text:p>
          </table:table-cell>
          <table:table-cell table:formula="of:=MAX(0;([.K3]-[.J3]))*[.$A$6]+[.K3]*[.$B$6]" office:value-type="float" office:value="89" calcext:value-type="float">
            <text:p>89</text:p>
          </table:table-cell>
          <table:table-cell table:formula="of:=MAX(0;([.L3]-[.K3]))*[.$A$6]+[.L3]*[.$B$6]" office:value-type="float" office:value="2239" calcext:value-type="float">
            <text:p>2239</text:p>
          </table:table-cell>
          <table:table-cell/>
          <table:table-cell table:formula="of:=SUM([.B19:.L19])" office:value-type="float" office:value="13968" calcext:value-type="float">
            <text:p>13968</text:p>
          </table:table-cell>
          <table:table-cell table:formula="of:=[.N19]/[.$N$17]" office:value-type="float" office:value="1.8957654723127" calcext:value-type="float">
            <text:p>1,89576547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hat_up</text:p>
          </table:table-cell>
          <table:table-cell table:formula="of:=MAX(0;([.B4]-[.A4]))*[.$A$6]+[.B4]*[.$B$6]" office:value-type="float" office:value="2328" calcext:value-type="float">
            <text:p>2328</text:p>
          </table:table-cell>
          <table:table-cell table:formula="of:=MAX(0;([.C4]-[.B4]))*[.$A$6]+[.C4]*[.$B$6]" office:value-type="float" office:value="90" calcext:value-type="float">
            <text:p>90</text:p>
          </table:table-cell>
          <table:table-cell table:formula="of:=MAX(0;([.D4]-[.C4]))*[.$A$6]+[.D4]*[.$B$6]" office:value-type="float" office:value="2238" calcext:value-type="float">
            <text:p>2238</text:p>
          </table:table-cell>
          <table:table-cell table:formula="of:=MAX(0;([.E4]-[.D4]))*[.$A$6]+[.E4]*[.$B$6]" office:value-type="float" office:value="90" calcext:value-type="float">
            <text:p>90</text:p>
          </table:table-cell>
          <table:table-cell table:formula="of:=MAX(0;([.F4]-[.E4]))*[.$A$6]+[.F4]*[.$B$6]" office:value-type="float" office:value="2238" calcext:value-type="float">
            <text:p>2238</text:p>
          </table:table-cell>
          <table:table-cell table:formula="of:=MAX(0;([.G4]-[.F4]))*[.$A$6]+[.G4]*[.$B$6]" office:value-type="float" office:value="90" calcext:value-type="float">
            <text:p>90</text:p>
          </table:table-cell>
          <table:table-cell table:formula="of:=MAX(0;([.H4]-[.G4]))*[.$A$6]+[.H4]*[.$B$6]" office:value-type="float" office:value="2238" calcext:value-type="float">
            <text:p>2238</text:p>
          </table:table-cell>
          <table:table-cell table:formula="of:=MAX(0;([.I4]-[.H4]))*[.$A$6]+[.I4]*[.$B$6]" office:value-type="float" office:value="90" calcext:value-type="float">
            <text:p>90</text:p>
          </table:table-cell>
          <table:table-cell table:formula="of:=MAX(0;([.J4]-[.I4]))*[.$A$6]+[.J4]*[.$B$6]" office:value-type="float" office:value="2238" calcext:value-type="float">
            <text:p>2238</text:p>
          </table:table-cell>
          <table:table-cell table:formula="of:=MAX(0;([.K4]-[.J4]))*[.$A$6]+[.K4]*[.$B$6]" office:value-type="float" office:value="90" calcext:value-type="float">
            <text:p>90</text:p>
          </table:table-cell>
          <table:table-cell table:formula="of:=MAX(0;([.L4]-[.K4]))*[.$A$6]+[.L4]*[.$B$6]" office:value-type="float" office:value="2238" calcext:value-type="float">
            <text:p>2238</text:p>
          </table:table-cell>
          <table:table-cell/>
          <table:table-cell table:formula="of:=SUM([.B20:.L20])" office:value-type="float" office:value="13968" calcext:value-type="float">
            <text:p>13968</text:p>
          </table:table-cell>
          <table:table-cell table:formula="of:=[.N20]/[.$N$17]" office:value-type="float" office:value="1.8957654723127" calcext:value-type="float">
            <text:p>1,89576547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io</text:p>
          </table:table-cell>
          <table:table-cell table:formula="of:=[.B18]/[.B$17]" office:value-type="float" office:value="1.8957654723127" calcext:value-type="float">
            <text:p>1,8957654723</text:p>
          </table:table-cell>
          <table:table-cell table:formula="of:=[.C18]/[.C$17]" office:value-type="float" office:value="1" calcext:value-type="float">
            <text:p>1</text:p>
          </table:table-cell>
          <table:table-cell table:formula="of:=[.D18]/[.D$17]" office:value-type="float" office:value="1.93141405588484" calcext:value-type="float">
            <text:p>1,9314140559</text:p>
          </table:table-cell>
          <table:table-cell table:formula="of:=[.E18]/[.E$17]" office:value-type="float" office:value="1" calcext:value-type="float">
            <text:p>1</text:p>
          </table:table-cell>
          <table:table-cell table:formula="of:=[.F18]/[.F$17]" office:value-type="float" office:value="1.93141405588484" calcext:value-type="float">
            <text:p>1,9314140559</text:p>
          </table:table-cell>
          <table:table-cell table:formula="of:=[.G18]/[.G$17]" office:value-type="float" office:value="1" calcext:value-type="float">
            <text:p>1</text:p>
          </table:table-cell>
          <table:table-cell table:formula="of:=[.H18]/[.H$17]" office:value-type="float" office:value="1.93141405588484" calcext:value-type="float">
            <text:p>1,9314140559</text:p>
          </table:table-cell>
          <table:table-cell table:formula="of:=[.I18]/[.I$17]" office:value-type="float" office:value="1" calcext:value-type="float">
            <text:p>1</text:p>
          </table:table-cell>
          <table:table-cell table:formula="of:=[.J18]/[.J$17]" office:value-type="float" office:value="1.93141405588484" calcext:value-type="float">
            <text:p>1,9314140559</text:p>
          </table:table-cell>
          <table:table-cell table:formula="of:=[.K18]/[.K$17]" office:value-type="float" office:value="1" calcext:value-type="float">
            <text:p>1</text:p>
          </table:table-cell>
          <table:table-cell table:formula="of:=[.L18]/[.L$17]" office:value-type="float" office:value="1.93141405588484" calcext:value-type="float">
            <text:p>1,9314140559</text:p>
          </table:table-cell>
          <table:table-cell table:number-columns-repeated="2"/>
          <table:table-cell table:style-name="ce8" table:formula="of:=MIN([.O18:.O20])" office:value-type="float" office:value="1.8957654723127" calcext:value-type="float">
            <text:p>1,8957654723</text:p>
          </table:table-cell>
          <table:table-cell table:style-name="ce9"/>
          <table:table-cell table:number-columns-repeated="1008"/>
        </table:table-row>
        <table:table-row table:style-name="ro1">
          <table:table-cell/>
          <table:table-cell table:formula="of:=[.B19]/[.B$17]" office:value-type="float" office:value="1.8957654723127" calcext:value-type="float">
            <text:p>1,8957654723</text:p>
          </table:table-cell>
          <table:table-cell table:formula="of:=[.C19]/[.C$17]" office:value-type="float" office:value="1.8936170212766" calcext:value-type="float">
            <text:p>1,8936170213</text:p>
          </table:table-cell>
          <table:table-cell table:formula="of:=[.D19]/[.D$17]" office:value-type="float" office:value="1.89585097375106" calcext:value-type="float">
            <text:p>1,8958509738</text:p>
          </table:table-cell>
          <table:table-cell table:formula="of:=[.E19]/[.E$17]" office:value-type="float" office:value="1.8936170212766" calcext:value-type="float">
            <text:p>1,8936170213</text:p>
          </table:table-cell>
          <table:table-cell table:formula="of:=[.F19]/[.F$17]" office:value-type="float" office:value="1.89585097375106" calcext:value-type="float">
            <text:p>1,8958509738</text:p>
          </table:table-cell>
          <table:table-cell table:formula="of:=[.G19]/[.G$17]" office:value-type="float" office:value="1.8936170212766" calcext:value-type="float">
            <text:p>1,8936170213</text:p>
          </table:table-cell>
          <table:table-cell table:formula="of:=[.H19]/[.H$17]" office:value-type="float" office:value="1.89585097375106" calcext:value-type="float">
            <text:p>1,8958509738</text:p>
          </table:table-cell>
          <table:table-cell table:formula="of:=[.I19]/[.I$17]" office:value-type="float" office:value="1.8936170212766" calcext:value-type="float">
            <text:p>1,8936170213</text:p>
          </table:table-cell>
          <table:table-cell table:formula="of:=[.J19]/[.J$17]" office:value-type="float" office:value="1.89585097375106" calcext:value-type="float">
            <text:p>1,8958509738</text:p>
          </table:table-cell>
          <table:table-cell table:formula="of:=[.K19]/[.K$17]" office:value-type="float" office:value="1.8936170212766" calcext:value-type="float">
            <text:p>1,8936170213</text:p>
          </table:table-cell>
          <table:table-cell table:formula="of:=[.L19]/[.L$17]" office:value-type="float" office:value="1.89585097375106" calcext:value-type="float">
            <text:p>1,8958509738</text:p>
          </table:table-cell>
          <table:table-cell table:number-columns-repeated="1012"/>
        </table:table-row>
        <table:table-row table:style-name="ro1">
          <table:table-cell/>
          <table:table-cell table:formula="of:=[.B20]/[.B$17]" office:value-type="float" office:value="1.8957654723127" calcext:value-type="float">
            <text:p>1,8957654723</text:p>
          </table:table-cell>
          <table:table-cell table:formula="of:=[.C20]/[.C$17]" office:value-type="float" office:value="1.91489361702128" calcext:value-type="float">
            <text:p>1,914893617</text:p>
          </table:table-cell>
          <table:table-cell table:formula="of:=[.D20]/[.D$17]" office:value-type="float" office:value="1.89500423370025" calcext:value-type="float">
            <text:p>1,8950042337</text:p>
          </table:table-cell>
          <table:table-cell table:formula="of:=[.E20]/[.E$17]" office:value-type="float" office:value="1.91489361702128" calcext:value-type="float">
            <text:p>1,914893617</text:p>
          </table:table-cell>
          <table:table-cell table:formula="of:=[.F20]/[.F$17]" office:value-type="float" office:value="1.89500423370025" calcext:value-type="float">
            <text:p>1,8950042337</text:p>
          </table:table-cell>
          <table:table-cell table:formula="of:=[.G20]/[.G$17]" office:value-type="float" office:value="1.91489361702128" calcext:value-type="float">
            <text:p>1,914893617</text:p>
          </table:table-cell>
          <table:table-cell table:formula="of:=[.H20]/[.H$17]" office:value-type="float" office:value="1.89500423370025" calcext:value-type="float">
            <text:p>1,8950042337</text:p>
          </table:table-cell>
          <table:table-cell table:formula="of:=[.I20]/[.I$17]" office:value-type="float" office:value="1.91489361702128" calcext:value-type="float">
            <text:p>1,914893617</text:p>
          </table:table-cell>
          <table:table-cell table:formula="of:=[.J20]/[.J$17]" office:value-type="float" office:value="1.89500423370025" calcext:value-type="float">
            <text:p>1,8950042337</text:p>
          </table:table-cell>
          <table:table-cell table:formula="of:=[.K20]/[.K$17]" office:value-type="float" office:value="1.91489361702128" calcext:value-type="float">
            <text:p>1,914893617</text:p>
          </table:table-cell>
          <table:table-cell table:formula="of:=[.L20]/[.L$17]" office:value-type="float" office:value="1.89500423370025" calcext:value-type="float">
            <text:p>1,895004233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imits</text:p>
          </table:table-cell>
          <table:table-cell table:formula="of:=POWER([.$D$6];FLOOR(LOG([.B1];[.$D$6])))" office:value-type="float" office:value="613.1066257801" calcext:value-type="float">
            <text:p>613,1066257801</text:p>
          </table:table-cell>
          <table:table-cell table:formula="of:=POWER([.$D$6];FLOOR(LOG([.C1];[.$D$6])))" office:value-type="float" office:value="24.76099" calcext:value-type="float">
            <text:p>24,76099</text:p>
          </table:table-cell>
          <table:table-cell table:formula="of:=POWER([.$D$6];FLOOR(LOG([.D1];[.$D$6])))" office:value-type="float" office:value="613.1066257801" calcext:value-type="float">
            <text:p>613,1066257801</text:p>
          </table:table-cell>
          <table:table-cell table:formula="of:=POWER([.$D$6];FLOOR(LOG([.E1];[.$D$6])))" office:value-type="float" office:value="24.76099" calcext:value-type="float">
            <text:p>24,76099</text:p>
          </table:table-cell>
          <table:table-cell table:formula="of:=POWER([.$D$6];FLOOR(LOG([.F1];[.$D$6])))" office:value-type="float" office:value="613.1066257801" calcext:value-type="float">
            <text:p>613,1066257801</text:p>
          </table:table-cell>
          <table:table-cell table:formula="of:=POWER([.$D$6];FLOOR(LOG([.G1];[.$D$6])))" office:value-type="float" office:value="24.76099" calcext:value-type="float">
            <text:p>24,76099</text:p>
          </table:table-cell>
          <table:table-cell table:formula="of:=POWER([.$D$6];FLOOR(LOG([.H1];[.$D$6])))" office:value-type="float" office:value="613.1066257801" calcext:value-type="float">
            <text:p>613,1066257801</text:p>
          </table:table-cell>
          <table:table-cell table:formula="of:=POWER([.$D$6];FLOOR(LOG([.I1];[.$D$6])))" office:value-type="float" office:value="24.76099" calcext:value-type="float">
            <text:p>24,76099</text:p>
          </table:table-cell>
          <table:table-cell table:formula="of:=POWER([.$D$6];FLOOR(LOG([.J1];[.$D$6])))" office:value-type="float" office:value="613.1066257801" calcext:value-type="float">
            <text:p>613,1066257801</text:p>
          </table:table-cell>
          <table:table-cell table:formula="of:=POWER([.$D$6];FLOOR(LOG([.K1];[.$D$6])))" office:value-type="float" office:value="24.76099" calcext:value-type="float">
            <text:p>24,76099</text:p>
          </table:table-cell>
          <table:table-cell table:number-columns-repeated="1013"/>
        </table:table-row>
        <table:table-row table:style-name="ro1">
          <table:table-cell/>
          <table:table-cell table:formula="of:=POWER([.$D$6];FLOOR(LOG([.B2];[.$D$6]))+1)" office:value-type="float" office:value="1164.90258898219" calcext:value-type="float">
            <text:p>1164,9025889822</text:p>
          </table:table-cell>
          <table:table-cell table:formula="of:=POWER([.$D$6];FLOOR(LOG([.C2];[.$D$6]))+1)" office:value-type="float" office:value="47.045881" calcext:value-type="float">
            <text:p>47,045881</text:p>
          </table:table-cell>
          <table:table-cell table:formula="of:=POWER([.$D$6];FLOOR(LOG([.D2];[.$D$6]))+1)" office:value-type="float" office:value="1164.90258898219" calcext:value-type="float">
            <text:p>1164,9025889822</text:p>
          </table:table-cell>
          <table:table-cell table:formula="of:=POWER([.$D$6];FLOOR(LOG([.E2];[.$D$6]))+1)" office:value-type="float" office:value="47.045881" calcext:value-type="float">
            <text:p>47,045881</text:p>
          </table:table-cell>
          <table:table-cell table:formula="of:=POWER([.$D$6];FLOOR(LOG([.F2];[.$D$6]))+1)" office:value-type="float" office:value="1164.90258898219" calcext:value-type="float">
            <text:p>1164,9025889822</text:p>
          </table:table-cell>
          <table:table-cell table:formula="of:=POWER([.$D$6];FLOOR(LOG([.G2];[.$D$6]))+1)" office:value-type="float" office:value="47.045881" calcext:value-type="float">
            <text:p>47,045881</text:p>
          </table:table-cell>
          <table:table-cell table:formula="of:=POWER([.$D$6];FLOOR(LOG([.H2];[.$D$6]))+1)" office:value-type="float" office:value="1164.90258898219" calcext:value-type="float">
            <text:p>1164,9025889822</text:p>
          </table:table-cell>
          <table:table-cell table:formula="of:=POWER([.$D$6];FLOOR(LOG([.I2];[.$D$6]))+1)" office:value-type="float" office:value="47.045881" calcext:value-type="float">
            <text:p>47,045881</text:p>
          </table:table-cell>
          <table:table-cell table:formula="of:=POWER([.$D$6];FLOOR(LOG([.J2];[.$D$6]))+1)" office:value-type="float" office:value="1164.90258898219" calcext:value-type="float">
            <text:p>1164,9025889822</text:p>
          </table:table-cell>
          <table:table-cell table:formula="of:=POWER([.$D$6];FLOOR(LOG([.K2];[.$D$6]))+1)" office:value-type="float" office:value="47.045881" calcext:value-type="float">
            <text:p>47,045881</text:p>
          </table:table-cell>
          <table:table-cell table:number-columns-repeated="1013"/>
        </table:table-row>
        <calcext:conditional-formats>
          <calcext:conditional-format calcext:target-range-address="Sheet2_2.P21:Sheet2_2.P21">
            <calcext:condition calcext:apply-style-name="Untitled1" calcext:value="&lt;=[$Sheet1.$D$5]" calcext:base-cell-address="Sheet2_2.P21"/>
            <calcext:condition calcext:apply-style-name="Untitled2" calcext:value="&gt;[$Sheet1.$D$5]" calcext:base-cell-address="Sheet2_2.P21"/>
          </calcext:conditional-format>
          <calcext:conditional-format calcext:target-range-address="Sheet2_2.O21:Sheet2_2.O21">
            <calcext:condition calcext:apply-style-name="Untitled2" calcext:value="&gt;[$Sheet2_2.$D$6]" calcext:base-cell-address="Sheet2_2.O21"/>
            <calcext:condition calcext:apply-style-name="Untitled1" calcext:value="&lt;=[$Sheet2_2.$D$6]" calcext:base-cell-address="Sheet2_2.O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/>
    </style:style>
    <style:style style:name="Untitled2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23:21:58.457091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4:16:42.878948309</meta:creation-date>
    <dc:date>2017-07-13T10:52:15.822991120</dc:date>
    <meta:editing-duration>P3DT5H37M42S</meta:editing-duration>
    <meta:editing-cycles>120</meta:editing-cycles>
    <meta:generator>LibreOffice/5.1.6.2$Linux_X86_64 LibreOffice_project/10m0$Build-2</meta:generator>
    <meta:document-statistic meta:table-count="3" meta:cell-count="1085" meta:object-count="0"/>
  </office:meta>
</office:document-meta>
</file>